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48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26.7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19mm"/>
    </style:style>
    <style:style style:name="co6" style:family="table-column">
      <style:table-column-properties fo:break-before="auto" style:column-width="1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13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6" office:value-type="string" calcext:value-type="string">
            <text:p>sta1</text:p>
          </table:table-cell>
          <table:table-cell table:style-name="ce1"/>
          <table:table-cell table:style-name="Default"/>
        </table:table-row>
        <table:table-row table:style-name="ro1">
          <table:table-cell table:style-name="ce1" office:value-type="string" calcext:value-type="string">
            <text:p>Client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8" office:value-type="string" calcext:value-type="string">
            <text:p>Initialization time</text:p>
          </table:table-cell>
          <table:table-cell table:style-name="ce8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9.263977" calcext:value-type="float">
            <text:p>879,263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9.526001" calcext:value-type="float">
            <text:p>829,526001</text:p>
          </table:table-cell>
          <table:table-cell office:value-type="float" office:value="1" calcext:value-type="float">
            <text:p>1</text:p>
          </table:table-cell>
          <table:table-cell office:value-type="float" office:value="45.027" calcext:value-type="float">
            <text:p>45,0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7.638062" calcext:value-type="float">
            <text:p>1107,638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9.187988" calcext:value-type="float">
            <text:p>1059,1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6.958984" calcext:value-type="float">
            <text:p>726,958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1.947021" calcext:value-type="float">
            <text:p>721,94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8.98291" calcext:value-type="float">
            <text:p>2008,982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5.172974" calcext:value-type="float">
            <text:p>995,172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9.522034" calcext:value-type="float">
            <text:p>889,522034</text:p>
          </table:table-cell>
          <table:table-cell office:value-type="float" office:value="1" calcext:value-type="float">
            <text:p>1</text:p>
          </table:table-cell>
          <table:table-cell office:value-type="float" office:value="44.289997" calcext:value-type="float">
            <text:p>44,2899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32.78302" calcext:value-type="float">
            <text:p>932,783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6.183044" calcext:value-type="float">
            <text:p>1016,183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7.877014" calcext:value-type="float">
            <text:p>787,877014</text:p>
          </table:table-cell>
          <table:table-cell office:value-type="float" office:value="1" calcext:value-type="float">
            <text:p>1</text:p>
          </table:table-cell>
          <table:table-cell office:value-type="float" office:value="25.116001" calcext:value-type="float">
            <text:p>25,1160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1.97699" calcext:value-type="float">
            <text:p>741,97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4.130981" calcext:value-type="float">
            <text:p>724,130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8.072998" calcext:value-type="float">
            <text:p>928,072998</text:p>
          </table:table-cell>
          <table:table-cell office:value-type="float" office:value="1" calcext:value-type="float">
            <text:p>1</text:p>
          </table:table-cell>
          <table:table-cell office:value-type="float" office:value="38.535999" calcext:value-type="float">
            <text:p>38,5359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1.831055" calcext:value-type="float">
            <text:p>1031,831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6.141052" calcext:value-type="float">
            <text:p>736,141052</text:p>
          </table:table-cell>
          <table:table-cell office:value-type="float" office:value="1" calcext:value-type="float">
            <text:p>1</text:p>
          </table:table-cell>
          <table:table-cell office:value-type="float" office:value="37.077" calcext:value-type="float">
            <text:p>37,07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5.045044" calcext:value-type="float">
            <text:p>1015,04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71.015015" calcext:value-type="float">
            <text:p>771,0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9.907959" calcext:value-type="float">
            <text:p>989,907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8.385986" calcext:value-type="float">
            <text:p>638,385986</text:p>
          </table:table-cell>
          <table:table-cell office:value-type="float" office:value="1" calcext:value-type="float">
            <text:p>1</text:p>
          </table:table-cell>
          <table:table-cell office:value-type="float" office:value="47.671001" calcext:value-type="float">
            <text:p>47,6710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01.602051" calcext:value-type="float">
            <text:p>1401,602051</text:p>
          </table:table-cell>
          <table:table-cell office:value-type="float" office:value="1" calcext:value-type="float">
            <text:p>1</text:p>
          </table:table-cell>
          <table:table-cell office:value-type="float" office:value="40.120998" calcext:value-type="float">
            <text:p>40,1209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3.983948" calcext:value-type="float">
            <text:p>693,983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4.606995" calcext:value-type="float">
            <text:p>944,606995</text:p>
          </table:table-cell>
          <table:table-cell office:value-type="float" office:value="1" calcext:value-type="float">
            <text:p>1</text:p>
          </table:table-cell>
          <table:table-cell office:value-type="float" office:value="23.803999" calcext:value-type="float">
            <text:p>23,8039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73.098999" calcext:value-type="float">
            <text:p>1773,0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43.768005" calcext:value-type="float">
            <text:p>743,768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1.728027" calcext:value-type="float">
            <text:p>1141,7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13.179016" calcext:value-type="float">
            <text:p>713,179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0.845032" calcext:value-type="float">
            <text:p>990,845032</text:p>
          </table:table-cell>
          <table:table-cell office:value-type="float" office:value="1" calcext:value-type="float">
            <text:p>1</text:p>
          </table:table-cell>
          <table:table-cell office:value-type="float" office:value="48.638" calcext:value-type="float">
            <text:p>48,6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19.078003" calcext:value-type="float">
            <text:p>719,078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8" table:formula="of:=AVERAGE([C1.B5:.B34])" office:value-type="float" office:value="955.114672833333" calcext:value-type="float">
            <text:p>955,1146728333</text:p>
          </table:table-cell>
          <table:table-cell table:style-name="ce8" table:formula="of:=AVERAGE([C1.C5:.C34])" office:value-type="float" office:value="0.3" calcext:value-type="float">
            <text:p>0,3</text:p>
          </table:table-cell>
          <table:table-cell table:style-name="ce12" table:formula="of:=AVERAGE([C1.D5:.D34])" office:value-type="float" office:value="11.6759998333333" calcext:value-type="float">
            <text:p>11,6759998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8" table:formula="of:=MEDIAN([C1.B5:.B34])" office:value-type="float" office:value="908.797516" calcext:value-type="float">
            <text:p>908,797516</text:p>
          </table:table-cell>
          <table:table-cell table:style-name="ce8" table:formula="of:=MEDIAN([C1.C5:.C34])" office:value-type="float" office:value="0" calcext:value-type="float">
            <text:p>0</text:p>
          </table:table-cell>
          <table:table-cell table:style-name="ce12" table:formula="of:=MEDIAN([C1.D5:.D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1.B5:.B34])" office:value-type="float" office:value="307.094698345466" calcext:value-type="float">
            <text:p>307,0946983455</text:p>
          </table:table-cell>
          <table:table-cell table:style-name="ce10" table:formula="of:=STDEV([C1.C5:.C34])" office:value-type="float" office:value="0.466091599699399" calcext:value-type="float">
            <text:p>0,4660915997</text:p>
          </table:table-cell>
          <table:table-cell table:style-name="ce14" table:formula="of:=STDEV([C1.D5:.D34])" office:value-type="float" office:value="18.7581800854528" calcext:value-type="float">
            <text:p>18,7581800855</text:p>
          </table:table-cell>
        </table:table-row>
      </table:table>
      <table:table table:name="C2" table:style-name="ta1">
        <table:table-column table:style-name="co5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6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663.781006" calcext:value-type="float">
            <text:p>663,781006</text:p>
          </table:table-cell>
          <table:table-cell office:value-type="float" office:value="1" calcext:value-type="float">
            <text:p>1</text:p>
          </table:table-cell>
          <table:table-cell office:value-type="float" office:value="24.306999" calcext:value-type="float">
            <text:p>24,306999</text:p>
          </table:table-cell>
          <table:table-cell/>
          <table:table-cell office:value-type="float" office:value="643.891968" calcext:value-type="float">
            <text:p>643,891968</text:p>
          </table:table-cell>
          <table:table-cell office:value-type="float" office:value="1" calcext:value-type="float">
            <text:p>1</text:p>
          </table:table-cell>
          <table:table-cell office:value-type="float" office:value="28.212" calcext:value-type="float">
            <text:p>28,212</text:p>
          </table:table-cell>
        </table:table-row>
        <table:table-row table:style-name="ro1">
          <table:table-cell/>
          <table:table-cell office:value-type="float" office:value="912.837036" calcext:value-type="float">
            <text:p>912,837036</text:p>
          </table:table-cell>
          <table:table-cell office:value-type="float" office:value="1" calcext:value-type="float">
            <text:p>1</text:p>
          </table:table-cell>
          <table:table-cell office:value-type="float" office:value="25.716" calcext:value-type="float">
            <text:p>25,716</text:p>
          </table:table-cell>
          <table:table-cell/>
          <table:table-cell office:value-type="float" office:value="1374.865112" calcext:value-type="float">
            <text:p>1374,865112</text:p>
          </table:table-cell>
          <table:table-cell office:value-type="float" office:value="1" calcext:value-type="float">
            <text:p>1</text:p>
          </table:table-cell>
          <table:table-cell office:value-type="float" office:value="38.443001" calcext:value-type="float">
            <text:p>38,443001</text:p>
          </table:table-cell>
        </table:table-row>
        <table:table-row table:style-name="ro1">
          <table:table-cell/>
          <table:table-cell office:value-type="float" office:value="1605.574951" calcext:value-type="float">
            <text:p>1605,574951</text:p>
          </table:table-cell>
          <table:table-cell office:value-type="float" office:value="1" calcext:value-type="float">
            <text:p>1</text:p>
          </table:table-cell>
          <table:table-cell office:value-type="float" office:value="43.065998" calcext:value-type="float">
            <text:p>43,065998</text:p>
          </table:table-cell>
          <table:table-cell/>
          <table:table-cell office:value-type="float" office:value="1116.910034" calcext:value-type="float">
            <text:p>1116,910034</text:p>
          </table:table-cell>
          <table:table-cell office:value-type="float" office:value="1" calcext:value-type="float">
            <text:p>1</text:p>
          </table:table-cell>
          <table:table-cell office:value-type="float" office:value="33.468002" calcext:value-type="float">
            <text:p>33,468002</text:p>
          </table:table-cell>
        </table:table-row>
        <table:table-row table:style-name="ro1">
          <table:table-cell/>
          <table:table-cell office:value-type="float" office:value="811.737" calcext:value-type="float">
            <text:p>811,7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2.810974" calcext:value-type="float">
            <text:p>922,810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4.755005" calcext:value-type="float">
            <text:p>774,755005</text:p>
          </table:table-cell>
          <table:table-cell office:value-type="float" office:value="1" calcext:value-type="float">
            <text:p>1</text:p>
          </table:table-cell>
          <table:table-cell office:value-type="float" office:value="23.18" calcext:value-type="float">
            <text:p>23,18</text:p>
          </table:table-cell>
          <table:table-cell/>
          <table:table-cell office:value-type="float" office:value="1177.664062" calcext:value-type="float">
            <text:p>1177,664062</text:p>
          </table:table-cell>
          <table:table-cell office:value-type="float" office:value="1" calcext:value-type="float">
            <text:p>1</text:p>
          </table:table-cell>
          <table:table-cell office:value-type="float" office:value="25.903999" calcext:value-type="float">
            <text:p>25,903999</text:p>
          </table:table-cell>
        </table:table-row>
        <table:table-row table:style-name="ro1">
          <table:table-cell/>
          <table:table-cell office:value-type="float" office:value="770.562988" calcext:value-type="float">
            <text:p>770,56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1.275024" calcext:value-type="float">
            <text:p>811,275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4.525024" calcext:value-type="float">
            <text:p>1264,525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42.393982" calcext:value-type="float">
            <text:p>642,393982</text:p>
          </table:table-cell>
          <table:table-cell office:value-type="float" office:value="1" calcext:value-type="float">
            <text:p>1</text:p>
          </table:table-cell>
          <table:table-cell office:value-type="float" office:value="20.192999" calcext:value-type="float">
            <text:p>20,192999</text:p>
          </table:table-cell>
        </table:table-row>
        <table:table-row table:style-name="ro1">
          <table:table-cell/>
          <table:table-cell office:value-type="float" office:value="827.130981" calcext:value-type="float">
            <text:p>827,130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28.320984" calcext:value-type="float">
            <text:p>628,32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8.544983" calcext:value-type="float">
            <text:p>818,544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5.419983" calcext:value-type="float">
            <text:p>785,41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3.448975" calcext:value-type="float">
            <text:p>963,448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984985" calcext:value-type="float">
            <text:p>739,984985</text:p>
          </table:table-cell>
          <table:table-cell office:value-type="float" office:value="1" calcext:value-type="float">
            <text:p>1</text:p>
          </table:table-cell>
          <table:table-cell office:value-type="float" office:value="23.896999" calcext:value-type="float">
            <text:p>23,896999</text:p>
          </table:table-cell>
        </table:table-row>
        <table:table-row table:style-name="ro1">
          <table:table-cell/>
          <table:table-cell office:value-type="float" office:value="1249.213013" calcext:value-type="float">
            <text:p>1249,213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2.015991" calcext:value-type="float">
            <text:p>752,0159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9.062012" calcext:value-type="float">
            <text:p>799,0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2.097961" calcext:value-type="float">
            <text:p>1012,097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9.710022" calcext:value-type="float">
            <text:p>709,710022</text:p>
          </table:table-cell>
          <table:table-cell office:value-type="float" office:value="1" calcext:value-type="float">
            <text:p>1</text:p>
          </table:table-cell>
          <table:table-cell office:value-type="float" office:value="25.438999" calcext:value-type="float">
            <text:p>25,438999</text:p>
          </table:table-cell>
          <table:table-cell/>
          <table:table-cell office:value-type="float" office:value="1106.95105" calcext:value-type="float">
            <text:p>1106,95105</text:p>
          </table:table-cell>
          <table:table-cell office:value-type="float" office:value="1" calcext:value-type="float">
            <text:p>1</text:p>
          </table:table-cell>
          <table:table-cell office:value-type="float" office:value="31.773001" calcext:value-type="float">
            <text:p>31,773001</text:p>
          </table:table-cell>
        </table:table-row>
        <table:table-row table:style-name="ro1">
          <table:table-cell/>
          <table:table-cell office:value-type="float" office:value="1552.050049" calcext:value-type="float">
            <text:p>1552,050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252014" calcext:value-type="float">
            <text:p>855,252014</text:p>
          </table:table-cell>
          <table:table-cell office:value-type="float" office:value="1" calcext:value-type="float">
            <text:p>1</text:p>
          </table:table-cell>
          <table:table-cell office:value-type="float" office:value="18.681002" calcext:value-type="float">
            <text:p>18,681002</text:p>
          </table:table-cell>
        </table:table-row>
        <table:table-row table:style-name="ro1">
          <table:table-cell/>
          <table:table-cell office:value-type="float" office:value="755.101013" calcext:value-type="float">
            <text:p>755,101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04.820007" calcext:value-type="float">
            <text:p>704,820007</text:p>
          </table:table-cell>
          <table:table-cell office:value-type="float" office:value="1" calcext:value-type="float">
            <text:p>1</text:p>
          </table:table-cell>
          <table:table-cell office:value-type="float" office:value="20.643" calcext:value-type="float">
            <text:p>20,643</text:p>
          </table:table-cell>
        </table:table-row>
        <table:table-row table:style-name="ro1">
          <table:table-cell/>
          <table:table-cell office:value-type="float" office:value="1073.842041" calcext:value-type="float">
            <text:p>1073,842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8.924988" calcext:value-type="float">
            <text:p>828,924988</text:p>
          </table:table-cell>
          <table:table-cell office:value-type="float" office:value="1" calcext:value-type="float">
            <text:p>1</text:p>
          </table:table-cell>
          <table:table-cell office:value-type="float" office:value="35.813999" calcext:value-type="float">
            <text:p>35,813999</text:p>
          </table:table-cell>
        </table:table-row>
        <table:table-row table:style-name="ro1">
          <table:table-cell/>
          <table:table-cell office:value-type="float" office:value="1130.216919" calcext:value-type="float">
            <text:p>1130,2169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26.880005" calcext:value-type="float">
            <text:p>1626,880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2.963013" calcext:value-type="float">
            <text:p>992,963013</text:p>
          </table:table-cell>
          <table:table-cell office:value-type="float" office:value="1" calcext:value-type="float">
            <text:p>1</text:p>
          </table:table-cell>
          <table:table-cell office:value-type="float" office:value="46.783001" calcext:value-type="float">
            <text:p>46,783001</text:p>
          </table:table-cell>
          <table:table-cell/>
          <table:table-cell office:value-type="float" office:value="1148.960938" calcext:value-type="float">
            <text:p>1148,960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9.671997" calcext:value-type="float">
            <text:p>1269,671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2.436035" calcext:value-type="float">
            <text:p>1012,436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8.405029" calcext:value-type="float">
            <text:p>848,405029</text:p>
          </table:table-cell>
          <table:table-cell office:value-type="float" office:value="1" calcext:value-type="float">
            <text:p>1</text:p>
          </table:table-cell>
          <table:table-cell office:value-type="float" office:value="32.984001" calcext:value-type="float">
            <text:p>32,984001</text:p>
          </table:table-cell>
          <table:table-cell/>
          <table:table-cell office:value-type="float" office:value="1076.146973" calcext:value-type="float">
            <text:p>1076,146973</text:p>
          </table:table-cell>
          <table:table-cell office:value-type="float" office:value="1" calcext:value-type="float">
            <text:p>1</text:p>
          </table:table-cell>
          <table:table-cell office:value-type="float" office:value="23.966" calcext:value-type="float">
            <text:p>23,966</text:p>
          </table:table-cell>
        </table:table-row>
        <table:table-row table:style-name="ro1">
          <table:table-cell/>
          <table:table-cell office:value-type="float" office:value="757.833008" calcext:value-type="float">
            <text:p>757,833008</text:p>
          </table:table-cell>
          <table:table-cell office:value-type="float" office:value="1" calcext:value-type="float">
            <text:p>1</text:p>
          </table:table-cell>
          <table:table-cell office:value-type="float" office:value="33.158001" calcext:value-type="float">
            <text:p>33,158001</text:p>
          </table:table-cell>
          <table:table-cell/>
          <table:table-cell office:value-type="float" office:value="1121.562012" calcext:value-type="float">
            <text:p>1121,56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0.589966" calcext:value-type="float">
            <text:p>1220,589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2.296997" calcext:value-type="float">
            <text:p>1072,296997</text:p>
          </table:table-cell>
          <table:table-cell office:value-type="float" office:value="1" calcext:value-type="float">
            <text:p>1</text:p>
          </table:table-cell>
          <table:table-cell office:value-type="float" office:value="45.568001" calcext:value-type="float">
            <text:p>45,568001</text:p>
          </table:table-cell>
        </table:table-row>
        <table:table-row table:style-name="ro1">
          <table:table-cell/>
          <table:table-cell office:value-type="float" office:value="1527.987061" calcext:value-type="float">
            <text:p>1527,9870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4.91803" calcext:value-type="float">
            <text:p>914,91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5.217957" calcext:value-type="float">
            <text:p>685,217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1.75" calcext:value-type="float">
            <text:p>741,75</text:p>
          </table:table-cell>
          <table:table-cell office:value-type="float" office:value="1" calcext:value-type="float">
            <text:p>1</text:p>
          </table:table-cell>
          <table:table-cell office:value-type="float" office:value="34.832001" calcext:value-type="float">
            <text:p>34,832001</text:p>
          </table:table-cell>
        </table:table-row>
        <table:table-row table:style-name="ro1">
          <table:table-cell/>
          <table:table-cell office:value-type="float" office:value="678.437012" calcext:value-type="float">
            <text:p>678,43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539978" calcext:value-type="float">
            <text:p>739,539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1.307007" calcext:value-type="float">
            <text:p>1301,307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8.097961" calcext:value-type="float">
            <text:p>848,097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8.975037" calcext:value-type="float">
            <text:p>648,975037</text:p>
          </table:table-cell>
          <table:table-cell office:value-type="float" office:value="1" calcext:value-type="float">
            <text:p>1</text:p>
          </table:table-cell>
          <table:table-cell office:value-type="float" office:value="26.559999" calcext:value-type="float">
            <text:p>26,559999</text:p>
          </table:table-cell>
          <table:table-cell/>
          <table:table-cell office:value-type="float" office:value="1299.24292" calcext:value-type="float">
            <text:p>1299,242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2.753052" calcext:value-type="float">
            <text:p>1232,753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12.047974" calcext:value-type="float">
            <text:p>712,047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6.590088" calcext:value-type="float">
            <text:p>1106,5900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589966" calcext:value-type="float">
            <text:p>855,589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6.040039" calcext:value-type="float">
            <text:p>1086,040039</text:p>
          </table:table-cell>
          <table:table-cell office:value-type="float" office:value="1" calcext:value-type="float">
            <text:p>1</text:p>
          </table:table-cell>
          <table:table-cell office:value-type="float" office:value="39.184002" calcext:value-type="float">
            <text:p>39,184002</text:p>
          </table:table-cell>
          <table:table-cell/>
          <table:table-cell office:value-type="float" office:value="955.254944" calcext:value-type="float">
            <text:p>955,2549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01.2954428" calcext:value-type="float">
            <text:p>1001,2954428</text:p>
          </table:table-cell>
          <table:table-cell table:style-name="ce1" table:formula="of:=AVERAGE([C2.C5:.C34])" office:value-type="float" office:value="0.333333333333333" calcext:value-type="float">
            <text:p>0,3333333333</text:p>
          </table:table-cell>
          <table:table-cell table:style-name="ce12" table:formula="of:=AVERAGE([C2.D5:.D34])" office:value-type="float" office:value="10.6792333333333" calcext:value-type="float">
            <text:p>10,679233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940.9441284" calcext:value-type="float">
            <text:p>940,9441284</text:p>
          </table:table-cell>
          <table:table-cell table:style-name="ce1" table:formula="of:=AVERAGE([C2.G5:.G34])" office:value-type="float" office:value="0.433333333333333" calcext:value-type="float">
            <text:p>0,4333333333</text:p>
          </table:table-cell>
          <table:table-cell table:style-name="ce12" table:formula="of:=AVERAGE([C2.H5:.H34])" office:value-type="float" office:value="12.7131334666667" calcext:value-type="float">
            <text:p>12,7131334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938.1430055" calcext:value-type="float">
            <text:p>938,143005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2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885.253998" calcext:value-type="float">
            <text:p>885,253998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2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2.B5:.B34])" office:value-type="float" office:value="281.95176938407" calcext:value-type="float">
            <text:p>281,9517693841</text:p>
          </table:table-cell>
          <table:table-cell table:style-name="ce10" table:formula="of:=STDEV([C2.C5:.C34])" office:value-type="float" office:value="0.479463301485384" calcext:value-type="float">
            <text:p>0,4794633015</text:p>
          </table:table-cell>
          <table:table-cell table:style-name="ce14" table:formula="of:=STDEV([C2.D5:.D34])" office:value-type="float" office:value="16.0674907028261" calcext:value-type="float">
            <text:p>16,0674907028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2.F5:.F34])" office:value-type="float" office:value="237.87254173696" calcext:value-type="float">
            <text:p>237,872541737</text:p>
          </table:table-cell>
          <table:table-cell table:style-name="ce10" table:formula="of:=STDEV([C2.G5:.G34])" office:value-type="float" office:value="0.504006932993731" calcext:value-type="float">
            <text:p>0,504006933</text:p>
          </table:table-cell>
          <table:table-cell table:style-name="ce14" table:formula="of:=STDEV([C2.H5:.H34])" office:value-type="float" office:value="15.6760041222395" calcext:value-type="float">
            <text:p>15,6760041222</text:p>
          </table:table-cell>
        </table:table-row>
      </table:table>
      <table:table table:name="C3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868.857056" calcext:value-type="float">
            <text:p>1868,8570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0.109009" calcext:value-type="float">
            <text:p>1250,109009</text:p>
          </table:table-cell>
          <table:table-cell office:value-type="float" office:value="1" calcext:value-type="float">
            <text:p>1</text:p>
          </table:table-cell>
          <table:table-cell office:value-type="float" office:value="38.047001" calcext:value-type="float">
            <text:p>38,047001</text:p>
          </table:table-cell>
          <table:table-cell/>
          <table:table-cell office:value-type="float" office:value="883.367004" calcext:value-type="float">
            <text:p>883,367004</text:p>
          </table:table-cell>
          <table:table-cell office:value-type="float" office:value="1" calcext:value-type="float">
            <text:p>1</text:p>
          </table:table-cell>
          <table:table-cell office:value-type="float" office:value="23.253" calcext:value-type="float">
            <text:p>23,253</text:p>
          </table:table-cell>
        </table:table-row>
        <table:table-row table:style-name="ro1">
          <table:table-cell/>
          <table:table-cell office:value-type="float" office:value="896.574951" calcext:value-type="float">
            <text:p>896,57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99.415039" calcext:value-type="float">
            <text:p>699,415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5.98999" calcext:value-type="float">
            <text:p>955,98999</text:p>
          </table:table-cell>
          <table:table-cell office:value-type="float" office:value="1" calcext:value-type="float">
            <text:p>1</text:p>
          </table:table-cell>
          <table:table-cell office:value-type="float" office:value="33.272999" calcext:value-type="float">
            <text:p>33,272999</text:p>
          </table:table-cell>
        </table:table-row>
        <table:table-row table:style-name="ro1">
          <table:table-cell/>
          <table:table-cell office:value-type="float" office:value="957.777954" calcext:value-type="float">
            <text:p>957,777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3.60498" calcext:value-type="float">
            <text:p>763,604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0.75" calcext:value-type="float">
            <text:p>970,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7.424988" calcext:value-type="float">
            <text:p>697,424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2.932007" calcext:value-type="float">
            <text:p>832,932007</text:p>
          </table:table-cell>
          <table:table-cell office:value-type="float" office:value="1" calcext:value-type="float">
            <text:p>1</text:p>
          </table:table-cell>
          <table:table-cell office:value-type="float" office:value="17.066" calcext:value-type="float">
            <text:p>17,066</text:p>
          </table:table-cell>
          <table:table-cell/>
          <table:table-cell office:value-type="float" office:value="828.052979" calcext:value-type="float">
            <text:p>828,052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0.630005" calcext:value-type="float">
            <text:p>870,630005</text:p>
          </table:table-cell>
          <table:table-cell office:value-type="float" office:value="1" calcext:value-type="float">
            <text:p>1</text:p>
          </table:table-cell>
          <table:table-cell office:value-type="float" office:value="30.198" calcext:value-type="float">
            <text:p>30,198</text:p>
          </table:table-cell>
          <table:table-cell/>
          <table:table-cell office:value-type="float" office:value="856.746948" calcext:value-type="float">
            <text:p>856,746948</text:p>
          </table:table-cell>
          <table:table-cell office:value-type="float" office:value="1" calcext:value-type="float">
            <text:p>1</text:p>
          </table:table-cell>
          <table:table-cell office:value-type="float" office:value="31.897001" calcext:value-type="float">
            <text:p>31,897001</text:p>
          </table:table-cell>
          <table:table-cell/>
          <table:table-cell office:value-type="float" office:value="1494.727051" calcext:value-type="float">
            <text:p>1494,727051</text:p>
          </table:table-cell>
          <table:table-cell office:value-type="float" office:value="1" calcext:value-type="float">
            <text:p>1</text:p>
          </table:table-cell>
          <table:table-cell office:value-type="float" office:value="16.879999" calcext:value-type="float">
            <text:p>16,879999</text:p>
          </table:table-cell>
        </table:table-row>
        <table:table-row table:style-name="ro1">
          <table:table-cell/>
          <table:table-cell office:value-type="float" office:value="785.455994" calcext:value-type="float">
            <text:p>785,455994</text:p>
          </table:table-cell>
          <table:table-cell office:value-type="float" office:value="1" calcext:value-type="float">
            <text:p>1</text:p>
          </table:table-cell>
          <table:table-cell office:value-type="float" office:value="15.277" calcext:value-type="float">
            <text:p>15,277</text:p>
          </table:table-cell>
          <table:table-cell/>
          <table:table-cell office:value-type="float" office:value="806.997009" calcext:value-type="float">
            <text:p>806,997009</text:p>
          </table:table-cell>
          <table:table-cell office:value-type="float" office:value="1" calcext:value-type="float">
            <text:p>1</text:p>
          </table:table-cell>
          <table:table-cell office:value-type="float" office:value="7.306" calcext:value-type="float">
            <text:p>7,306</text:p>
          </table:table-cell>
          <table:table-cell/>
          <table:table-cell office:value-type="float" office:value="1309.552002" calcext:value-type="float">
            <text:p>1309,55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7.018005" calcext:value-type="float">
            <text:p>737,018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8.78302" calcext:value-type="float">
            <text:p>868,783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8.921997" calcext:value-type="float">
            <text:p>1218,921997</text:p>
          </table:table-cell>
          <table:table-cell office:value-type="float" office:value="1" calcext:value-type="float">
            <text:p>1</text:p>
          </table:table-cell>
          <table:table-cell office:value-type="float" office:value="28.712" calcext:value-type="float">
            <text:p>28,712</text:p>
          </table:table-cell>
        </table:table-row>
        <table:table-row table:style-name="ro1">
          <table:table-cell/>
          <table:table-cell office:value-type="float" office:value="863.302979" calcext:value-type="float">
            <text:p>863,302979</text:p>
          </table:table-cell>
          <table:table-cell office:value-type="float" office:value="1" calcext:value-type="float">
            <text:p>1</text:p>
          </table:table-cell>
          <table:table-cell office:value-type="float" office:value="23.678999" calcext:value-type="float">
            <text:p>23,678999</text:p>
          </table:table-cell>
          <table:table-cell/>
          <table:table-cell office:value-type="float" office:value="701.022034" calcext:value-type="float">
            <text:p>701,022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9.637085" calcext:value-type="float">
            <text:p>1479,6370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5.798035" calcext:value-type="float">
            <text:p>785,798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7.692017" calcext:value-type="float">
            <text:p>837,692017</text:p>
          </table:table-cell>
          <table:table-cell office:value-type="float" office:value="1" calcext:value-type="float">
            <text:p>1</text:p>
          </table:table-cell>
          <table:table-cell office:value-type="float" office:value="21.177999" calcext:value-type="float">
            <text:p>21,177999</text:p>
          </table:table-cell>
          <table:table-cell/>
          <table:table-cell office:value-type="float" office:value="904.515015" calcext:value-type="float">
            <text:p>904,515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3.343994" calcext:value-type="float">
            <text:p>883,3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5.216003" calcext:value-type="float">
            <text:p>805,216003</text:p>
          </table:table-cell>
          <table:table-cell office:value-type="float" office:value="1" calcext:value-type="float">
            <text:p>1</text:p>
          </table:table-cell>
          <table:table-cell office:value-type="float" office:value="31.748001" calcext:value-type="float">
            <text:p>31,748001</text:p>
          </table:table-cell>
          <table:table-cell/>
          <table:table-cell office:value-type="float" office:value="827.179016" calcext:value-type="float">
            <text:p>827,179016</text:p>
          </table:table-cell>
          <table:table-cell office:value-type="float" office:value="1" calcext:value-type="float">
            <text:p>1</text:p>
          </table:table-cell>
          <table:table-cell office:value-type="float" office:value="22.186001" calcext:value-type="float">
            <text:p>22,186001</text:p>
          </table:table-cell>
        </table:table-row>
        <table:table-row table:style-name="ro1">
          <table:table-cell/>
          <table:table-cell office:value-type="float" office:value="840.185974" calcext:value-type="float">
            <text:p>840,185974</text:p>
          </table:table-cell>
          <table:table-cell office:value-type="float" office:value="1" calcext:value-type="float">
            <text:p>1</text:p>
          </table:table-cell>
          <table:table-cell office:value-type="float" office:value="31.753998" calcext:value-type="float">
            <text:p>31,753998</text:p>
          </table:table-cell>
          <table:table-cell/>
          <table:table-cell office:value-type="float" office:value="854.096008" calcext:value-type="float">
            <text:p>854,096008</text:p>
          </table:table-cell>
          <table:table-cell office:value-type="float" office:value="1" calcext:value-type="float">
            <text:p>1</text:p>
          </table:table-cell>
          <table:table-cell office:value-type="float" office:value="21.555" calcext:value-type="float">
            <text:p>21,555</text:p>
          </table:table-cell>
          <table:table-cell/>
          <table:table-cell office:value-type="float" office:value="752.07605" calcext:value-type="float">
            <text:p>752,07605</text:p>
          </table:table-cell>
          <table:table-cell office:value-type="float" office:value="1" calcext:value-type="float">
            <text:p>1</text:p>
          </table:table-cell>
          <table:table-cell office:value-type="float" office:value="20.801001" calcext:value-type="float">
            <text:p>20,801001</text:p>
          </table:table-cell>
        </table:table-row>
        <table:table-row table:style-name="ro1">
          <table:table-cell/>
          <table:table-cell office:value-type="float" office:value="779.844971" calcext:value-type="float">
            <text:p>779,844971</text:p>
          </table:table-cell>
          <table:table-cell office:value-type="float" office:value="1" calcext:value-type="float">
            <text:p>1</text:p>
          </table:table-cell>
          <table:table-cell office:value-type="float" office:value="21.120001" calcext:value-type="float">
            <text:p>21,120001</text:p>
          </table:table-cell>
          <table:table-cell/>
          <table:table-cell office:value-type="float" office:value="794.903992" calcext:value-type="float">
            <text:p>794,903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4.801025" calcext:value-type="float">
            <text:p>824,80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8.79895" calcext:value-type="float">
            <text:p>1238,79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124023" calcext:value-type="float">
            <text:p>871,124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237" calcext:value-type="float">
            <text:p>762,237</text:p>
          </table:table-cell>
          <table:table-cell office:value-type="float" office:value="1" calcext:value-type="float">
            <text:p>1</text:p>
          </table:table-cell>
          <table:table-cell office:value-type="float" office:value="12.21" calcext:value-type="float">
            <text:p>12,21</text:p>
          </table:table-cell>
        </table:table-row>
        <table:table-row table:style-name="ro1">
          <table:table-cell/>
          <table:table-cell office:value-type="float" office:value="788.432007" calcext:value-type="float">
            <text:p>788,43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5.065002" calcext:value-type="float">
            <text:p>805,065002</text:p>
          </table:table-cell>
          <table:table-cell office:value-type="float" office:value="1" calcext:value-type="float">
            <text:p>1</text:p>
          </table:table-cell>
          <table:table-cell office:value-type="float" office:value="33.564003" calcext:value-type="float">
            <text:p>33,564003</text:p>
          </table:table-cell>
          <table:table-cell/>
          <table:table-cell office:value-type="float" office:value="759.953003" calcext:value-type="float">
            <text:p>759,953003</text:p>
          </table:table-cell>
          <table:table-cell office:value-type="float" office:value="1" calcext:value-type="float">
            <text:p>1</text:p>
          </table:table-cell>
          <table:table-cell office:value-type="float" office:value="23.800001" calcext:value-type="float">
            <text:p>23,800001</text:p>
          </table:table-cell>
        </table:table-row>
        <table:table-row table:style-name="ro1">
          <table:table-cell/>
          <table:table-cell office:value-type="float" office:value="760.17804" calcext:value-type="float">
            <text:p>760,178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81.794006" calcext:value-type="float">
            <text:p>681,79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3.859009" calcext:value-type="float">
            <text:p>783,859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1.328979" calcext:value-type="float">
            <text:p>691,328979</text:p>
          </table:table-cell>
          <table:table-cell office:value-type="float" office:value="1" calcext:value-type="float">
            <text:p>1</text:p>
          </table:table-cell>
          <table:table-cell office:value-type="float" office:value="27.627001" calcext:value-type="float">
            <text:p>27,627001</text:p>
          </table:table-cell>
          <table:table-cell/>
          <table:table-cell office:value-type="float" office:value="862.631042" calcext:value-type="float">
            <text:p>862,631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5.835022" calcext:value-type="float">
            <text:p>755,835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1.98291" calcext:value-type="float">
            <text:p>1591,982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8.128052" calcext:value-type="float">
            <text:p>1028,12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0.466919" calcext:value-type="float">
            <text:p>1470,466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5.902039" calcext:value-type="float">
            <text:p>735,902039</text:p>
          </table:table-cell>
          <table:table-cell office:value-type="float" office:value="1" calcext:value-type="float">
            <text:p>1</text:p>
          </table:table-cell>
          <table:table-cell office:value-type="float" office:value="34.116997" calcext:value-type="float">
            <text:p>34,116997</text:p>
          </table:table-cell>
          <table:table-cell/>
          <table:table-cell office:value-type="float" office:value="739.135986" calcext:value-type="float">
            <text:p>739,135986</text:p>
          </table:table-cell>
          <table:table-cell office:value-type="float" office:value="1" calcext:value-type="float">
            <text:p>1</text:p>
          </table:table-cell>
          <table:table-cell office:value-type="float" office:value="26.780001" calcext:value-type="float">
            <text:p>26,780001</text:p>
          </table:table-cell>
          <table:table-cell/>
          <table:table-cell office:value-type="float" office:value="995.638" calcext:value-type="float">
            <text:p>995,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8.055969" calcext:value-type="float">
            <text:p>998,055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8.156006" calcext:value-type="float">
            <text:p>808,156006</text:p>
          </table:table-cell>
          <table:table-cell office:value-type="float" office:value="1" calcext:value-type="float">
            <text:p>1</text:p>
          </table:table-cell>
          <table:table-cell office:value-type="float" office:value="32.841" calcext:value-type="float">
            <text:p>32,841</text:p>
          </table:table-cell>
          <table:table-cell/>
          <table:table-cell office:value-type="float" office:value="850.638" calcext:value-type="float">
            <text:p>850,638</text:p>
          </table:table-cell>
          <table:table-cell office:value-type="float" office:value="1" calcext:value-type="float">
            <text:p>1</text:p>
          </table:table-cell>
          <table:table-cell office:value-type="float" office:value="26.448" calcext:value-type="float">
            <text:p>26,448</text:p>
          </table:table-cell>
        </table:table-row>
        <table:table-row table:style-name="ro1">
          <table:table-cell/>
          <table:table-cell office:value-type="float" office:value="735.742981" calcext:value-type="float">
            <text:p>735,742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3.911987" calcext:value-type="float">
            <text:p>863,9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41.853027" calcext:value-type="float">
            <text:p>741,853027</text:p>
          </table:table-cell>
          <table:table-cell office:value-type="float" office:value="1" calcext:value-type="float">
            <text:p>1</text:p>
          </table:table-cell>
          <table:table-cell office:value-type="float" office:value="22.561001" calcext:value-type="float">
            <text:p>22,561001</text:p>
          </table:table-cell>
        </table:table-row>
        <table:table-row table:style-name="ro1">
          <table:table-cell/>
          <table:table-cell office:value-type="float" office:value="709.567017" calcext:value-type="float">
            <text:p>709,567017</text:p>
          </table:table-cell>
          <table:table-cell office:value-type="float" office:value="1" calcext:value-type="float">
            <text:p>1</text:p>
          </table:table-cell>
          <table:table-cell office:value-type="float" office:value="36.958" calcext:value-type="float">
            <text:p>36,958</text:p>
          </table:table-cell>
          <table:table-cell/>
          <table:table-cell office:value-type="float" office:value="672.506958" calcext:value-type="float">
            <text:p>672,506958</text:p>
          </table:table-cell>
          <table:table-cell office:value-type="float" office:value="1" calcext:value-type="float">
            <text:p>1</text:p>
          </table:table-cell>
          <table:table-cell office:value-type="float" office:value="22.750999" calcext:value-type="float">
            <text:p>22,750999</text:p>
          </table:table-cell>
          <table:table-cell/>
          <table:table-cell office:value-type="float" office:value="794.34198" calcext:value-type="float">
            <text:p>794,34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3.743958" calcext:value-type="float">
            <text:p>903,743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1.742004" calcext:value-type="float">
            <text:p>831,742004</text:p>
          </table:table-cell>
          <table:table-cell office:value-type="float" office:value="1" calcext:value-type="float">
            <text:p>1</text:p>
          </table:table-cell>
          <table:table-cell office:value-type="float" office:value="24.518" calcext:value-type="float">
            <text:p>24,518</text:p>
          </table:table-cell>
          <table:table-cell/>
          <table:table-cell office:value-type="float" office:value="1809.395996" calcext:value-type="float">
            <text:p>1809,3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6.014954" calcext:value-type="float">
            <text:p>786,014954</text:p>
          </table:table-cell>
          <table:table-cell office:value-type="float" office:value="1" calcext:value-type="float">
            <text:p>1</text:p>
          </table:table-cell>
          <table:table-cell office:value-type="float" office:value="35.475002" calcext:value-type="float">
            <text:p>35,475002</text:p>
          </table:table-cell>
          <table:table-cell/>
          <table:table-cell office:value-type="float" office:value="804.643005" calcext:value-type="float">
            <text:p>804,6430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28.65802" calcext:value-type="float">
            <text:p>728,658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1.75" calcext:value-type="float">
            <text:p>731,75</text:p>
          </table:table-cell>
          <table:table-cell office:value-type="float" office:value="1" calcext:value-type="float">
            <text:p>1</text:p>
          </table:table-cell>
          <table:table-cell office:value-type="float" office:value="27.073999" calcext:value-type="float">
            <text:p>27,073999</text:p>
          </table:table-cell>
          <table:table-cell/>
          <table:table-cell office:value-type="float" office:value="861.146973" calcext:value-type="float">
            <text:p>861,146973</text:p>
          </table:table-cell>
          <table:table-cell office:value-type="float" office:value="1" calcext:value-type="float">
            <text:p>1</text:p>
          </table:table-cell>
          <table:table-cell office:value-type="float" office:value="20.315001" calcext:value-type="float">
            <text:p>20,315001</text:p>
          </table:table-cell>
          <table:table-cell/>
          <table:table-cell office:value-type="float" office:value="814.593018" calcext:value-type="float">
            <text:p>814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2.363953" calcext:value-type="float">
            <text:p>812,363953</text:p>
          </table:table-cell>
          <table:table-cell office:value-type="float" office:value="1" calcext:value-type="float">
            <text:p>1</text:p>
          </table:table-cell>
          <table:table-cell office:value-type="float" office:value="33.700001" calcext:value-type="float">
            <text:p>33,700001</text:p>
          </table:table-cell>
          <table:table-cell/>
          <table:table-cell office:value-type="float" office:value="795.036011" calcext:value-type="float">
            <text:p>795,0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2.924011" calcext:value-type="float">
            <text:p>732,92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1.479004" calcext:value-type="float">
            <text:p>821,479004</text:p>
          </table:table-cell>
          <table:table-cell office:value-type="float" office:value="1" calcext:value-type="float">
            <text:p>1</text:p>
          </table:table-cell>
          <table:table-cell office:value-type="float" office:value="29.521" calcext:value-type="float">
            <text:p>29,521</text:p>
          </table:table-cell>
          <table:table-cell/>
          <table:table-cell office:value-type="float" office:value="929.840027" calcext:value-type="float">
            <text:p>929,84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8.553955" calcext:value-type="float">
            <text:p>1048,5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4.942993" calcext:value-type="float">
            <text:p>884,942993</text:p>
          </table:table-cell>
          <table:table-cell office:value-type="float" office:value="1" calcext:value-type="float">
            <text:p>1</text:p>
          </table:table-cell>
          <table:table-cell office:value-type="float" office:value="24.375999" calcext:value-type="float">
            <text:p>24,375999</text:p>
          </table:table-cell>
          <table:table-cell/>
          <table:table-cell office:value-type="float" office:value="911.033997" calcext:value-type="float">
            <text:p>911,033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9.23999" calcext:value-type="float">
            <text:p>1089,23999</text:p>
          </table:table-cell>
          <table:table-cell office:value-type="float" office:value="1" calcext:value-type="float">
            <text:p>1</text:p>
          </table:table-cell>
          <table:table-cell office:value-type="float" office:value="32.097" calcext:value-type="float">
            <text:p>32,097</text:p>
          </table:table-cell>
        </table:table-row>
        <table:table-row table:style-name="ro1">
          <table:table-cell/>
          <table:table-cell office:value-type="float" office:value="945.195984" calcext:value-type="float">
            <text:p>945,195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5999" calcext:value-type="float">
            <text:p>999,835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88.729004" calcext:value-type="float">
            <text:p>1188,729004</text:p>
          </table:table-cell>
          <table:table-cell office:value-type="float" office:value="1" calcext:value-type="float">
            <text:p>1</text:p>
          </table:table-cell>
          <table:table-cell office:value-type="float" office:value="24.134998" calcext:value-type="float">
            <text:p>24,134998</text:p>
          </table:table-cell>
        </table:table-row>
        <table:table-row table:style-name="ro1">
          <table:table-cell/>
          <table:table-cell office:value-type="float" office:value="1001.528992" calcext:value-type="float">
            <text:p>1001,528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85.929993" calcext:value-type="float">
            <text:p>785,929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5.44397" calcext:value-type="float">
            <text:p>895,44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2.372009" calcext:value-type="float">
            <text:p>912,372009</text:p>
          </table:table-cell>
          <table:table-cell office:value-type="float" office:value="1" calcext:value-type="float">
            <text:p>1</text:p>
          </table:table-cell>
          <table:table-cell office:value-type="float" office:value="18.837" calcext:value-type="float">
            <text:p>18,837</text:p>
          </table:table-cell>
          <table:table-cell/>
          <table:table-cell office:value-type="float" office:value="1818.274048" calcext:value-type="float">
            <text:p>1818,274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3.621094" calcext:value-type="float">
            <text:p>1073,621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900.519854833333" calcext:value-type="float">
            <text:p>900,5198548333</text:p>
          </table:table-cell>
          <table:table-cell table:style-name="ce1" table:formula="of:=AVERAGE([C3.C5:.C34])" office:value-type="float" office:value="0.466666666666667" calcext:value-type="float">
            <text:p>0,4666666667</text:p>
          </table:table-cell>
          <table:table-cell table:style-name="ce12" table:formula="of:=AVERAGE([C3.D5:.D34])" office:value-type="float" office:value="12.9904332333333" calcext:value-type="float">
            <text:p>12,9904332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871.381772833333" calcext:value-type="float">
            <text:p>871,3817728333</text:p>
          </table:table-cell>
          <table:table-cell table:style-name="ce1" table:formula="of:=AVERAGE([C3.G5:.G34])" office:value-type="float" office:value="0.433333333333333" calcext:value-type="float">
            <text:p>0,4333333333</text:p>
          </table:table-cell>
          <table:table-cell table:style-name="ce12" table:formula="of:=AVERAGE([C3.H5:.H34])" office:value-type="float" office:value="10.9855335333333" calcext:value-type="float">
            <text:p>10,985533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991.518341066667" calcext:value-type="float">
            <text:p>991,5183410667</text:p>
          </table:table-cell>
          <table:table-cell table:style-name="ce1" table:formula="of:=AVERAGE([C3.K5:.K34])" office:value-type="float" office:value="0.4" calcext:value-type="float">
            <text:p>0,4</text:p>
          </table:table-cell>
          <table:table-cell table:style-name="ce12" table:formula="of:=AVERAGE([C3.L5:.L34])" office:value-type="float" office:value="9.5452" calcext:value-type="float">
            <text:p>9,5452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830.832489" calcext:value-type="float">
            <text:p>830,832489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2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832.3370055" calcext:value-type="float">
            <text:p>832,337005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2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889.405487" calcext:value-type="float">
            <text:p>889,405487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2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3.B5:.B34])" office:value-type="float" office:value="255.5005292612" calcext:value-type="float">
            <text:p>255,5005292612</text:p>
          </table:table-cell>
          <table:table-cell table:style-name="ce10" table:formula="of:=STDEV([C3.C5:.C34])" office:value-type="float" office:value="0.507416263404925" calcext:value-type="float">
            <text:p>0,5074162634</text:p>
          </table:table-cell>
          <table:table-cell table:style-name="ce14" table:formula="of:=STDEV([C3.D5:.D34])" office:value-type="float" office:value="14.7842228535591" calcext:value-type="float">
            <text:p>14,7842228536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3.F5:.F34])" office:value-type="float" office:value="211.284028268522" calcext:value-type="float">
            <text:p>211,2840282685</text:p>
          </table:table-cell>
          <table:table-cell table:style-name="ce10" table:formula="of:=STDEV([C3.G5:.G34])" office:value-type="float" office:value="0.504006932993731" calcext:value-type="float">
            <text:p>0,504006933</text:p>
          </table:table-cell>
          <table:table-cell table:style-name="ce14" table:formula="of:=STDEV([C3.H5:.H34])" office:value-type="float" office:value="13.8513081054615" calcext:value-type="float">
            <text:p>13,851308105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3.J5:.J34])" office:value-type="float" office:value="279.36749672626" calcext:value-type="float">
            <text:p>279,3674967263</text:p>
          </table:table-cell>
          <table:table-cell table:style-name="ce10" table:formula="of:=STDEV([C3.K5:.K34])" office:value-type="float" office:value="0.49827287912244" calcext:value-type="float">
            <text:p>0,4982728791</text:p>
          </table:table-cell>
          <table:table-cell table:style-name="ce14" table:formula="of:=STDEV([C3.L5:.L34])" office:value-type="float" office:value="12.4366226824871" calcext:value-type="float">
            <text:p>12,4366226825</text:p>
          </table:table-cell>
        </table:table-row>
      </table:table>
      <table:table table:name="C4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895.049988" calcext:value-type="float">
            <text:p>895,049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1.271973" calcext:value-type="float">
            <text:p>901,271973</text:p>
          </table:table-cell>
          <table:table-cell office:value-type="float" office:value="1" calcext:value-type="float">
            <text:p>1</text:p>
          </table:table-cell>
          <table:table-cell office:value-type="float" office:value="22.631001" calcext:value-type="float">
            <text:p>22,631001</text:p>
          </table:table-cell>
          <table:table-cell/>
          <table:table-cell office:value-type="float" office:value="1205.578003" calcext:value-type="float">
            <text:p>1205,578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3.27002" calcext:value-type="float">
            <text:p>903,27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8.895996" calcext:value-type="float">
            <text:p>1068,89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4.727905" calcext:value-type="float">
            <text:p>1134,7279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9.777039" calcext:value-type="float">
            <text:p>819,777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9.468018" calcext:value-type="float">
            <text:p>1959,46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55.893066" calcext:value-type="float">
            <text:p>2155,893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742004" calcext:value-type="float">
            <text:p>871,742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2.460938" calcext:value-type="float">
            <text:p>1132,460938</text:p>
          </table:table-cell>
          <table:table-cell office:value-type="float" office:value="1" calcext:value-type="float">
            <text:p>1</text:p>
          </table:table-cell>
          <table:table-cell office:value-type="float" office:value="11.804" calcext:value-type="float">
            <text:p>11,804</text:p>
          </table:table-cell>
          <table:table-cell/>
          <table:table-cell office:value-type="float" office:value="968.065002" calcext:value-type="float">
            <text:p>968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5.843994" calcext:value-type="float">
            <text:p>885,8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2.60498" calcext:value-type="float">
            <text:p>862,604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8.039001" calcext:value-type="float">
            <text:p>1018,03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4.364014" calcext:value-type="float">
            <text:p>1504,36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9.960022" calcext:value-type="float">
            <text:p>859,960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3.877014" calcext:value-type="float">
            <text:p>1013,877014</text:p>
          </table:table-cell>
          <table:table-cell office:value-type="float" office:value="1" calcext:value-type="float">
            <text:p>1</text:p>
          </table:table-cell>
          <table:table-cell office:value-type="float" office:value="29.734001" calcext:value-type="float">
            <text:p>29,734001</text:p>
          </table:table-cell>
          <table:table-cell/>
          <table:table-cell office:value-type="float" office:value="792.708008" calcext:value-type="float">
            <text:p>792,708008</text:p>
          </table:table-cell>
          <table:table-cell office:value-type="float" office:value="1" calcext:value-type="float">
            <text:p>1</text:p>
          </table:table-cell>
          <table:table-cell office:value-type="float" office:value="12.082001" calcext:value-type="float">
            <text:p>12,082001</text:p>
          </table:table-cell>
          <table:table-cell/>
          <table:table-cell office:value-type="float" office:value="2091.075928" calcext:value-type="float">
            <text:p>2091,075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7.64801" calcext:value-type="float">
            <text:p>967,648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7.411987" calcext:value-type="float">
            <text:p>867,411987</text:p>
          </table:table-cell>
          <table:table-cell office:value-type="float" office:value="1" calcext:value-type="float">
            <text:p>1</text:p>
          </table:table-cell>
          <table:table-cell office:value-type="float" office:value="34.053001" calcext:value-type="float">
            <text:p>34,053001</text:p>
          </table:table-cell>
          <table:table-cell/>
          <table:table-cell office:value-type="float" office:value="919.834045" calcext:value-type="float">
            <text:p>919,834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2.816895" calcext:value-type="float">
            <text:p>2222,816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7.045044" calcext:value-type="float">
            <text:p>1377,045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0.489014" calcext:value-type="float">
            <text:p>920,489014</text:p>
          </table:table-cell>
          <table:table-cell office:value-type="float" office:value="1" calcext:value-type="float">
            <text:p>1</text:p>
          </table:table-cell>
          <table:table-cell office:value-type="float" office:value="22.481001" calcext:value-type="float">
            <text:p>22,481001</text:p>
          </table:table-cell>
          <table:table-cell/>
          <table:table-cell office:value-type="float" office:value="1255.60791" calcext:value-type="float">
            <text:p>1255,60791</text:p>
          </table:table-cell>
          <table:table-cell office:value-type="float" office:value="1" calcext:value-type="float">
            <text:p>1</text:p>
          </table:table-cell>
          <table:table-cell office:value-type="float" office:value="18.509001" calcext:value-type="float">
            <text:p>18,509001</text:p>
          </table:table-cell>
          <table:table-cell/>
          <table:table-cell office:value-type="float" office:value="1510.985962" calcext:value-type="float">
            <text:p>1510,985962</text:p>
          </table:table-cell>
          <table:table-cell office:value-type="float" office:value="1" calcext:value-type="float">
            <text:p>1</text:p>
          </table:table-cell>
          <table:table-cell office:value-type="float" office:value="28.137001" calcext:value-type="float">
            <text:p>28,137001</text:p>
          </table:table-cell>
        </table:table-row>
        <table:table-row table:style-name="ro1">
          <table:table-cell/>
          <table:table-cell office:value-type="float" office:value="809.093994" calcext:value-type="float">
            <text:p>809,09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8.23999" calcext:value-type="float">
            <text:p>928,2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6.254028" calcext:value-type="float">
            <text:p>1606,254028</text:p>
          </table:table-cell>
          <table:table-cell office:value-type="float" office:value="1" calcext:value-type="float">
            <text:p>1</text:p>
          </table:table-cell>
          <table:table-cell office:value-type="float" office:value="31.272001" calcext:value-type="float">
            <text:p>31,272001</text:p>
          </table:table-cell>
          <table:table-cell/>
          <table:table-cell office:value-type="float" office:value="870.914001" calcext:value-type="float">
            <text:p>870,914001</text:p>
          </table:table-cell>
          <table:table-cell office:value-type="float" office:value="1" calcext:value-type="float">
            <text:p>1</text:p>
          </table:table-cell>
          <table:table-cell office:value-type="float" office:value="139.552002" calcext:value-type="float">
            <text:p>139,552002</text:p>
          </table:table-cell>
        </table:table-row>
        <table:table-row table:style-name="ro1">
          <table:table-cell/>
          <table:table-cell office:value-type="float" office:value="916.881958" calcext:value-type="float">
            <text:p>916,881958</text:p>
          </table:table-cell>
          <table:table-cell office:value-type="float" office:value="1" calcext:value-type="float">
            <text:p>1</text:p>
          </table:table-cell>
          <table:table-cell office:value-type="float" office:value="29.826" calcext:value-type="float">
            <text:p>29,826</text:p>
          </table:table-cell>
          <table:table-cell/>
          <table:table-cell office:value-type="float" office:value="2057.832031" calcext:value-type="float">
            <text:p>2057,832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39.754028" calcext:value-type="float">
            <text:p>739,754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5.351929" calcext:value-type="float">
            <text:p>1085,351929</text:p>
          </table:table-cell>
          <table:table-cell office:value-type="float" office:value="2" calcext:value-type="float">
            <text:p>2</text:p>
          </table:table-cell>
          <table:table-cell office:value-type="float" office:value="62.670998" calcext:value-type="float">
            <text:p>62,670998</text:p>
          </table:table-cell>
        </table:table-row>
        <table:table-row table:style-name="ro1">
          <table:table-cell/>
          <table:table-cell office:value-type="float" office:value="1597.378052" calcext:value-type="float">
            <text:p>1597,37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4.976013" calcext:value-type="float">
            <text:p>904,976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4.383057" calcext:value-type="float">
            <text:p>1474,383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9.591003" calcext:value-type="float">
            <text:p>979,591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0.649963" calcext:value-type="float">
            <text:p>820,649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6.602051" calcext:value-type="float">
            <text:p>966,602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359009" calcext:value-type="float">
            <text:p>1570,3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1.144043" calcext:value-type="float">
            <text:p>1441,144043</text:p>
          </table:table-cell>
          <table:table-cell office:value-type="float" office:value="1" calcext:value-type="float">
            <text:p>1</text:p>
          </table:table-cell>
          <table:table-cell office:value-type="float" office:value="24.265001" calcext:value-type="float">
            <text:p>24,265001</text:p>
          </table:table-cell>
        </table:table-row>
        <table:table-row table:style-name="ro1">
          <table:table-cell/>
          <table:table-cell office:value-type="float" office:value="973.061035" calcext:value-type="float">
            <text:p>973,0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2.664001" calcext:value-type="float">
            <text:p>992,664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8.548096" calcext:value-type="float">
            <text:p>1218,54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3.507996" calcext:value-type="float">
            <text:p>763,507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8.289978" calcext:value-type="float">
            <text:p>818,289978</text:p>
          </table:table-cell>
          <table:table-cell office:value-type="float" office:value="1" calcext:value-type="float">
            <text:p>1</text:p>
          </table:table-cell>
          <table:table-cell office:value-type="float" office:value="27.353001" calcext:value-type="float">
            <text:p>27,353001</text:p>
          </table:table-cell>
          <table:table-cell/>
          <table:table-cell office:value-type="float" office:value="978.125977" calcext:value-type="float">
            <text:p>978,125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8013" calcext:value-type="float">
            <text:p>999,838013</text:p>
          </table:table-cell>
          <table:table-cell office:value-type="float" office:value="1" calcext:value-type="float">
            <text:p>1</text:p>
          </table:table-cell>
          <table:table-cell office:value-type="float" office:value="5.666" calcext:value-type="float">
            <text:p>5,666</text:p>
          </table:table-cell>
          <table:table-cell/>
          <table:table-cell office:value-type="float" office:value="1114.374023" calcext:value-type="float">
            <text:p>1114,37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.129028" calcext:value-type="float">
            <text:p>1570,1290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7.462036" calcext:value-type="float">
            <text:p>947,462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895996" calcext:value-type="float">
            <text:p>1096,895996</text:p>
          </table:table-cell>
          <table:table-cell office:value-type="float" office:value="1" calcext:value-type="float">
            <text:p>1</text:p>
          </table:table-cell>
          <table:table-cell office:value-type="float" office:value="36.209" calcext:value-type="float">
            <text:p>36,209</text:p>
          </table:table-cell>
          <table:table-cell/>
          <table:table-cell office:value-type="float" office:value="994.299988" calcext:value-type="float">
            <text:p>994,299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9.093018" calcext:value-type="float">
            <text:p>849,093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3.794006" calcext:value-type="float">
            <text:p>943,79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2.973999" calcext:value-type="float">
            <text:p>792,973999</text:p>
          </table:table-cell>
          <table:table-cell office:value-type="float" office:value="1" calcext:value-type="float">
            <text:p>1</text:p>
          </table:table-cell>
          <table:table-cell office:value-type="float" office:value="18.034" calcext:value-type="float">
            <text:p>18,034</text:p>
          </table:table-cell>
          <table:table-cell/>
          <table:table-cell office:value-type="float" office:value="1122.668945" calcext:value-type="float">
            <text:p>1122,668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10.654053" calcext:value-type="float">
            <text:p>1110,654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2.36499" calcext:value-type="float">
            <text:p>872,36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9.340027" calcext:value-type="float">
            <text:p>979,34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992004" calcext:value-type="float">
            <text:p>982,992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2.408997" calcext:value-type="float">
            <text:p>852,408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9.541016" calcext:value-type="float">
            <text:p>899,5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7.995972" calcext:value-type="float">
            <text:p>1707,9959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659912" calcext:value-type="float">
            <text:p>1115,659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0.755981" calcext:value-type="float">
            <text:p>920,755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9.177002" calcext:value-type="float">
            <text:p>959,177002</text:p>
          </table:table-cell>
          <table:table-cell office:value-type="float" office:value="1" calcext:value-type="float">
            <text:p>1</text:p>
          </table:table-cell>
          <table:table-cell office:value-type="float" office:value="10.639" calcext:value-type="float">
            <text:p>10,639</text:p>
          </table:table-cell>
          <table:table-cell/>
          <table:table-cell office:value-type="float" office:value="1375.572998" calcext:value-type="float">
            <text:p>1375,5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1.341064" calcext:value-type="float">
            <text:p>2081,341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6.945007" calcext:value-type="float">
            <text:p>826,945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2.442017" calcext:value-type="float">
            <text:p>982,4420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9.932983" calcext:value-type="float">
            <text:p>1559,932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5.922974" calcext:value-type="float">
            <text:p>1045,922974</text:p>
          </table:table-cell>
          <table:table-cell office:value-type="float" office:value="1" calcext:value-type="float">
            <text:p>1</text:p>
          </table:table-cell>
          <table:table-cell office:value-type="float" office:value="28.395" calcext:value-type="float">
            <text:p>28,395</text:p>
          </table:table-cell>
        </table:table-row>
        <table:table-row table:style-name="ro1">
          <table:table-cell/>
          <table:table-cell office:value-type="float" office:value="877.686951" calcext:value-type="float">
            <text:p>877,686951</text:p>
          </table:table-cell>
          <table:table-cell office:value-type="float" office:value="1" calcext:value-type="float">
            <text:p>1</text:p>
          </table:table-cell>
          <table:table-cell office:value-type="float" office:value="21.141001" calcext:value-type="float">
            <text:p>21,141001</text:p>
          </table:table-cell>
          <table:table-cell/>
          <table:table-cell office:value-type="float" office:value="846.966003" calcext:value-type="float">
            <text:p>846,966003</text:p>
          </table:table-cell>
          <table:table-cell office:value-type="float" office:value="1" calcext:value-type="float">
            <text:p>1</text:p>
          </table:table-cell>
          <table:table-cell office:value-type="float" office:value="25.891001" calcext:value-type="float">
            <text:p>25,891001</text:p>
          </table:table-cell>
          <table:table-cell/>
          <table:table-cell office:value-type="float" office:value="1266.800049" calcext:value-type="float">
            <text:p>1266,800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2.606079" calcext:value-type="float">
            <text:p>1752,606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2.099976" calcext:value-type="float">
            <text:p>872,099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7.618042" calcext:value-type="float">
            <text:p>877,618042</text:p>
          </table:table-cell>
          <table:table-cell office:value-type="float" office:value="1" calcext:value-type="float">
            <text:p>1</text:p>
          </table:table-cell>
          <table:table-cell office:value-type="float" office:value="17.929001" calcext:value-type="float">
            <text:p>17,929001</text:p>
          </table:table-cell>
          <table:table-cell/>
          <table:table-cell office:value-type="float" office:value="1543.368042" calcext:value-type="float">
            <text:p>1543,3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9.531006" calcext:value-type="float">
            <text:p>1599,53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2.85498" calcext:value-type="float">
            <text:p>762,85498</text:p>
          </table:table-cell>
          <table:table-cell office:value-type="float" office:value="1" calcext:value-type="float">
            <text:p>1</text:p>
          </table:table-cell>
          <table:table-cell office:value-type="float" office:value="15.039" calcext:value-type="float">
            <text:p>15,039</text:p>
          </table:table-cell>
          <table:table-cell/>
          <table:table-cell office:value-type="float" office:value="903.219971" calcext:value-type="float">
            <text:p>903,219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3.516968" calcext:value-type="float">
            <text:p>1453,5169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3.617004" calcext:value-type="float">
            <text:p>1023,617004</text:p>
          </table:table-cell>
          <table:table-cell office:value-type="float" office:value="1" calcext:value-type="float">
            <text:p>1</text:p>
          </table:table-cell>
          <table:table-cell office:value-type="float" office:value="46.410999" calcext:value-type="float">
            <text:p>46,410999</text:p>
          </table:table-cell>
        </table:table-row>
        <table:table-row table:style-name="ro1">
          <table:table-cell/>
          <table:table-cell office:value-type="float" office:value="1043.225098" calcext:value-type="float">
            <text:p>1043,225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696045" calcext:value-type="float">
            <text:p>864,6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46.279907" calcext:value-type="float">
            <text:p>1746,2799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555908" calcext:value-type="float">
            <text:p>1433,5559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7.686035" calcext:value-type="float">
            <text:p>957,686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4.570984" calcext:value-type="float">
            <text:p>844,570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0.422974" calcext:value-type="float">
            <text:p>900,422974</text:p>
          </table:table-cell>
          <table:table-cell office:value-type="float" office:value="1" calcext:value-type="float">
            <text:p>1</text:p>
          </table:table-cell>
          <table:table-cell office:value-type="float" office:value="15.559" calcext:value-type="float">
            <text:p>15,559</text:p>
          </table:table-cell>
          <table:table-cell/>
          <table:table-cell office:value-type="float" office:value="1094.149902" calcext:value-type="float">
            <text:p>1094,149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8.747009" calcext:value-type="float">
            <text:p>838,747009</text:p>
          </table:table-cell>
          <table:table-cell office:value-type="float" office:value="1" calcext:value-type="float">
            <text:p>1</text:p>
          </table:table-cell>
          <table:table-cell office:value-type="float" office:value="25.563" calcext:value-type="float">
            <text:p>25,563</text:p>
          </table:table-cell>
          <table:table-cell/>
          <table:table-cell office:value-type="float" office:value="813.234985" calcext:value-type="float">
            <text:p>813,2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4.701965" calcext:value-type="float">
            <text:p>924,701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3.080994" calcext:value-type="float">
            <text:p>893,080994</text:p>
          </table:table-cell>
          <table:table-cell office:value-type="float" office:value="1" calcext:value-type="float">
            <text:p>1</text:p>
          </table:table-cell>
          <table:table-cell office:value-type="float" office:value="21.077999" calcext:value-type="float">
            <text:p>21,077999</text:p>
          </table:table-cell>
        </table:table-row>
        <table:table-row table:style-name="ro1">
          <table:table-cell/>
          <table:table-cell office:value-type="float" office:value="864.884949" calcext:value-type="float">
            <text:p>864,884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9.565002" calcext:value-type="float">
            <text:p>839,565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1.364014" calcext:value-type="float">
            <text:p>1121,364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697021" calcext:value-type="float">
            <text:p>1008,69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7.296997" calcext:value-type="float">
            <text:p>847,296997</text:p>
          </table:table-cell>
          <table:table-cell office:value-type="float" office:value="1" calcext:value-type="float">
            <text:p>1</text:p>
          </table:table-cell>
          <table:table-cell office:value-type="float" office:value="30.751999" calcext:value-type="float">
            <text:p>30,751999</text:p>
          </table:table-cell>
          <table:table-cell/>
          <table:table-cell office:value-type="float" office:value="852.15802" calcext:value-type="float">
            <text:p>852,15802</text:p>
          </table:table-cell>
          <table:table-cell office:value-type="float" office:value="1" calcext:value-type="float">
            <text:p>1</text:p>
          </table:table-cell>
          <table:table-cell office:value-type="float" office:value="8.256" calcext:value-type="float">
            <text:p>8,256</text:p>
          </table:table-cell>
          <table:table-cell/>
          <table:table-cell office:value-type="float" office:value="1050.043945" calcext:value-type="float">
            <text:p>1050,043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8.348999" calcext:value-type="float">
            <text:p>1258,348999</text:p>
          </table:table-cell>
          <table:table-cell office:value-type="float" office:value="1" calcext:value-type="float">
            <text:p>1</text:p>
          </table:table-cell>
          <table:table-cell office:value-type="float" office:value="50.410999" calcext:value-type="float">
            <text:p>50,410999</text:p>
          </table:table-cell>
        </table:table-row>
        <table:table-row table:style-name="ro1">
          <table:table-cell/>
          <table:table-cell office:value-type="float" office:value="1779.238037" calcext:value-type="float">
            <text:p>1779,23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11.791016" calcext:value-type="float">
            <text:p>811,79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2.781006" calcext:value-type="float">
            <text:p>1172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1.856018" calcext:value-type="float">
            <text:p>841,856018</text:p>
          </table:table-cell>
          <table:table-cell office:value-type="float" office:value="1" calcext:value-type="float">
            <text:p>1</text:p>
          </table:table-cell>
          <table:table-cell office:value-type="float" office:value="28.385" calcext:value-type="float">
            <text:p>28,385</text:p>
          </table:table-cell>
        </table:table-row>
        <table:table-row table:style-name="ro1">
          <table:table-cell/>
          <table:table-cell office:value-type="float" office:value="814.60199" calcext:value-type="float">
            <text:p>814,601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713013" calcext:value-type="float">
            <text:p>838,713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4.230957" calcext:value-type="float">
            <text:p>2034,23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9.824951" calcext:value-type="float">
            <text:p>1039,824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7.096985" calcext:value-type="float">
            <text:p>877,096985</text:p>
          </table:table-cell>
          <table:table-cell office:value-type="float" office:value="1" calcext:value-type="float">
            <text:p>1</text:p>
          </table:table-cell>
          <table:table-cell office:value-type="float" office:value="46.375999" calcext:value-type="float">
            <text:p>46,375999</text:p>
          </table:table-cell>
          <table:table-cell/>
          <table:table-cell office:value-type="float" office:value="988.244019" calcext:value-type="float">
            <text:p>988,24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2.624023" calcext:value-type="float">
            <text:p>1542,624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0.957031" calcext:value-type="float">
            <text:p>1160,957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027.0365397" calcext:value-type="float">
            <text:p>1027,0365397</text:p>
          </table:table-cell>
          <table:table-cell table:style-name="ce1" table:formula="of:=AVERAGE([C4.C5:.C34])" office:value-type="float" office:value="0.233333333333333" calcext:value-type="float">
            <text:p>0,2333333333</text:p>
          </table:table-cell>
          <table:table-cell table:style-name="ce12" table:formula="of:=AVERAGE([C4.D5:.D34])" office:value-type="float" office:value="6.535" calcext:value-type="float">
            <text:p>6,53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949.5374369" calcext:value-type="float">
            <text:p>949,5374369</text:p>
          </table:table-cell>
          <table:table-cell table:style-name="ce1" table:formula="of:=AVERAGE([C4.G5:.G34])" office:value-type="float" office:value="0.266666666666667" calcext:value-type="float">
            <text:p>0,2666666667</text:p>
          </table:table-cell>
          <table:table-cell table:style-name="ce12" table:formula="of:=AVERAGE([C4.H5:.H34])" office:value-type="float" office:value="5.72046686666667" calcext:value-type="float">
            <text:p>5,720466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234.06623333333" calcext:value-type="float">
            <text:p>1234,0662333333</text:p>
          </table:table-cell>
          <table:table-cell table:style-name="ce1" table:formula="of:=AVERAGE([C4.K5:.K34])" office:value-type="float" office:value="0.266666666666667" calcext:value-type="float">
            <text:p>0,2666666667</text:p>
          </table:table-cell>
          <table:table-cell table:style-name="ce12" table:formula="of:=AVERAGE([C4.L5:.L34])" office:value-type="float" office:value="4.97116676666667" calcext:value-type="float">
            <text:p>4,97116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262.13462113333" calcext:value-type="float">
            <text:p>1262,1346211333</text:p>
          </table:table-cell>
          <table:table-cell table:style-name="ce1" table:formula="of:=AVERAGE([C4.O5:.O34])" office:value-type="float" office:value="0.333333333333333" calcext:value-type="float">
            <text:p>0,3333333333</text:p>
          </table:table-cell>
          <table:table-cell table:style-name="ce12" table:formula="of:=AVERAGE([C4.P5:.P34])" office:value-type="float" office:value="14.3101666333333" calcext:value-type="float">
            <text:p>14,3101666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881.7654725" calcext:value-type="float">
            <text:p>881,7654725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2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902.245972" calcext:value-type="float">
            <text:p>902,245972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2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189.1795045" calcext:value-type="float">
            <text:p>1189,1795045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2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1104.2619625" calcext:value-type="float">
            <text:p>1104,2619625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2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4.B5:.B34])" office:value-type="float" office:value="332.464930788994" calcext:value-type="float">
            <text:p>332,464930789</text:p>
          </table:table-cell>
          <table:table-cell table:style-name="ce10" table:formula="of:=STDEV([C4.C5:.C34])" office:value-type="float" office:value="0.430183067152076" calcext:value-type="float">
            <text:p>0,4301830672</text:p>
          </table:table-cell>
          <table:table-cell table:style-name="ce14" table:formula="of:=STDEV([C4.D5:.D34])" office:value-type="float" office:value="12.8379681074806" calcext:value-type="float">
            <text:p>12,837968107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4.F5:.F34])" office:value-type="float" office:value="220.838464678741" calcext:value-type="float">
            <text:p>220,8384646787</text:p>
          </table:table-cell>
          <table:table-cell table:style-name="ce10" table:formula="of:=STDEV([C4.G5:.G34])" office:value-type="float" office:value="0.449776445108804" calcext:value-type="float">
            <text:p>0,4497764451</text:p>
          </table:table-cell>
          <table:table-cell table:style-name="ce14" table:formula="of:=STDEV([C4.H5:.H34])" office:value-type="float" office:value="10.5906691792401" calcext:value-type="float">
            <text:p>10,590669179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4.J5:.J34])" office:value-type="float" office:value="330.173554175781" calcext:value-type="float">
            <text:p>330,1735541758</text:p>
          </table:table-cell>
          <table:table-cell table:style-name="ce10" table:formula="of:=STDEV([C4.K5:.K34])" office:value-type="float" office:value="0.449776445108803" calcext:value-type="float">
            <text:p>0,4497764451</text:p>
          </table:table-cell>
          <table:table-cell table:style-name="ce14" table:formula="of:=STDEV([C4.L5:.L34])" office:value-type="float" office:value="9.78203531473979" calcext:value-type="float">
            <text:p>9,782035314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4.N5:.N34])" office:value-type="float" office:value="407.38328652562" calcext:value-type="float">
            <text:p>407,3832865256</text:p>
          </table:table-cell>
          <table:table-cell table:style-name="ce10" table:formula="of:=STDEV([C4.O5:.O34])" office:value-type="float" office:value="0.546672273590534" calcext:value-type="float">
            <text:p>0,5466722736</text:p>
          </table:table-cell>
          <table:table-cell table:style-name="ce14" table:formula="of:=STDEV([C4.P5:.P34])" office:value-type="float" office:value="29.5897152561814" calcext:value-type="float">
            <text:p>29,5897152562</text:p>
          </table:table-cell>
        </table:table-row>
      </table:table>
      <table:table table:name="C5" table:style-name="ta1">
        <table:table-column table:style-name="co4" table:default-cell-style-name="ce4"/>
        <table:table-column table:style-name="co4" table:number-columns-repeated="18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193.860962" calcext:value-type="float">
            <text:p>1193,86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3.237976" calcext:value-type="float">
            <text:p>983,2379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3.664062" calcext:value-type="float">
            <text:p>1963,6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1.035034" calcext:value-type="float">
            <text:p>1171,035034</text:p>
          </table:table-cell>
          <table:table-cell office:value-type="float" office:value="1" calcext:value-type="float">
            <text:p>1</text:p>
          </table:table-cell>
          <table:table-cell office:value-type="float" office:value="18.554001" calcext:value-type="float">
            <text:p>18,554001</text:p>
          </table:table-cell>
          <table:table-cell/>
          <table:table-cell office:value-type="float" office:value="896.361023" calcext:value-type="float">
            <text:p>896,361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5.437012" calcext:value-type="float">
            <text:p>1065,437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5.531006" calcext:value-type="float">
            <text:p>1035,53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8.628906" calcext:value-type="float">
            <text:p>2088,628906</text:p>
          </table:table-cell>
          <table:table-cell office:value-type="float" office:value="1" calcext:value-type="float">
            <text:p>1</text:p>
          </table:table-cell>
          <table:table-cell office:value-type="float" office:value="12.485001" calcext:value-type="float">
            <text:p>12,485001</text:p>
          </table:table-cell>
          <table:table-cell/>
          <table:table-cell office:value-type="float" office:value="1939.535034" calcext:value-type="float">
            <text:p>1939,535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3.424011" calcext:value-type="float">
            <text:p>793,424011</text:p>
          </table:table-cell>
          <table:table-cell office:value-type="float" office:value="1" calcext:value-type="float">
            <text:p>1</text:p>
          </table:table-cell>
          <table:table-cell office:value-type="float" office:value="22.17" calcext:value-type="float">
            <text:p>22,17</text:p>
          </table:table-cell>
        </table:table-row>
        <table:table-row table:style-name="ro1">
          <table:table-cell/>
          <table:table-cell office:value-type="float" office:value="905.317993" calcext:value-type="float">
            <text:p>905,317993</text:p>
          </table:table-cell>
          <table:table-cell office:value-type="float" office:value="1" calcext:value-type="float">
            <text:p>1</text:p>
          </table:table-cell>
          <table:table-cell office:value-type="float" office:value="32.723999" calcext:value-type="float">
            <text:p>32,723999</text:p>
          </table:table-cell>
          <table:table-cell/>
          <table:table-cell office:value-type="float" office:value="1505.396973" calcext:value-type="float">
            <text:p>1505,396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4.758057" calcext:value-type="float">
            <text:p>1114,758057</text:p>
          </table:table-cell>
          <table:table-cell office:value-type="float" office:value="1" calcext:value-type="float">
            <text:p>1</text:p>
          </table:table-cell>
          <table:table-cell office:value-type="float" office:value="31.319" calcext:value-type="float">
            <text:p>31,319</text:p>
          </table:table-cell>
          <table:table-cell/>
          <table:table-cell office:value-type="float" office:value="997.610962" calcext:value-type="float">
            <text:p>997,61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026978" calcext:value-type="float">
            <text:p>838,026978</text:p>
          </table:table-cell>
          <table:table-cell office:value-type="float" office:value="1" calcext:value-type="float">
            <text:p>1</text:p>
          </table:table-cell>
          <table:table-cell office:value-type="float" office:value="28.929001" calcext:value-type="float">
            <text:p>28,929001</text:p>
          </table:table-cell>
        </table:table-row>
        <table:table-row table:style-name="ro1">
          <table:table-cell/>
          <table:table-cell office:value-type="float" office:value="1119.773071" calcext:value-type="float">
            <text:p>1119,77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6.161987" calcext:value-type="float">
            <text:p>866,16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80.331055" calcext:value-type="float">
            <text:p>2480,331055</text:p>
          </table:table-cell>
          <table:table-cell office:value-type="float" office:value="1" calcext:value-type="float">
            <text:p>1</text:p>
          </table:table-cell>
          <table:table-cell office:value-type="float" office:value="127.267006" calcext:value-type="float">
            <text:p>127,267006</text:p>
          </table:table-cell>
          <table:table-cell/>
          <table:table-cell office:value-type="float" office:value="1512.040039" calcext:value-type="float">
            <text:p>1512,040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1.570984" calcext:value-type="float">
            <text:p>931,570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1.536987" calcext:value-type="float">
            <text:p>981,536987</text:p>
          </table:table-cell>
          <table:table-cell office:value-type="float" office:value="1" calcext:value-type="float">
            <text:p>1</text:p>
          </table:table-cell>
          <table:table-cell office:value-type="float" office:value="21.252998" calcext:value-type="float">
            <text:p>21,252998</text:p>
          </table:table-cell>
          <table:table-cell/>
          <table:table-cell office:value-type="float" office:value="936.411987" calcext:value-type="float">
            <text:p>936,4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3.22998" calcext:value-type="float">
            <text:p>1463,2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9.559998" calcext:value-type="float">
            <text:p>1019,559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9.892029" calcext:value-type="float">
            <text:p>929,89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1.371948" calcext:value-type="float">
            <text:p>1661,371948</text:p>
          </table:table-cell>
          <table:table-cell office:value-type="float" office:value="1" calcext:value-type="float">
            <text:p>1</text:p>
          </table:table-cell>
          <table:table-cell office:value-type="float" office:value="42.796001" calcext:value-type="float">
            <text:p>42,796001</text:p>
          </table:table-cell>
          <table:table-cell/>
          <table:table-cell office:value-type="float" office:value="741.096008" calcext:value-type="float">
            <text:p>741,096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42.468018" calcext:value-type="float">
            <text:p>1642,468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3.834961" calcext:value-type="float">
            <text:p>1243,8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182007" calcext:value-type="float">
            <text:p>827,182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9.708008" calcext:value-type="float">
            <text:p>939,70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1.507019" calcext:value-type="float">
            <text:p>921,507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917969" calcext:value-type="float">
            <text:p>1570,917969</text:p>
          </table:table-cell>
          <table:table-cell office:value-type="float" office:value="1" calcext:value-type="float">
            <text:p>1</text:p>
          </table:table-cell>
          <table:table-cell office:value-type="float" office:value="28.912001" calcext:value-type="float">
            <text:p>28,912001</text:p>
          </table:table-cell>
          <table:table-cell/>
          <table:table-cell office:value-type="float" office:value="1328.326904" calcext:value-type="float">
            <text:p>1328,3269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7.322998" calcext:value-type="float">
            <text:p>847,32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2.368042" calcext:value-type="float">
            <text:p>1072,368042</text:p>
          </table:table-cell>
          <table:table-cell office:value-type="float" office:value="1" calcext:value-type="float">
            <text:p>1</text:p>
          </table:table-cell>
          <table:table-cell office:value-type="float" office:value="24.539999" calcext:value-type="float">
            <text:p>24,539999</text:p>
          </table:table-cell>
          <table:table-cell/>
          <table:table-cell office:value-type="float" office:value="829.858032" calcext:value-type="float">
            <text:p>829,858032</text:p>
          </table:table-cell>
          <table:table-cell office:value-type="float" office:value="1" calcext:value-type="float">
            <text:p>1</text:p>
          </table:table-cell>
          <table:table-cell office:value-type="float" office:value="14.443" calcext:value-type="float">
            <text:p>14,443</text:p>
          </table:table-cell>
          <table:table-cell/>
          <table:table-cell office:value-type="float" office:value="1004.289001" calcext:value-type="float">
            <text:p>1004,28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7.205017" calcext:value-type="float">
            <text:p>937,205017</text:p>
          </table:table-cell>
          <table:table-cell office:value-type="float" office:value="1" calcext:value-type="float">
            <text:p>1</text:p>
          </table:table-cell>
          <table:table-cell office:value-type="float" office:value="24.906" calcext:value-type="float">
            <text:p>24,906</text:p>
          </table:table-cell>
          <table:table-cell/>
          <table:table-cell office:value-type="float" office:value="984.175049" calcext:value-type="float">
            <text:p>984,175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4.584961" calcext:value-type="float">
            <text:p>1064,584961</text:p>
          </table:table-cell>
          <table:table-cell office:value-type="float" office:value="1" calcext:value-type="float">
            <text:p>1</text:p>
          </table:table-cell>
          <table:table-cell office:value-type="float" office:value="30.962999" calcext:value-type="float">
            <text:p>30,962999</text:p>
          </table:table-cell>
          <table:table-cell/>
          <table:table-cell office:value-type="float" office:value="1467.442993" calcext:value-type="float">
            <text:p>1467,442993</text:p>
          </table:table-cell>
          <table:table-cell office:value-type="float" office:value="1" calcext:value-type="float">
            <text:p>1</text:p>
          </table:table-cell>
          <table:table-cell office:value-type="float" office:value="25.159" calcext:value-type="float">
            <text:p>25,159</text:p>
          </table:table-cell>
          <table:table-cell/>
          <table:table-cell office:value-type="float" office:value="2531.898926" calcext:value-type="float">
            <text:p>2531,8989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1.073975" calcext:value-type="float">
            <text:p>1001,0739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3.027039" calcext:value-type="float">
            <text:p>823,027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7.817017" calcext:value-type="float">
            <text:p>897,817017</text:p>
          </table:table-cell>
          <table:table-cell office:value-type="float" office:value="1" calcext:value-type="float">
            <text:p>1</text:p>
          </table:table-cell>
          <table:table-cell office:value-type="float" office:value="22.472" calcext:value-type="float">
            <text:p>22,472</text:p>
          </table:table-cell>
          <table:table-cell/>
          <table:table-cell office:value-type="float" office:value="2356.657959" calcext:value-type="float">
            <text:p>2356,6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19.334961" calcext:value-type="float">
            <text:p>1719,3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81.574951" calcext:value-type="float">
            <text:p>1181,57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7.289917" calcext:value-type="float">
            <text:p>1697,289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3.288086" calcext:value-type="float">
            <text:p>1503,2880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5.768066" calcext:value-type="float">
            <text:p>2005,768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27.191895" calcext:value-type="float">
            <text:p>1827,19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8.11499" calcext:value-type="float">
            <text:p>1988,114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34.700928" calcext:value-type="float">
            <text:p>1834,700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9.630981" calcext:value-type="float">
            <text:p>1399,630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3.18103" calcext:value-type="float">
            <text:p>1583,18103</text:p>
          </table:table-cell>
          <table:table-cell office:value-type="float" office:value="1" calcext:value-type="float">
            <text:p>1</text:p>
          </table:table-cell>
          <table:table-cell office:value-type="float" office:value="5.896" calcext:value-type="float">
            <text:p>5,896</text:p>
          </table:table-cell>
          <table:table-cell/>
          <table:table-cell office:value-type="float" office:value="2791.048096" calcext:value-type="float">
            <text:p>2791,0480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7.541016" calcext:value-type="float">
            <text:p>997,5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8.530945" calcext:value-type="float">
            <text:p>1018,530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0.523071" calcext:value-type="float">
            <text:p>1570,523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317993" calcext:value-type="float">
            <text:p>1096,317993</text:p>
          </table:table-cell>
          <table:table-cell office:value-type="float" office:value="1" calcext:value-type="float">
            <text:p>1</text:p>
          </table:table-cell>
          <table:table-cell office:value-type="float" office:value="34.609001" calcext:value-type="float">
            <text:p>34,609001</text:p>
          </table:table-cell>
          <table:table-cell/>
          <table:table-cell office:value-type="float" office:value="1077.772949" calcext:value-type="float">
            <text:p>1077,772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5.934937" calcext:value-type="float">
            <text:p>1495,934937</text:p>
          </table:table-cell>
          <table:table-cell office:value-type="float" office:value="1" calcext:value-type="float">
            <text:p>1</text:p>
          </table:table-cell>
          <table:table-cell office:value-type="float" office:value="31.980999" calcext:value-type="float">
            <text:p>31,980999</text:p>
          </table:table-cell>
          <table:table-cell/>
          <table:table-cell office:value-type="float" office:value="952.997986" calcext:value-type="float">
            <text:p>952,997986</text:p>
          </table:table-cell>
          <table:table-cell office:value-type="float" office:value="1" calcext:value-type="float">
            <text:p>1</text:p>
          </table:table-cell>
          <table:table-cell office:value-type="float" office:value="15.124" calcext:value-type="float">
            <text:p>15,124</text:p>
          </table:table-cell>
        </table:table-row>
        <table:table-row table:style-name="ro1">
          <table:table-cell/>
          <table:table-cell office:value-type="float" office:value="1201.840942" calcext:value-type="float">
            <text:p>1201,84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7.008057" calcext:value-type="float">
            <text:p>1657,00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6.121948" calcext:value-type="float">
            <text:p>1496,1219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2.606995" calcext:value-type="float">
            <text:p>872,606995</text:p>
          </table:table-cell>
          <table:table-cell office:value-type="float" office:value="1" calcext:value-type="float">
            <text:p>1</text:p>
          </table:table-cell>
          <table:table-cell office:value-type="float" office:value="21.172001" calcext:value-type="float">
            <text:p>21,172001</text:p>
          </table:table-cell>
          <table:table-cell/>
          <table:table-cell office:value-type="float" office:value="1089.901001" calcext:value-type="float">
            <text:p>1089,9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1.517029" calcext:value-type="float">
            <text:p>921,517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6.071045" calcext:value-type="float">
            <text:p>826,071045</text:p>
          </table:table-cell>
          <table:table-cell office:value-type="float" office:value="1" calcext:value-type="float">
            <text:p>1</text:p>
          </table:table-cell>
          <table:table-cell office:value-type="float" office:value="27.364" calcext:value-type="float">
            <text:p>27,364</text:p>
          </table:table-cell>
          <table:table-cell/>
          <table:table-cell office:value-type="float" office:value="1861.072998" calcext:value-type="float">
            <text:p>1861,072998</text:p>
          </table:table-cell>
          <table:table-cell office:value-type="float" office:value="1" calcext:value-type="float">
            <text:p>1</text:p>
          </table:table-cell>
          <table:table-cell office:value-type="float" office:value="19.065001" calcext:value-type="float">
            <text:p>19,065001</text:p>
          </table:table-cell>
          <table:table-cell/>
          <table:table-cell office:value-type="float" office:value="904.254944" calcext:value-type="float">
            <text:p>904,254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5.757019" calcext:value-type="float">
            <text:p>845,757019</text:p>
          </table:table-cell>
          <table:table-cell office:value-type="float" office:value="1" calcext:value-type="float">
            <text:p>1</text:p>
          </table:table-cell>
          <table:table-cell office:value-type="float" office:value="14.755" calcext:value-type="float">
            <text:p>14,755</text:p>
          </table:table-cell>
        </table:table-row>
        <table:table-row table:style-name="ro1">
          <table:table-cell/>
          <table:table-cell office:value-type="float" office:value="888.549988" calcext:value-type="float">
            <text:p>888,549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0.503052" calcext:value-type="float">
            <text:p>1700,503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3.515991" calcext:value-type="float">
            <text:p>1073,515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5.799072" calcext:value-type="float">
            <text:p>2205,7990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7.077026" calcext:value-type="float">
            <text:p>917,07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8.51001" calcext:value-type="float">
            <text:p>978,51001</text:p>
          </table:table-cell>
          <table:table-cell office:value-type="float" office:value="1" calcext:value-type="float">
            <text:p>1</text:p>
          </table:table-cell>
          <table:table-cell office:value-type="float" office:value="12.13" calcext:value-type="float">
            <text:p>12,13</text:p>
          </table:table-cell>
          <table:table-cell/>
          <table:table-cell office:value-type="float" office:value="1539.906982" calcext:value-type="float">
            <text:p>1539,90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5.276001" calcext:value-type="float">
            <text:p>1395,276001</text:p>
          </table:table-cell>
          <table:table-cell office:value-type="float" office:value="1" calcext:value-type="float">
            <text:p>1</text:p>
          </table:table-cell>
          <table:table-cell office:value-type="float" office:value="29.603998" calcext:value-type="float">
            <text:p>29,603998</text:p>
          </table:table-cell>
          <table:table-cell/>
          <table:table-cell office:value-type="float" office:value="885.458984" calcext:value-type="float">
            <text:p>885,45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9.83197" calcext:value-type="float">
            <text:p>999,83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5.684998" calcext:value-type="float">
            <text:p>885,684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6.927002" calcext:value-type="float">
            <text:p>1216,9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4.126953" calcext:value-type="float">
            <text:p>1564,126953</text:p>
          </table:table-cell>
          <table:table-cell office:value-type="float" office:value="2" calcext:value-type="float">
            <text:p>2</text:p>
          </table:table-cell>
          <table:table-cell office:value-type="float" office:value="52.572998" calcext:value-type="float">
            <text:p>52,572998</text:p>
          </table:table-cell>
          <table:table-cell/>
          <table:table-cell office:value-type="float" office:value="2475.178955" calcext:value-type="float">
            <text:p>2475,178955</text:p>
          </table:table-cell>
          <table:table-cell office:value-type="float" office:value="1" calcext:value-type="float">
            <text:p>1</text:p>
          </table:table-cell>
          <table:table-cell office:value-type="float" office:value="75.630005" calcext:value-type="float">
            <text:p>75,630005</text:p>
          </table:table-cell>
          <table:table-cell/>
          <table:table-cell office:value-type="float" office:value="838.44104" calcext:value-type="float">
            <text:p>838,44104</text:p>
          </table:table-cell>
          <table:table-cell office:value-type="float" office:value="1" calcext:value-type="float">
            <text:p>1</text:p>
          </table:table-cell>
          <table:table-cell office:value-type="float" office:value="26.512001" calcext:value-type="float">
            <text:p>26,512001</text:p>
          </table:table-cell>
        </table:table-row>
        <table:table-row table:style-name="ro1">
          <table:table-cell/>
          <table:table-cell office:value-type="float" office:value="1118.093994" calcext:value-type="float">
            <text:p>1118,093994</text:p>
          </table:table-cell>
          <table:table-cell office:value-type="float" office:value="1" calcext:value-type="float">
            <text:p>1</text:p>
          </table:table-cell>
          <table:table-cell office:value-type="float" office:value="30.184" calcext:value-type="float">
            <text:p>30,184</text:p>
          </table:table-cell>
          <table:table-cell/>
          <table:table-cell office:value-type="float" office:value="1019.390015" calcext:value-type="float">
            <text:p>1019,390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8.25293" calcext:value-type="float">
            <text:p>1258,25293</text:p>
          </table:table-cell>
          <table:table-cell office:value-type="float" office:value="1" calcext:value-type="float">
            <text:p>1</text:p>
          </table:table-cell>
          <table:table-cell office:value-type="float" office:value="30.802" calcext:value-type="float">
            <text:p>30,802</text:p>
          </table:table-cell>
          <table:table-cell/>
          <table:table-cell office:value-type="float" office:value="1352.984985" calcext:value-type="float">
            <text:p>1352,984985</text:p>
          </table:table-cell>
          <table:table-cell office:value-type="float" office:value="1" calcext:value-type="float">
            <text:p>1</text:p>
          </table:table-cell>
          <table:table-cell office:value-type="float" office:value="34.334" calcext:value-type="float">
            <text:p>34,334</text:p>
          </table:table-cell>
          <table:table-cell/>
          <table:table-cell office:value-type="float" office:value="1016.096924" calcext:value-type="float">
            <text:p>1016,096924</text:p>
          </table:table-cell>
          <table:table-cell office:value-type="float" office:value="1" calcext:value-type="float">
            <text:p>1</text:p>
          </table:table-cell>
          <table:table-cell office:value-type="float" office:value="33.952999" calcext:value-type="float">
            <text:p>33,952999</text:p>
          </table:table-cell>
        </table:table-row>
        <table:table-row table:style-name="ro1">
          <table:table-cell/>
          <table:table-cell office:value-type="float" office:value="1464.39502" calcext:value-type="float">
            <text:p>1464,395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38.312988" calcext:value-type="float">
            <text:p>1338,31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41.908081" calcext:value-type="float">
            <text:p>1641,9080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3.950928" calcext:value-type="float">
            <text:p>2083,9509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5.983154" calcext:value-type="float">
            <text:p>2085,983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3.390991" calcext:value-type="float">
            <text:p>973,39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2.449097" calcext:value-type="float">
            <text:p>1732,4490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5.000977" calcext:value-type="float">
            <text:p>855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4.784912" calcext:value-type="float">
            <text:p>1254,784912</text:p>
          </table:table-cell>
          <table:table-cell office:value-type="float" office:value="1" calcext:value-type="float">
            <text:p>1</text:p>
          </table:table-cell>
          <table:table-cell office:value-type="float" office:value="19.509001" calcext:value-type="float">
            <text:p>19,509001</text:p>
          </table:table-cell>
          <table:table-cell/>
          <table:table-cell office:value-type="float" office:value="817.132996" calcext:value-type="float">
            <text:p>817,132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1.05603" calcext:value-type="float">
            <text:p>1431,05603</text:p>
          </table:table-cell>
          <table:table-cell office:value-type="float" office:value="1" calcext:value-type="float">
            <text:p>1</text:p>
          </table:table-cell>
          <table:table-cell office:value-type="float" office:value="11.883" calcext:value-type="float">
            <text:p>11,883</text:p>
          </table:table-cell>
          <table:table-cell/>
          <table:table-cell office:value-type="float" office:value="1940.410034" calcext:value-type="float">
            <text:p>1940,4100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9.080078" calcext:value-type="float">
            <text:p>1669,08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4.145996" calcext:value-type="float">
            <text:p>1104,1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3.177002" calcext:value-type="float">
            <text:p>913,177002</text:p>
          </table:table-cell>
          <table:table-cell office:value-type="float" office:value="1" calcext:value-type="float">
            <text:p>1</text:p>
          </table:table-cell>
          <table:table-cell office:value-type="float" office:value="27.458" calcext:value-type="float">
            <text:p>27,458</text:p>
          </table:table-cell>
        </table:table-row>
        <table:table-row table:style-name="ro1">
          <table:table-cell/>
          <table:table-cell office:value-type="float" office:value="1129.692993" calcext:value-type="float">
            <text:p>1129,692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30.227905" calcext:value-type="float">
            <text:p>1230,2279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4.089966" calcext:value-type="float">
            <text:p>1244,089966</text:p>
          </table:table-cell>
          <table:table-cell office:value-type="float" office:value="1" calcext:value-type="float">
            <text:p>1</text:p>
          </table:table-cell>
          <table:table-cell office:value-type="float" office:value="121.629997" calcext:value-type="float">
            <text:p>121,629997</text:p>
          </table:table-cell>
          <table:table-cell/>
          <table:table-cell office:value-type="float" office:value="1741.811035" calcext:value-type="float">
            <text:p>1741,81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295044" calcext:value-type="float">
            <text:p>1020,29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64.645996" calcext:value-type="float">
            <text:p>2164,6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1.915039" calcext:value-type="float">
            <text:p>1241,915039</text:p>
          </table:table-cell>
          <table:table-cell office:value-type="float" office:value="1" calcext:value-type="float">
            <text:p>1</text:p>
          </table:table-cell>
          <table:table-cell office:value-type="float" office:value="34.697998" calcext:value-type="float">
            <text:p>34,697998</text:p>
          </table:table-cell>
          <table:table-cell/>
          <table:table-cell office:value-type="float" office:value="1703.713989" calcext:value-type="float">
            <text:p>1703,713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708008" calcext:value-type="float">
            <text:p>1071,708008</text:p>
          </table:table-cell>
          <table:table-cell office:value-type="float" office:value="1" calcext:value-type="float">
            <text:p>1</text:p>
          </table:table-cell>
          <table:table-cell office:value-type="float" office:value="17.764" calcext:value-type="float">
            <text:p>17,764</text:p>
          </table:table-cell>
          <table:table-cell/>
          <table:table-cell office:value-type="float" office:value="1459.96106" calcext:value-type="float">
            <text:p>1459,96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9.536011" calcext:value-type="float">
            <text:p>929,5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4.187988" calcext:value-type="float">
            <text:p>1064,187988</text:p>
          </table:table-cell>
          <table:table-cell office:value-type="float" office:value="1" calcext:value-type="float">
            <text:p>1</text:p>
          </table:table-cell>
          <table:table-cell office:value-type="float" office:value="139.707993" calcext:value-type="float">
            <text:p>139,707993</text:p>
          </table:table-cell>
          <table:table-cell/>
          <table:table-cell office:value-type="float" office:value="1021.630066" calcext:value-type="float">
            <text:p>1021,630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3.019897" calcext:value-type="float">
            <text:p>1113,0198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8.356018" calcext:value-type="float">
            <text:p>908,356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2.590027" calcext:value-type="float">
            <text:p>1012,590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1.741943" calcext:value-type="float">
            <text:p>911,741943</text:p>
          </table:table-cell>
          <table:table-cell office:value-type="float" office:value="1" calcext:value-type="float">
            <text:p>1</text:p>
          </table:table-cell>
          <table:table-cell office:value-type="float" office:value="17.648001" calcext:value-type="float">
            <text:p>17,648001</text:p>
          </table:table-cell>
          <table:table-cell/>
          <table:table-cell office:value-type="float" office:value="966.507019" calcext:value-type="float">
            <text:p>966,507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5.427002" calcext:value-type="float">
            <text:p>885,427002</text:p>
          </table:table-cell>
          <table:table-cell office:value-type="float" office:value="1" calcext:value-type="float">
            <text:p>1</text:p>
          </table:table-cell>
          <table:table-cell office:value-type="float" office:value="26.565001" calcext:value-type="float">
            <text:p>26,565001</text:p>
          </table:table-cell>
          <table:table-cell/>
          <table:table-cell office:value-type="float" office:value="751.544006" calcext:value-type="float">
            <text:p>751,544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4.429016" calcext:value-type="float">
            <text:p>984,429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835938" calcext:value-type="float">
            <text:p>2470,835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1.984009" calcext:value-type="float">
            <text:p>1051,98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57.041992" calcext:value-type="float">
            <text:p>2057,041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1.19696" calcext:value-type="float">
            <text:p>871,19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59.994019" calcext:value-type="float">
            <text:p>1159,9940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52.070068" calcext:value-type="float">
            <text:p>2752,07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7.623047" calcext:value-type="float">
            <text:p>1477,623047</text:p>
          </table:table-cell>
          <table:table-cell office:value-type="float" office:value="1" calcext:value-type="float">
            <text:p>1</text:p>
          </table:table-cell>
          <table:table-cell office:value-type="float" office:value="997.062012" calcext:value-type="float">
            <text:p>997,062012</text:p>
          </table:table-cell>
          <table:table-cell/>
          <table:table-cell office:value-type="float" office:value="1394.86499" calcext:value-type="float">
            <text:p>1394,86499</text:p>
          </table:table-cell>
          <table:table-cell office:value-type="float" office:value="1" calcext:value-type="float">
            <text:p>1</text:p>
          </table:table-cell>
          <table:table-cell office:value-type="float" office:value="56.763" calcext:value-type="float">
            <text:p>56,763</text:p>
          </table:table-cell>
          <table:table-cell/>
          <table:table-cell office:value-type="float" office:value="858.645996" calcext:value-type="float">
            <text:p>858,64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3.007996" calcext:value-type="float">
            <text:p>893,00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05.657959" calcext:value-type="float">
            <text:p>1205,6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31.196045" calcext:value-type="float">
            <text:p>2331,196045</text:p>
          </table:table-cell>
          <table:table-cell office:value-type="float" office:value="1" calcext:value-type="float">
            <text:p>1</text:p>
          </table:table-cell>
          <table:table-cell office:value-type="float" office:value="65.248001" calcext:value-type="float">
            <text:p>65,248001</text:p>
          </table:table-cell>
          <table:table-cell/>
          <table:table-cell office:value-type="float" office:value="2761.22998" calcext:value-type="float">
            <text:p>2761,2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4.740967" calcext:value-type="float">
            <text:p>844,740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1.208984" calcext:value-type="float">
            <text:p>1131,208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0.998047" calcext:value-type="float">
            <text:p>1510,9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8.912964" calcext:value-type="float">
            <text:p>1028,912964</text:p>
          </table:table-cell>
          <table:table-cell office:value-type="float" office:value="1" calcext:value-type="float">
            <text:p>1</text:p>
          </table:table-cell>
          <table:table-cell office:value-type="float" office:value="35.056999" calcext:value-type="float">
            <text:p>35,056999</text:p>
          </table:table-cell>
          <table:table-cell/>
          <table:table-cell office:value-type="float" office:value="2194.418945" calcext:value-type="float">
            <text:p>2194,418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53.276978" calcext:value-type="float">
            <text:p>953,27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487.7773783" calcext:value-type="float">
            <text:p>1487,7773783</text:p>
          </table:table-cell>
          <table:table-cell table:style-name="ce1" table:formula="of:=AVERAGE([C6.C5:.C34])" office:value-type="float" office:value="0.4" calcext:value-type="float">
            <text:p>0,4</text:p>
          </table:table-cell>
          <table:table-cell table:style-name="ce12" table:formula="of:=AVERAGE([C6.D5:.D34])" office:value-type="float" office:value="90.5864304333333" calcext:value-type="float">
            <text:p>90,586430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368.52736013333" calcext:value-type="float">
            <text:p>1368,5273601333</text:p>
          </table:table-cell>
          <table:table-cell table:style-name="ce1" table:formula="of:=AVERAGE([C6.G5:.G34])" office:value-type="float" office:value="0.433333333333333" calcext:value-type="float">
            <text:p>0,4333333333</text:p>
          </table:table-cell>
          <table:table-cell table:style-name="ce12" table:formula="of:=AVERAGE([C6.H5:.H34])" office:value-type="float" office:value="63.3267354333333" calcext:value-type="float">
            <text:p>63,326735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487.6330932" calcext:value-type="float">
            <text:p>1487,6330932</text:p>
          </table:table-cell>
          <table:table-cell table:style-name="ce1" table:formula="of:=AVERAGE([C6.K5:.K34])" office:value-type="float" office:value="0.4" calcext:value-type="float">
            <text:p>0,4</text:p>
          </table:table-cell>
          <table:table-cell table:style-name="ce12" table:formula="of:=AVERAGE([C6.L5:.L34])" office:value-type="float" office:value="59.9728981333333" calcext:value-type="float">
            <text:p>59,972898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438.51086226667" calcext:value-type="float">
            <text:p>1438,5108622667</text:p>
          </table:table-cell>
          <table:table-cell table:style-name="ce1" table:formula="of:=AVERAGE([C6.O5:.O34])" office:value-type="float" office:value="0.433333333333333" calcext:value-type="float">
            <text:p>0,4333333333</text:p>
          </table:table-cell>
          <table:table-cell table:style-name="ce12" table:formula="of:=AVERAGE([C6.P5:.P34])" office:value-type="float" office:value="65.5212662666667" calcext:value-type="float">
            <text:p>65,521266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041.95796093333" calcext:value-type="float">
            <text:p>1041,9579609333</text:p>
          </table:table-cell>
          <table:table-cell table:style-name="ce1" table:formula="of:=AVERAGE([C6.S5:.S34])" office:value-type="float" office:value="0.333333333333333" calcext:value-type="float">
            <text:p>0,3333333333</text:p>
          </table:table-cell>
          <table:table-cell table:style-name="ce12" table:formula="of:=AVERAGE([C6.T5:.T34])" office:value-type="float" office:value="45.9152005" calcext:value-type="float">
            <text:p>45,9152005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128.4160155" calcext:value-type="float">
            <text:p>1128,4160155</text:p>
          </table:table-cell>
          <table:table-cell table:style-name="ce1" table:formula="of:=MEDIAN([C6.C5:.C34])" office:value-type="float" office:value="0" calcext:value-type="float">
            <text:p>0</text:p>
          </table:table-cell>
          <table:table-cell table:style-name="ce12" table:formula="of:=MEDIAN([C6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24.586426" calcext:value-type="float">
            <text:p>1124,586426</text:p>
          </table:table-cell>
          <table:table-cell table:style-name="ce1" table:formula="of:=MEDIAN([C6.G5:.G34])" office:value-type="float" office:value="0" calcext:value-type="float">
            <text:p>0</text:p>
          </table:table-cell>
          <table:table-cell table:style-name="ce12" table:formula="of:=MEDIAN([C6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139.0629885" calcext:value-type="float">
            <text:p>1139,0629885</text:p>
          </table:table-cell>
          <table:table-cell table:style-name="ce1" table:formula="of:=MEDIAN([C6.K5:.K34])" office:value-type="float" office:value="0" calcext:value-type="float">
            <text:p>0</text:p>
          </table:table-cell>
          <table:table-cell table:style-name="ce12" table:formula="of:=MEDIAN([C6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4210205" calcext:value-type="float">
            <text:p>1291,4210205</text:p>
          </table:table-cell>
          <table:table-cell table:style-name="ce1" table:formula="of:=MEDIAN([C6.O5:.O34])" office:value-type="float" office:value="0" calcext:value-type="float">
            <text:p>0</text:p>
          </table:table-cell>
          <table:table-cell table:style-name="ce12" table:formula="of:=MEDIAN([C6.P5:.P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14.2940065" calcext:value-type="float">
            <text:p>914,2940065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2" table:formula="of:=MEDIAN([C6.T5:.T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6.B5:.B34])" office:value-type="float" office:value="626.404860887454" calcext:value-type="float">
            <text:p>626,4048608875</text:p>
          </table:table-cell>
          <table:table-cell table:style-name="ce10" table:formula="of:=STDEV([C6.C5:.C34])" office:value-type="float" office:value="0.563241847975046" calcext:value-type="float">
            <text:p>0,563241848</text:p>
          </table:table-cell>
          <table:table-cell table:style-name="ce14" table:formula="of:=STDEV([C6.D5:.D34])" office:value-type="float" office:value="251.705594574985" calcext:value-type="float">
            <text:p>251,70559457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F5:.F34])" office:value-type="float" office:value="597.518334215204" calcext:value-type="float">
            <text:p>597,5183342152</text:p>
          </table:table-cell>
          <table:table-cell table:style-name="ce10" table:formula="of:=STDEV([C6.G5:.G34])" office:value-type="float" office:value="0.504006932993731" calcext:value-type="float">
            <text:p>0,504006933</text:p>
          </table:table-cell>
          <table:table-cell table:style-name="ce14" table:formula="of:=STDEV([C6.H5:.H34])" office:value-type="float" office:value="126.768147461277" calcext:value-type="float">
            <text:p>126,7681474613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J5:.J34])" office:value-type="float" office:value="574.465869014021" calcext:value-type="float">
            <text:p>574,465869014</text:p>
          </table:table-cell>
          <table:table-cell table:style-name="ce10" table:formula="of:=STDEV([C6.K5:.K34])" office:value-type="float" office:value="0.563241847975046" calcext:value-type="float">
            <text:p>0,563241848</text:p>
          </table:table-cell>
          <table:table-cell table:style-name="ce14" table:formula="of:=STDEV([C6.L5:.L34])" office:value-type="float" office:value="152.302519414547" calcext:value-type="float">
            <text:p>152,302519414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N5:.N34])" office:value-type="float" office:value="459.44768751142" calcext:value-type="float">
            <text:p>459,4476875114</text:p>
          </table:table-cell>
          <table:table-cell table:style-name="ce10" table:formula="of:=STDEV([C6.O5:.O34])" office:value-type="float" office:value="0.626062315579292" calcext:value-type="float">
            <text:p>0,6260623156</text:p>
          </table:table-cell>
          <table:table-cell table:style-name="ce14" table:formula="of:=STDEV([C6.P5:.P34])" office:value-type="float" office:value="199.485285765164" calcext:value-type="float">
            <text:p>199,485285765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R5:.R34])" office:value-type="float" office:value="421.236293557161" calcext:value-type="float">
            <text:p>421,2362935572</text:p>
          </table:table-cell>
          <table:table-cell table:style-name="ce10" table:formula="of:=STDEV([C6.S5:.S34])" office:value-type="float" office:value="0.546672273590534" calcext:value-type="float">
            <text:p>0,5466722736</text:p>
          </table:table-cell>
          <table:table-cell table:style-name="ce14" table:formula="of:=STDEV([C6.T5:.T34])" office:value-type="float" office:value="166.997657460522" calcext:value-type="float">
            <text:p>166,9976574605</text:p>
          </table:table-cell>
        </table:table-row>
      </table:table>
      <table:table table:name="C6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086.61792" calcext:value-type="float">
            <text:p>1086,617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18.12085" calcext:value-type="float">
            <text:p>2818,1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0.311035" calcext:value-type="float">
            <text:p>1460,311035</text:p>
          </table:table-cell>
          <table:table-cell office:value-type="float" office:value="1" calcext:value-type="float">
            <text:p>1</text:p>
          </table:table-cell>
          <table:table-cell office:value-type="float" office:value="20.01" calcext:value-type="float">
            <text:p>20,01</text:p>
          </table:table-cell>
          <table:table-cell/>
          <table:table-cell office:value-type="float" office:value="1214.593018" calcext:value-type="float">
            <text:p>1214,593018</text:p>
          </table:table-cell>
          <table:table-cell office:value-type="float" office:value="1" calcext:value-type="float">
            <text:p>1</text:p>
          </table:table-cell>
          <table:table-cell office:value-type="float" office:value="33.722" calcext:value-type="float">
            <text:p>33,722</text:p>
          </table:table-cell>
          <table:table-cell/>
          <table:table-cell office:value-type="float" office:value="831.369995" calcext:value-type="float">
            <text:p>831,36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309082" calcext:value-type="float">
            <text:p>2095,309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5.676025" calcext:value-type="float">
            <text:p>1645,676025</text:p>
          </table:table-cell>
          <table:table-cell office:value-type="float" office:value="1" calcext:value-type="float">
            <text:p>1</text:p>
          </table:table-cell>
          <table:table-cell office:value-type="float" office:value="23.654001" calcext:value-type="float">
            <text:p>23,654001</text:p>
          </table:table-cell>
          <table:table-cell/>
          <table:table-cell office:value-type="float" office:value="1056.19397" calcext:value-type="float">
            <text:p>1056,193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0.478027" calcext:value-type="float">
            <text:p>1040,4780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0.623047" calcext:value-type="float">
            <text:p>2280,623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9.688049" calcext:value-type="float">
            <text:p>879,6880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6.3479" calcext:value-type="float">
            <text:p>2206,3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2.561951" calcext:value-type="float">
            <text:p>952,561951</text:p>
          </table:table-cell>
          <table:table-cell office:value-type="float" office:value="1" calcext:value-type="float">
            <text:p>1</text:p>
          </table:table-cell>
          <table:table-cell office:value-type="float" office:value="29.720001" calcext:value-type="float">
            <text:p>29,720001</text:p>
          </table:table-cell>
          <table:table-cell/>
          <table:table-cell office:value-type="float" office:value="2656.652832" calcext:value-type="float">
            <text:p>2656,6528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5.296021" calcext:value-type="float">
            <text:p>1845,296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1.267944" calcext:value-type="float">
            <text:p>1911,267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9.775024" calcext:value-type="float">
            <text:p>859,775024</text:p>
          </table:table-cell>
          <table:table-cell office:value-type="float" office:value="1" calcext:value-type="float">
            <text:p>1</text:p>
          </table:table-cell>
          <table:table-cell office:value-type="float" office:value="19.49" calcext:value-type="float">
            <text:p>19,49</text:p>
          </table:table-cell>
          <table:table-cell/>
          <table:table-cell office:value-type="float" office:value="1050.219971" calcext:value-type="float">
            <text:p>1050,219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1.18689" calcext:value-type="float">
            <text:p>1271,186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0.677979" calcext:value-type="float">
            <text:p>1150,677979</text:p>
          </table:table-cell>
          <table:table-cell office:value-type="float" office:value="1" calcext:value-type="float">
            <text:p>1</text:p>
          </table:table-cell>
          <table:table-cell office:value-type="float" office:value="25.813" calcext:value-type="float">
            <text:p>25,813</text:p>
          </table:table-cell>
          <table:table-cell/>
          <table:table-cell office:value-type="float" office:value="2044.774048" calcext:value-type="float">
            <text:p>2044,774048</text:p>
          </table:table-cell>
          <table:table-cell office:value-type="float" office:value="1" calcext:value-type="float">
            <text:p>1</text:p>
          </table:table-cell>
          <table:table-cell office:value-type="float" office:value="299.109985" calcext:value-type="float">
            <text:p>299,109985</text:p>
          </table:table-cell>
          <table:table-cell/>
          <table:table-cell office:value-type="float" office:value="795.597961" calcext:value-type="float">
            <text:p>795,597961</text:p>
          </table:table-cell>
          <table:table-cell office:value-type="float" office:value="2" calcext:value-type="float">
            <text:p>2</text:p>
          </table:table-cell>
          <table:table-cell office:value-type="float" office:value="65.843002" calcext:value-type="float">
            <text:p>65,843002</text:p>
          </table:table-cell>
          <table:table-cell/>
          <table:table-cell office:value-type="float" office:value="1025.236938" calcext:value-type="float">
            <text:p>1025,236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11.831055" calcext:value-type="float">
            <text:p>2311,831055</text:p>
          </table:table-cell>
          <table:table-cell office:value-type="float" office:value="1" calcext:value-type="float">
            <text:p>1</text:p>
          </table:table-cell>
          <table:table-cell office:value-type="float" office:value="558.554016" calcext:value-type="float">
            <text:p>558,554016</text:p>
          </table:table-cell>
        </table:table-row>
        <table:table-row table:style-name="ro1">
          <table:table-cell/>
          <table:table-cell office:value-type="float" office:value="1088.567017" calcext:value-type="float">
            <text:p>1088,567017</text:p>
          </table:table-cell>
          <table:table-cell office:value-type="float" office:value="1" calcext:value-type="float">
            <text:p>1</text:p>
          </table:table-cell>
          <table:table-cell office:value-type="float" office:value="14.585999" calcext:value-type="float">
            <text:p>14,585999</text:p>
          </table:table-cell>
          <table:table-cell/>
          <table:table-cell office:value-type="float" office:value="1012.140015" calcext:value-type="float">
            <text:p>1012,140015</text:p>
          </table:table-cell>
          <table:table-cell office:value-type="float" office:value="1" calcext:value-type="float">
            <text:p>1</text:p>
          </table:table-cell>
          <table:table-cell office:value-type="float" office:value="536.759033" calcext:value-type="float">
            <text:p>536,759033</text:p>
          </table:table-cell>
          <table:table-cell/>
          <table:table-cell office:value-type="float" office:value="1020.591003" calcext:value-type="float">
            <text:p>1020,591003</text:p>
          </table:table-cell>
          <table:table-cell office:value-type="float" office:value="1" calcext:value-type="float">
            <text:p>1</text:p>
          </table:table-cell>
          <table:table-cell office:value-type="float" office:value="41.836998" calcext:value-type="float">
            <text:p>41,836998</text:p>
          </table:table-cell>
          <table:table-cell/>
          <table:table-cell office:value-type="float" office:value="1126.473999" calcext:value-type="float">
            <text:p>1126,47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27.054016" calcext:value-type="float">
            <text:p>827,054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28.817993" calcext:value-type="float">
            <text:p>1928,817993</text:p>
          </table:table-cell>
          <table:table-cell office:value-type="float" office:value="1" calcext:value-type="float">
            <text:p>1</text:p>
          </table:table-cell>
          <table:table-cell office:value-type="float" office:value="282.096008" calcext:value-type="float">
            <text:p>282,096008</text:p>
          </table:table-cell>
        </table:table-row>
        <table:table-row table:style-name="ro1">
          <table:table-cell/>
          <table:table-cell office:value-type="float" office:value="1112.000977" calcext:value-type="float">
            <text:p>1112,0009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4.971985" calcext:value-type="float">
            <text:p>864,971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3.937988" calcext:value-type="float">
            <text:p>2283,937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9.067993" calcext:value-type="float">
            <text:p>1009,06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3.824036" calcext:value-type="float">
            <text:p>983,824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5.314941" calcext:value-type="float">
            <text:p>2555,314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3.351929" calcext:value-type="float">
            <text:p>1103,3519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74.932007" calcext:value-type="float">
            <text:p>874,932007</text:p>
          </table:table-cell>
          <table:table-cell office:value-type="float" office:value="1" calcext:value-type="float">
            <text:p>1</text:p>
          </table:table-cell>
          <table:table-cell office:value-type="float" office:value="253.340988" calcext:value-type="float">
            <text:p>253,340988</text:p>
          </table:table-cell>
          <table:table-cell/>
          <table:table-cell office:value-type="float" office:value="1319.911987" calcext:value-type="float">
            <text:p>1319,9119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2.360962" calcext:value-type="float">
            <text:p>1102,360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7.812012" calcext:value-type="float">
            <text:p>1057,81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83.572998" calcext:value-type="float">
            <text:p>1783,57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7.009033" calcext:value-type="float">
            <text:p>837,009033</text:p>
          </table:table-cell>
          <table:table-cell office:value-type="float" office:value="2" calcext:value-type="float">
            <text:p>2</text:p>
          </table:table-cell>
          <table:table-cell office:value-type="float" office:value="1004.236938" calcext:value-type="float">
            <text:p>1004,236938</text:p>
          </table:table-cell>
          <table:table-cell/>
          <table:table-cell office:value-type="float" office:value="1908.287109" calcext:value-type="float">
            <text:p>1908,287109</text:p>
          </table:table-cell>
          <table:table-cell office:value-type="float" office:value="1" calcext:value-type="float">
            <text:p>1</text:p>
          </table:table-cell>
          <table:table-cell office:value-type="float" office:value="332.637024" calcext:value-type="float">
            <text:p>332,637024</text:p>
          </table:table-cell>
          <table:table-cell/>
          <table:table-cell office:value-type="float" office:value="1144.589966" calcext:value-type="float">
            <text:p>1144,589966</text:p>
          </table:table-cell>
          <table:table-cell office:value-type="float" office:value="1" calcext:value-type="float">
            <text:p>1</text:p>
          </table:table-cell>
          <table:table-cell office:value-type="float" office:value="14.856999" calcext:value-type="float">
            <text:p>14,856999</text:p>
          </table:table-cell>
          <table:table-cell/>
          <table:table-cell office:value-type="float" office:value="1328.493042" calcext:value-type="float">
            <text:p>1328,493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8.057983" calcext:value-type="float">
            <text:p>1068,057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7.097046" calcext:value-type="float">
            <text:p>1967,097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8.336914" calcext:value-type="float">
            <text:p>1938,3369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2.81604" calcext:value-type="float">
            <text:p>1212,816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14.784912" calcext:value-type="float">
            <text:p>2114,784912</text:p>
          </table:table-cell>
          <table:table-cell office:value-type="float" office:value="1" calcext:value-type="float">
            <text:p>1</text:p>
          </table:table-cell>
          <table:table-cell office:value-type="float" office:value="16.476999" calcext:value-type="float">
            <text:p>16,476999</text:p>
          </table:table-cell>
          <table:table-cell/>
          <table:table-cell office:value-type="float" office:value="1254.348999" calcext:value-type="float">
            <text:p>1254,348999</text:p>
          </table:table-cell>
          <table:table-cell office:value-type="float" office:value="1" calcext:value-type="float">
            <text:p>1</text:p>
          </table:table-cell>
          <table:table-cell office:value-type="float" office:value="11.997001" calcext:value-type="float">
            <text:p>11,997001</text:p>
          </table:table-cell>
          <table:table-cell/>
          <table:table-cell office:value-type="float" office:value="946.809021" calcext:value-type="float">
            <text:p>946,809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6.850952" calcext:value-type="float">
            <text:p>1966,850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45.515137" calcext:value-type="float">
            <text:p>3245,515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8.877991" calcext:value-type="float">
            <text:p>918,877991</text:p>
          </table:table-cell>
          <table:table-cell office:value-type="float" office:value="1" calcext:value-type="float">
            <text:p>1</text:p>
          </table:table-cell>
          <table:table-cell office:value-type="float" office:value="208.46701" calcext:value-type="float">
            <text:p>208,46701</text:p>
          </table:table-cell>
          <table:table-cell/>
          <table:table-cell office:value-type="float" office:value="2221.572998" calcext:value-type="float">
            <text:p>2221,5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48999" calcext:value-type="float">
            <text:p>1115,48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0.994995" calcext:value-type="float">
            <text:p>1030,994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76.197998" calcext:value-type="float">
            <text:p>3076,1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6.827026" calcext:value-type="float">
            <text:p>1896,827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44.557007" calcext:value-type="float">
            <text:p>1544,557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1.217041" calcext:value-type="float">
            <text:p>931,217041</text:p>
          </table:table-cell>
          <table:table-cell office:value-type="float" office:value="1" calcext:value-type="float">
            <text:p>1</text:p>
          </table:table-cell>
          <table:table-cell office:value-type="float" office:value="16.362" calcext:value-type="float">
            <text:p>16,362</text:p>
          </table:table-cell>
          <table:table-cell/>
          <table:table-cell office:value-type="float" office:value="1720.623047" calcext:value-type="float">
            <text:p>1720,623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1.557983" calcext:value-type="float">
            <text:p>901,557983</text:p>
          </table:table-cell>
          <table:table-cell office:value-type="float" office:value="1" calcext:value-type="float">
            <text:p>1</text:p>
          </table:table-cell>
          <table:table-cell office:value-type="float" office:value="30.725" calcext:value-type="float">
            <text:p>30,725</text:p>
          </table:table-cell>
          <table:table-cell/>
          <table:table-cell office:value-type="float" office:value="2418.042969" calcext:value-type="float">
            <text:p>2418,042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9.22699" calcext:value-type="float">
            <text:p>999,22699</text:p>
          </table:table-cell>
          <table:table-cell office:value-type="float" office:value="1" calcext:value-type="float">
            <text:p>1</text:p>
          </table:table-cell>
          <table:table-cell office:value-type="float" office:value="135.222" calcext:value-type="float">
            <text:p>135,222</text:p>
          </table:table-cell>
          <table:table-cell/>
          <table:table-cell office:value-type="float" office:value="1162.418945" calcext:value-type="float">
            <text:p>1162,4189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789001" calcext:value-type="float">
            <text:p>1020,78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6.029053" calcext:value-type="float">
            <text:p>1986,02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62.315002" calcext:value-type="float">
            <text:p>762,315002</text:p>
          </table:table-cell>
          <table:table-cell office:value-type="float" office:value="1" calcext:value-type="float">
            <text:p>1</text:p>
          </table:table-cell>
          <table:table-cell office:value-type="float" office:value="858.080994" calcext:value-type="float">
            <text:p>858,080994</text:p>
          </table:table-cell>
          <table:table-cell/>
          <table:table-cell office:value-type="float" office:value="1175.562012" calcext:value-type="float">
            <text:p>1175,562012</text:p>
          </table:table-cell>
          <table:table-cell office:value-type="float" office:value="1" calcext:value-type="float">
            <text:p>1</text:p>
          </table:table-cell>
          <table:table-cell office:value-type="float" office:value="20.882999" calcext:value-type="float">
            <text:p>20,882999</text:p>
          </table:table-cell>
        </table:table-row>
        <table:table-row table:style-name="ro1">
          <table:table-cell/>
          <table:table-cell office:value-type="float" office:value="944.945007" calcext:value-type="float">
            <text:p>944,945007</text:p>
          </table:table-cell>
          <table:table-cell office:value-type="float" office:value="1" calcext:value-type="float">
            <text:p>1</text:p>
          </table:table-cell>
          <table:table-cell office:value-type="float" office:value="23.712" calcext:value-type="float">
            <text:p>23,712</text:p>
          </table:table-cell>
          <table:table-cell/>
          <table:table-cell office:value-type="float" office:value="781.937012" calcext:value-type="float">
            <text:p>781,937012</text:p>
          </table:table-cell>
          <table:table-cell office:value-type="float" office:value="1" calcext:value-type="float">
            <text:p>1</text:p>
          </table:table-cell>
          <table:table-cell office:value-type="float" office:value="31.143" calcext:value-type="float">
            <text:p>31,143</text:p>
          </table:table-cell>
          <table:table-cell/>
          <table:table-cell office:value-type="float" office:value="1502.791016" calcext:value-type="float">
            <text:p>1502,79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41.313965" calcext:value-type="float">
            <text:p>1441,313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3.20697" calcext:value-type="float">
            <text:p>803,20697</text:p>
          </table:table-cell>
          <table:table-cell office:value-type="float" office:value="1" calcext:value-type="float">
            <text:p>1</text:p>
          </table:table-cell>
          <table:table-cell office:value-type="float" office:value="38.673" calcext:value-type="float">
            <text:p>38,673</text:p>
          </table:table-cell>
          <table:table-cell/>
          <table:table-cell office:value-type="float" office:value="2789.572998" calcext:value-type="float">
            <text:p>2789,572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68.11499" calcext:value-type="float">
            <text:p>1768,11499</text:p>
          </table:table-cell>
          <table:table-cell office:value-type="float" office:value="1" calcext:value-type="float">
            <text:p>1</text:p>
          </table:table-cell>
          <table:table-cell office:value-type="float" office:value="40.164001" calcext:value-type="float">
            <text:p>40,164001</text:p>
          </table:table-cell>
          <table:table-cell/>
          <table:table-cell office:value-type="float" office:value="890.069031" calcext:value-type="float">
            <text:p>890,069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33.536011" calcext:value-type="float">
            <text:p>1133,53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91.515015" calcext:value-type="float">
            <text:p>1491,5150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2.682007" calcext:value-type="float">
            <text:p>912,6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0.375" calcext:value-type="float">
            <text:p>1770,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8.369995" calcext:value-type="float">
            <text:p>1058,369995</text:p>
          </table:table-cell>
          <table:table-cell office:value-type="float" office:value="1" calcext:value-type="float">
            <text:p>1</text:p>
          </table:table-cell>
          <table:table-cell office:value-type="float" office:value="536.797974" calcext:value-type="float">
            <text:p>536,797974</text:p>
          </table:table-cell>
          <table:table-cell/>
          <table:table-cell office:value-type="float" office:value="1225.885986" calcext:value-type="float">
            <text:p>1225,885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4.597961" calcext:value-type="float">
            <text:p>984,597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17.081909" calcext:value-type="float">
            <text:p>1417,0819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6.828979" calcext:value-type="float">
            <text:p>996,828979</text:p>
          </table:table-cell>
          <table:table-cell office:value-type="float" office:value="1" calcext:value-type="float">
            <text:p>1</text:p>
          </table:table-cell>
          <table:table-cell office:value-type="float" office:value="5.406" calcext:value-type="float">
            <text:p>5,406</text:p>
          </table:table-cell>
          <table:table-cell/>
          <table:table-cell office:value-type="float" office:value="1963.062988" calcext:value-type="float">
            <text:p>1963,062988</text:p>
          </table:table-cell>
          <table:table-cell office:value-type="float" office:value="1" calcext:value-type="float">
            <text:p>1</text:p>
          </table:table-cell>
          <table:table-cell office:value-type="float" office:value="36.754002" calcext:value-type="float">
            <text:p>36,754002</text:p>
          </table:table-cell>
        </table:table-row>
        <table:table-row table:style-name="ro1">
          <table:table-cell/>
          <table:table-cell office:value-type="float" office:value="1080.879028" calcext:value-type="float">
            <text:p>1080,879028</text:p>
          </table:table-cell>
          <table:table-cell office:value-type="float" office:value="1" calcext:value-type="float">
            <text:p>1</text:p>
          </table:table-cell>
          <table:table-cell office:value-type="float" office:value="874.125" calcext:value-type="float">
            <text:p>874,125</text:p>
          </table:table-cell>
          <table:table-cell/>
          <table:table-cell office:value-type="float" office:value="1671.794067" calcext:value-type="float">
            <text:p>1671,7940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2.36499" calcext:value-type="float">
            <text:p>1022,36499</text:p>
          </table:table-cell>
          <table:table-cell office:value-type="float" office:value="1" calcext:value-type="float">
            <text:p>1</text:p>
          </table:table-cell>
          <table:table-cell office:value-type="float" office:value="446.365997" calcext:value-type="float">
            <text:p>446,365997</text:p>
          </table:table-cell>
          <table:table-cell/>
          <table:table-cell office:value-type="float" office:value="983.833008" calcext:value-type="float">
            <text:p>983,833008</text:p>
          </table:table-cell>
          <table:table-cell office:value-type="float" office:value="1" calcext:value-type="float">
            <text:p>1</text:p>
          </table:table-cell>
          <table:table-cell office:value-type="float" office:value="32.175999" calcext:value-type="float">
            <text:p>32,175999</text:p>
          </table:table-cell>
          <table:table-cell/>
          <table:table-cell office:value-type="float" office:value="2826.645996" calcext:value-type="float">
            <text:p>2826,645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1.399048" calcext:value-type="float">
            <text:p>1261,399048</text:p>
          </table:table-cell>
          <table:table-cell office:value-type="float" office:value="1" calcext:value-type="float">
            <text:p>1</text:p>
          </table:table-cell>
          <table:table-cell office:value-type="float" office:value="25.392" calcext:value-type="float">
            <text:p>25,392</text:p>
          </table:table-cell>
        </table:table-row>
        <table:table-row table:style-name="ro1">
          <table:table-cell/>
          <table:table-cell office:value-type="float" office:value="2607.153809" calcext:value-type="float">
            <text:p>2607,1538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7.562012" calcext:value-type="float">
            <text:p>1087,5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0.481018" calcext:value-type="float">
            <text:p>930,481018</text:p>
          </table:table-cell>
          <table:table-cell office:value-type="float" office:value="1" calcext:value-type="float">
            <text:p>1</text:p>
          </table:table-cell>
          <table:table-cell office:value-type="float" office:value="256.196991" calcext:value-type="float">
            <text:p>256,196991</text:p>
          </table:table-cell>
          <table:table-cell/>
          <table:table-cell office:value-type="float" office:value="1018.268005" calcext:value-type="float">
            <text:p>1018,268005</text:p>
          </table:table-cell>
          <table:table-cell office:value-type="float" office:value="2" calcext:value-type="float">
            <text:p>2</text:p>
          </table:table-cell>
          <table:table-cell office:value-type="float" office:value="154.546005" calcext:value-type="float">
            <text:p>154,546005</text:p>
          </table:table-cell>
          <table:table-cell/>
          <table:table-cell office:value-type="float" office:value="930.39801" calcext:value-type="float">
            <text:p>930,398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2.406128" calcext:value-type="float">
            <text:p>2012,406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9.921021" calcext:value-type="float">
            <text:p>1069,921021</text:p>
          </table:table-cell>
          <table:table-cell office:value-type="float" office:value="1" calcext:value-type="float">
            <text:p>1</text:p>
          </table:table-cell>
          <table:table-cell office:value-type="float" office:value="20.185999" calcext:value-type="float">
            <text:p>20,185999</text:p>
          </table:table-cell>
          <table:table-cell/>
          <table:table-cell office:value-type="float" office:value="1746.310913" calcext:value-type="float">
            <text:p>1746,310913</text:p>
          </table:table-cell>
          <table:table-cell office:value-type="float" office:value="1" calcext:value-type="float">
            <text:p>1</text:p>
          </table:table-cell>
          <table:table-cell office:value-type="float" office:value="42.217999" calcext:value-type="float">
            <text:p>42,217999</text:p>
          </table:table-cell>
          <table:table-cell/>
          <table:table-cell office:value-type="float" office:value="1826.061035" calcext:value-type="float">
            <text:p>1826,0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18.77002" calcext:value-type="float">
            <text:p>1618,7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7.276001" calcext:value-type="float">
            <text:p>807,2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4.757935" calcext:value-type="float">
            <text:p>1804,757935</text:p>
          </table:table-cell>
          <table:table-cell office:value-type="float" office:value="1" calcext:value-type="float">
            <text:p>1</text:p>
          </table:table-cell>
          <table:table-cell office:value-type="float" office:value="47.027" calcext:value-type="float">
            <text:p>47,027</text:p>
          </table:table-cell>
        </table:table-row>
        <table:table-row table:style-name="ro1">
          <table:table-cell/>
          <table:table-cell office:value-type="float" office:value="1136.197021" calcext:value-type="float">
            <text:p>1136,197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56.912964" calcext:value-type="float">
            <text:p>1456,912964</text:p>
          </table:table-cell>
          <table:table-cell office:value-type="float" office:value="1" calcext:value-type="float">
            <text:p>1</text:p>
          </table:table-cell>
          <table:table-cell office:value-type="float" office:value="23.139" calcext:value-type="float">
            <text:p>23,139</text:p>
          </table:table-cell>
          <table:table-cell/>
          <table:table-cell office:value-type="float" office:value="2813.979004" calcext:value-type="float">
            <text:p>2813,979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675049" calcext:value-type="float">
            <text:p>2095,675049</text:p>
          </table:table-cell>
          <table:table-cell office:value-type="float" office:value="1" calcext:value-type="float">
            <text:p>1</text:p>
          </table:table-cell>
          <table:table-cell office:value-type="float" office:value="12.67" calcext:value-type="float">
            <text:p>12,67</text:p>
          </table:table-cell>
          <table:table-cell/>
          <table:table-cell office:value-type="float" office:value="1037.968018" calcext:value-type="float">
            <text:p>1037,968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4.369019" calcext:value-type="float">
            <text:p>1864,369019</text:p>
          </table:table-cell>
          <table:table-cell office:value-type="float" office:value="1" calcext:value-type="float">
            <text:p>1</text:p>
          </table:table-cell>
          <table:table-cell office:value-type="float" office:value="153.028992" calcext:value-type="float">
            <text:p>153,028992</text:p>
          </table:table-cell>
        </table:table-row>
        <table:table-row table:style-name="ro1">
          <table:table-cell/>
          <table:table-cell office:value-type="float" office:value="1120.63501" calcext:value-type="float">
            <text:p>1120,635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6.924011" calcext:value-type="float">
            <text:p>906,924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334961" calcext:value-type="float">
            <text:p>1080,334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6.518982" calcext:value-type="float">
            <text:p>856,518982</text:p>
          </table:table-cell>
          <table:table-cell office:value-type="float" office:value="1" calcext:value-type="float">
            <text:p>1</text:p>
          </table:table-cell>
          <table:table-cell office:value-type="float" office:value="22.506001" calcext:value-type="float">
            <text:p>22,506001</text:p>
          </table:table-cell>
          <table:table-cell/>
          <table:table-cell office:value-type="float" office:value="904.205994" calcext:value-type="float">
            <text:p>904,205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5.275024" calcext:value-type="float">
            <text:p>1755,275024</text:p>
          </table:table-cell>
          <table:table-cell office:value-type="float" office:value="1" calcext:value-type="float">
            <text:p>1</text:p>
          </table:table-cell>
          <table:table-cell office:value-type="float" office:value="1151.177979" calcext:value-type="float">
            <text:p>1151,177979</text:p>
          </table:table-cell>
        </table:table-row>
        <table:table-row table:style-name="ro1">
          <table:table-cell/>
          <table:table-cell office:value-type="float" office:value="1637.756958" calcext:value-type="float">
            <text:p>1637,756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93.764954" calcext:value-type="float">
            <text:p>893,764954</text:p>
          </table:table-cell>
          <table:table-cell office:value-type="float" office:value="1" calcext:value-type="float">
            <text:p>1</text:p>
          </table:table-cell>
          <table:table-cell office:value-type="float" office:value="35.649002" calcext:value-type="float">
            <text:p>35,649002</text:p>
          </table:table-cell>
          <table:table-cell/>
          <table:table-cell office:value-type="float" office:value="990.189026" calcext:value-type="float">
            <text:p>990,1890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7.612793" calcext:value-type="float">
            <text:p>2067,612793</text:p>
          </table:table-cell>
          <table:table-cell office:value-type="float" office:value="1" calcext:value-type="float">
            <text:p>1</text:p>
          </table:table-cell>
          <table:table-cell office:value-type="float" office:value="874.036011" calcext:value-type="float">
            <text:p>874,036011</text:p>
          </table:table-cell>
          <table:table-cell/>
          <table:table-cell office:value-type="float" office:value="945.510986" calcext:value-type="float">
            <text:p>945,510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.803955" calcext:value-type="float">
            <text:p>1475,803955</text:p>
          </table:table-cell>
          <table:table-cell office:value-type="float" office:value="1" calcext:value-type="float">
            <text:p>1</text:p>
          </table:table-cell>
          <table:table-cell office:value-type="float" office:value="587.029968" calcext:value-type="float">
            <text:p>587,029968</text:p>
          </table:table-cell>
        </table:table-row>
        <table:table-row table:style-name="ro1">
          <table:table-cell/>
          <table:table-cell office:value-type="float" office:value="812.435974" calcext:value-type="float">
            <text:p>812,435974</text:p>
          </table:table-cell>
          <table:table-cell office:value-type="float" office:value="1" calcext:value-type="float">
            <text:p>1</text:p>
          </table:table-cell>
          <table:table-cell office:value-type="float" office:value="15.189" calcext:value-type="float">
            <text:p>15,189</text:p>
          </table:table-cell>
          <table:table-cell/>
          <table:table-cell office:value-type="float" office:value="1767.655029" calcext:value-type="float">
            <text:p>1767,6550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67.314087" calcext:value-type="float">
            <text:p>1067,314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0.613037" calcext:value-type="float">
            <text:p>1040,613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76.615967" calcext:value-type="float">
            <text:p>1876,615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6.011963" calcext:value-type="float">
            <text:p>2066,011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2.368896" calcext:value-type="float">
            <text:p>2512,368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1.304932" calcext:value-type="float">
            <text:p>1141,304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6.58197" calcext:value-type="float">
            <text:p>976,58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0.989014" calcext:value-type="float">
            <text:p>2230,98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88.56897" calcext:value-type="float">
            <text:p>888,56897</text:p>
          </table:table-cell>
          <table:table-cell office:value-type="float" office:value="1" calcext:value-type="float">
            <text:p>1</text:p>
          </table:table-cell>
          <table:table-cell office:value-type="float" office:value="12.131" calcext:value-type="float">
            <text:p>12,131</text:p>
          </table:table-cell>
          <table:table-cell/>
          <table:table-cell office:value-type="float" office:value="1875.148071" calcext:value-type="float">
            <text:p>1875,148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7.109985" calcext:value-type="float">
            <text:p>1057,1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1.993042" calcext:value-type="float">
            <text:p>971,993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1.569946" calcext:value-type="float">
            <text:p>2001,569946</text:p>
          </table:table-cell>
          <table:table-cell office:value-type="float" office:value="2" calcext:value-type="float">
            <text:p>2</text:p>
          </table:table-cell>
          <table:table-cell office:value-type="float" office:value="649.948975" calcext:value-type="float">
            <text:p>649,948975</text:p>
          </table:table-cell>
          <table:table-cell/>
          <table:table-cell office:value-type="float" office:value="1043.96106" calcext:value-type="float">
            <text:p>1043,96106</text:p>
          </table:table-cell>
          <table:table-cell office:value-type="float" office:value="1" calcext:value-type="float">
            <text:p>1</text:p>
          </table:table-cell>
          <table:table-cell office:value-type="float" office:value="24.886999" calcext:value-type="float">
            <text:p>24,886999</text:p>
          </table:table-cell>
          <table:table-cell/>
          <table:table-cell office:value-type="float" office:value="882.734985" calcext:value-type="float">
            <text:p>882,7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2.492065" calcext:value-type="float">
            <text:p>1522,492065</text:p>
          </table:table-cell>
          <table:table-cell office:value-type="float" office:value="1" calcext:value-type="float">
            <text:p>1</text:p>
          </table:table-cell>
          <table:table-cell office:value-type="float" office:value="12.807" calcext:value-type="float">
            <text:p>12,807</text:p>
          </table:table-cell>
        </table:table-row>
        <table:table-row table:style-name="ro1">
          <table:table-cell/>
          <table:table-cell office:value-type="float" office:value="980.894958" calcext:value-type="float">
            <text:p>980,8949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75.723145" calcext:value-type="float">
            <text:p>2175,723145</text:p>
          </table:table-cell>
          <table:table-cell office:value-type="float" office:value="1" calcext:value-type="float">
            <text:p>1</text:p>
          </table:table-cell>
          <table:table-cell office:value-type="float" office:value="146.455002" calcext:value-type="float">
            <text:p>146,455002</text:p>
          </table:table-cell>
          <table:table-cell/>
          <table:table-cell office:value-type="float" office:value="1007.509949" calcext:value-type="float">
            <text:p>1007,509949</text:p>
          </table:table-cell>
          <table:table-cell office:value-type="float" office:value="1" calcext:value-type="float">
            <text:p>1</text:p>
          </table:table-cell>
          <table:table-cell office:value-type="float" office:value="28.356001" calcext:value-type="float">
            <text:p>28,356001</text:p>
          </table:table-cell>
          <table:table-cell/>
          <table:table-cell office:value-type="float" office:value="1996.203979" calcext:value-type="float">
            <text:p>1996,20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5.906006" calcext:value-type="float">
            <text:p>915,906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05.73999" calcext:value-type="float">
            <text:p>2405,7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0.263916" calcext:value-type="float">
            <text:p>2050,2639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2.473999" calcext:value-type="float">
            <text:p>1032,473999</text:p>
          </table:table-cell>
          <table:table-cell office:value-type="float" office:value="1" calcext:value-type="float">
            <text:p>1</text:p>
          </table:table-cell>
          <table:table-cell office:value-type="float" office:value="12.073" calcext:value-type="float">
            <text:p>12,073</text:p>
          </table:table-cell>
          <table:table-cell/>
          <table:table-cell office:value-type="float" office:value="2259.669922" calcext:value-type="float">
            <text:p>2259,6699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8.93811" calcext:value-type="float">
            <text:p>1658,938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253967" calcext:value-type="float">
            <text:p>838,253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6.79895" calcext:value-type="float">
            <text:p>2016,79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5.577148" calcext:value-type="float">
            <text:p>2505,5771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1.950989" calcext:value-type="float">
            <text:p>981,950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044006" calcext:value-type="float">
            <text:p>1008,044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3.606934" calcext:value-type="float">
            <text:p>1053,606934</text:p>
          </table:table-cell>
          <table:table-cell office:value-type="float" office:value="1" calcext:value-type="float">
            <text:p>1</text:p>
          </table:table-cell>
          <table:table-cell office:value-type="float" office:value="36.298" calcext:value-type="float">
            <text:p>36,298</text:p>
          </table:table-cell>
          <table:table-cell/>
          <table:table-cell office:value-type="float" office:value="1837.583984" calcext:value-type="float">
            <text:p>1837,583984</text:p>
          </table:table-cell>
          <table:table-cell office:value-type="float" office:value="1" calcext:value-type="float">
            <text:p>1</text:p>
          </table:table-cell>
          <table:table-cell office:value-type="float" office:value="30.427999" calcext:value-type="float">
            <text:p>30,427999</text:p>
          </table:table-cell>
          <table:table-cell/>
          <table:table-cell office:value-type="float" office:value="2026.494995" calcext:value-type="float">
            <text:p>2026,494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1.616943" calcext:value-type="float">
            <text:p>2061,6169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9.088013" calcext:value-type="float">
            <text:p>1099,088013</text:p>
          </table:table-cell>
          <table:table-cell office:value-type="float" office:value="1" calcext:value-type="float">
            <text:p>1</text:p>
          </table:table-cell>
          <table:table-cell office:value-type="float" office:value="22.743" calcext:value-type="float">
            <text:p>22,743</text:p>
          </table:table-cell>
          <table:table-cell/>
          <table:table-cell office:value-type="float" office:value="2076.400879" calcext:value-type="float">
            <text:p>2076,400879</text:p>
          </table:table-cell>
          <table:table-cell office:value-type="float" office:value="1" calcext:value-type="float">
            <text:p>1</text:p>
          </table:table-cell>
          <table:table-cell office:value-type="float" office:value="9.665999" calcext:value-type="float">
            <text:p>9,665999</text:p>
          </table:table-cell>
          <table:table-cell/>
          <table:table-cell office:value-type="float" office:value="1072.157959" calcext:value-type="float">
            <text:p>1072,157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2.207947" calcext:value-type="float">
            <text:p>1022,207947</text:p>
          </table:table-cell>
          <table:table-cell office:value-type="float" office:value="1" calcext:value-type="float">
            <text:p>1</text:p>
          </table:table-cell>
          <table:table-cell office:value-type="float" office:value="20.062" calcext:value-type="float">
            <text:p>20,062</text:p>
          </table:table-cell>
          <table:table-cell/>
          <table:table-cell office:value-type="float" office:value="2559.587891" calcext:value-type="float">
            <text:p>2559,58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0.809937" calcext:value-type="float">
            <text:p>1190,8099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7.86792" calcext:value-type="float">
            <text:p>1107,867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284912" calcext:value-type="float">
            <text:p>2470,2849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7.028931" calcext:value-type="float">
            <text:p>1077,028931</text:p>
          </table:table-cell>
          <table:table-cell office:value-type="float" office:value="1" calcext:value-type="float">
            <text:p>1</text:p>
          </table:table-cell>
          <table:table-cell office:value-type="float" office:value="696.95697" calcext:value-type="float">
            <text:p>696,95697</text:p>
          </table:table-cell>
          <table:table-cell/>
          <table:table-cell office:value-type="float" office:value="819.563965" calcext:value-type="float">
            <text:p>819,563965</text:p>
          </table:table-cell>
          <table:table-cell office:value-type="float" office:value="2" calcext:value-type="float">
            <text:p>2</text:p>
          </table:table-cell>
          <table:table-cell office:value-type="float" office:value="362.460022" calcext:value-type="float">
            <text:p>362,460022</text:p>
          </table:table-cell>
          <table:table-cell/>
          <table:table-cell office:value-type="float" office:value="1619.43811" calcext:value-type="float">
            <text:p>1619,43811</text:p>
          </table:table-cell>
          <table:table-cell office:value-type="float" office:value="1" calcext:value-type="float">
            <text:p>1</text:p>
          </table:table-cell>
          <table:table-cell office:value-type="float" office:value="90.460999" calcext:value-type="float">
            <text:p>90,460999</text:p>
          </table:table-cell>
        </table:table-row>
        <table:table-row table:style-name="ro1">
          <table:table-cell/>
          <table:table-cell office:value-type="float" office:value="1861.392944" calcext:value-type="float">
            <text:p>1861,3929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35.956055" calcext:value-type="float">
            <text:p>2935,956055</text:p>
          </table:table-cell>
          <table:table-cell office:value-type="float" office:value="1" calcext:value-type="float">
            <text:p>1</text:p>
          </table:table-cell>
          <table:table-cell office:value-type="float" office:value="229.365005" calcext:value-type="float">
            <text:p>229,365005</text:p>
          </table:table-cell>
          <table:table-cell/>
          <table:table-cell office:value-type="float" office:value="1029.028076" calcext:value-type="float">
            <text:p>1029,028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6.269043" calcext:value-type="float">
            <text:p>2146,269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8.085022" calcext:value-type="float">
            <text:p>838,0850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90.107178" calcext:value-type="float">
            <text:p>2490,107178</text:p>
          </table:table-cell>
          <table:table-cell office:value-type="float" office:value="1" calcext:value-type="float">
            <text:p>1</text:p>
          </table:table-cell>
          <table:table-cell office:value-type="float" office:value="426.324005" calcext:value-type="float">
            <text:p>426,324005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1487.7773783" calcext:value-type="float">
            <text:p>1487,7773783</text:p>
          </table:table-cell>
          <table:table-cell table:style-name="ce1" table:formula="of:=AVERAGE([C6.C5:.C34])" office:value-type="float" office:value="0.4" calcext:value-type="float">
            <text:p>0,4</text:p>
          </table:table-cell>
          <table:table-cell table:style-name="ce12" table:formula="of:=AVERAGE([C6.D5:.D34])" office:value-type="float" office:value="90.5864304333333" calcext:value-type="float">
            <text:p>90,586430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1368.52736013333" calcext:value-type="float">
            <text:p>1368,5273601333</text:p>
          </table:table-cell>
          <table:table-cell table:style-name="ce1" table:formula="of:=AVERAGE([C6.G5:.G34])" office:value-type="float" office:value="0.433333333333333" calcext:value-type="float">
            <text:p>0,4333333333</text:p>
          </table:table-cell>
          <table:table-cell table:style-name="ce12" table:formula="of:=AVERAGE([C6.H5:.H34])" office:value-type="float" office:value="63.3267354333333" calcext:value-type="float">
            <text:p>63,326735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1487.6330932" calcext:value-type="float">
            <text:p>1487,6330932</text:p>
          </table:table-cell>
          <table:table-cell table:style-name="ce1" table:formula="of:=AVERAGE([C6.K5:.K34])" office:value-type="float" office:value="0.4" calcext:value-type="float">
            <text:p>0,4</text:p>
          </table:table-cell>
          <table:table-cell table:style-name="ce12" table:formula="of:=AVERAGE([C6.L5:.L34])" office:value-type="float" office:value="59.9728981333333" calcext:value-type="float">
            <text:p>59,972898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1438.51086226667" calcext:value-type="float">
            <text:p>1438,5108622667</text:p>
          </table:table-cell>
          <table:table-cell table:style-name="ce1" table:formula="of:=AVERAGE([C6.O5:.O34])" office:value-type="float" office:value="0.433333333333333" calcext:value-type="float">
            <text:p>0,4333333333</text:p>
          </table:table-cell>
          <table:table-cell table:style-name="ce12" table:formula="of:=AVERAGE([C6.P5:.P34])" office:value-type="float" office:value="65.5212662666667" calcext:value-type="float">
            <text:p>65,521266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1041.95796093333" calcext:value-type="float">
            <text:p>1041,9579609333</text:p>
          </table:table-cell>
          <table:table-cell table:style-name="ce1" table:formula="of:=AVERAGE([C6.S5:.S34])" office:value-type="float" office:value="0.333333333333333" calcext:value-type="float">
            <text:p>0,3333333333</text:p>
          </table:table-cell>
          <table:table-cell table:style-name="ce12" table:formula="of:=AVERAGE([C6.T5:.T34])" office:value-type="float" office:value="45.9152005" calcext:value-type="float">
            <text:p>45,915200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1993.8002075" calcext:value-type="float">
            <text:p>1993,8002075</text:p>
          </table:table-cell>
          <table:table-cell table:style-name="ce1" table:formula="of:=AVERAGE([C6.W5:.W34])" office:value-type="float" office:value="0.4" calcext:value-type="float">
            <text:p>0,4</text:p>
          </table:table-cell>
          <table:table-cell table:style-name="ce12" table:formula="of:=AVERAGE([C6.X5:.X34])" office:value-type="float" office:value="113.0511656" calcext:value-type="float">
            <text:p>113,0511656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1128.4160155" calcext:value-type="float">
            <text:p>1128,4160155</text:p>
          </table:table-cell>
          <table:table-cell table:style-name="ce1" table:formula="of:=MEDIAN([C6.C5:.C34])" office:value-type="float" office:value="0" calcext:value-type="float">
            <text:p>0</text:p>
          </table:table-cell>
          <table:table-cell table:style-name="ce12" table:formula="of:=MEDIAN([C6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1124.586426" calcext:value-type="float">
            <text:p>1124,586426</text:p>
          </table:table-cell>
          <table:table-cell table:style-name="ce1" table:formula="of:=MEDIAN([C6.G5:.G34])" office:value-type="float" office:value="0" calcext:value-type="float">
            <text:p>0</text:p>
          </table:table-cell>
          <table:table-cell table:style-name="ce12" table:formula="of:=MEDIAN([C6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1139.0629885" calcext:value-type="float">
            <text:p>1139,0629885</text:p>
          </table:table-cell>
          <table:table-cell table:style-name="ce1" table:formula="of:=MEDIAN([C6.K5:.K34])" office:value-type="float" office:value="0" calcext:value-type="float">
            <text:p>0</text:p>
          </table:table-cell>
          <table:table-cell table:style-name="ce12" table:formula="of:=MEDIAN([C6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1291.4210205" calcext:value-type="float">
            <text:p>1291,4210205</text:p>
          </table:table-cell>
          <table:table-cell table:style-name="ce1" table:formula="of:=MEDIAN([C6.O5:.O34])" office:value-type="float" office:value="0" calcext:value-type="float">
            <text:p>0</text:p>
          </table:table-cell>
          <table:table-cell table:style-name="ce12" table:formula="of:=MEDIAN([C6.P5:.P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914.2940065" calcext:value-type="float">
            <text:p>914,2940065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2" table:formula="of:=MEDIAN([C6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1966.973999" calcext:value-type="float">
            <text:p>1966,973999</text:p>
          </table:table-cell>
          <table:table-cell table:style-name="ce1" table:formula="of:=MEDIAN([C6.W5:.W34])" office:value-type="float" office:value="0" calcext:value-type="float">
            <text:p>0</text:p>
          </table:table-cell>
          <table:table-cell table:style-name="ce12" table:formula="of:=MEDIAN([C6.X5:.X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6.B5:.B34])" office:value-type="float" office:value="626.404860887454" calcext:value-type="float">
            <text:p>626,4048608875</text:p>
          </table:table-cell>
          <table:table-cell table:style-name="ce10" table:formula="of:=STDEV([C6.C5:.C34])" office:value-type="float" office:value="0.563241847975046" calcext:value-type="float">
            <text:p>0,563241848</text:p>
          </table:table-cell>
          <table:table-cell table:style-name="ce14" table:formula="of:=STDEV([C6.D5:.D34])" office:value-type="float" office:value="251.705594574985" calcext:value-type="float">
            <text:p>251,70559457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F5:.F34])" office:value-type="float" office:value="597.518334215204" calcext:value-type="float">
            <text:p>597,5183342152</text:p>
          </table:table-cell>
          <table:table-cell table:style-name="ce10" table:formula="of:=STDEV([C6.G5:.G34])" office:value-type="float" office:value="0.504006932993731" calcext:value-type="float">
            <text:p>0,504006933</text:p>
          </table:table-cell>
          <table:table-cell table:style-name="ce14" table:formula="of:=STDEV([C6.H5:.H34])" office:value-type="float" office:value="126.768147461277" calcext:value-type="float">
            <text:p>126,7681474613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J5:.J34])" office:value-type="float" office:value="574.465869014021" calcext:value-type="float">
            <text:p>574,465869014</text:p>
          </table:table-cell>
          <table:table-cell table:style-name="ce10" table:formula="of:=STDEV([C6.K5:.K34])" office:value-type="float" office:value="0.563241847975046" calcext:value-type="float">
            <text:p>0,563241848</text:p>
          </table:table-cell>
          <table:table-cell table:style-name="ce14" table:formula="of:=STDEV([C6.L5:.L34])" office:value-type="float" office:value="152.302519414547" calcext:value-type="float">
            <text:p>152,302519414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N5:.N34])" office:value-type="float" office:value="459.44768751142" calcext:value-type="float">
            <text:p>459,4476875114</text:p>
          </table:table-cell>
          <table:table-cell table:style-name="ce10" table:formula="of:=STDEV([C6.O5:.O34])" office:value-type="float" office:value="0.626062315579292" calcext:value-type="float">
            <text:p>0,6260623156</text:p>
          </table:table-cell>
          <table:table-cell table:style-name="ce14" table:formula="of:=STDEV([C6.P5:.P34])" office:value-type="float" office:value="199.485285765164" calcext:value-type="float">
            <text:p>199,485285765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R5:.R34])" office:value-type="float" office:value="421.236293557161" calcext:value-type="float">
            <text:p>421,2362935572</text:p>
          </table:table-cell>
          <table:table-cell table:style-name="ce10" table:formula="of:=STDEV([C6.S5:.S34])" office:value-type="float" office:value="0.546672273590534" calcext:value-type="float">
            <text:p>0,5466722736</text:p>
          </table:table-cell>
          <table:table-cell table:style-name="ce14" table:formula="of:=STDEV([C6.T5:.T34])" office:value-type="float" office:value="166.997657460522" calcext:value-type="float">
            <text:p>166,9976574605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6.V5:.V34])" office:value-type="float" office:value="460.550044071081" calcext:value-type="float">
            <text:p>460,5500440711</text:p>
          </table:table-cell>
          <table:table-cell table:style-name="ce10" table:formula="of:=STDEV([C6.W5:.W34])" office:value-type="float" office:value="0.49827287912244" calcext:value-type="float">
            <text:p>0,4982728791</text:p>
          </table:table-cell>
          <table:table-cell table:style-name="ce14" table:formula="of:=STDEV([C6.X5:.X34])" office:value-type="float" office:value="255.701818382704" calcext:value-type="float">
            <text:p>255,7018183827</text:p>
          </table:table-cell>
        </table:table-row>
      </table:table>
      <table:table table:name="C7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 table:number-rows-repeated="30">
          <table:table-cell table:number-columns-repeated="28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string" office:string-value="" calcext:value-type="error">
            <text:p>#DIV/0!</text:p>
          </table:table-cell>
          <table:table-cell table:style-name="ce1" table:formula="of:=AVERAGE([C7.C5:.C34])" office:value-type="string" office:string-value="" calcext:value-type="error">
            <text:p>#DIV/0!</text:p>
          </table:table-cell>
          <table:table-cell table:style-name="ce12" table:formula="of:=AVERAGE([C7.D5:.D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string" office:string-value="" calcext:value-type="error">
            <text:p>#DIV/0!</text:p>
          </table:table-cell>
          <table:table-cell table:style-name="ce1" table:formula="of:=AVERAGE([C7.G5:.G34])" office:value-type="string" office:string-value="" calcext:value-type="error">
            <text:p>#DIV/0!</text:p>
          </table:table-cell>
          <table:table-cell table:style-name="ce12" table:formula="of:=AVERAGE([C7.H5:.H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string" office:string-value="" calcext:value-type="error">
            <text:p>#DIV/0!</text:p>
          </table:table-cell>
          <table:table-cell table:style-name="ce1" table:formula="of:=AVERAGE([C7.K5:.K34])" office:value-type="string" office:string-value="" calcext:value-type="error">
            <text:p>#DIV/0!</text:p>
          </table:table-cell>
          <table:table-cell table:style-name="ce12" table:formula="of:=AVERAGE([C7.L5:.L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string" office:string-value="" calcext:value-type="error">
            <text:p>#DIV/0!</text:p>
          </table:table-cell>
          <table:table-cell table:style-name="ce1" table:formula="of:=AVERAGE([C7.O5:.O34])" office:value-type="string" office:string-value="" calcext:value-type="error">
            <text:p>#DIV/0!</text:p>
          </table:table-cell>
          <table:table-cell table:style-name="ce12" table:formula="of:=AVERAGE([C7.P5:.P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string" office:string-value="" calcext:value-type="error">
            <text:p>#DIV/0!</text:p>
          </table:table-cell>
          <table:table-cell table:style-name="ce1" table:formula="of:=AVERAGE([C7.S5:.S34])" office:value-type="string" office:string-value="" calcext:value-type="error">
            <text:p>#DIV/0!</text:p>
          </table:table-cell>
          <table:table-cell table:style-name="ce12" table:formula="of:=AVERAGE([C7.T5:.T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string" office:string-value="" calcext:value-type="error">
            <text:p>#DIV/0!</text:p>
          </table:table-cell>
          <table:table-cell table:style-name="ce1" table:formula="of:=AVERAGE([C7.W5:.W34])" office:value-type="string" office:string-value="" calcext:value-type="error">
            <text:p>#DIV/0!</text:p>
          </table:table-cell>
          <table:table-cell table:style-name="ce12" table:formula="of:=AVERAGE([C7.X5:.X34])" office:value-type="string" office:string-value="" calcext:value-type="error">
            <text:p>#DIV/0!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string" office:string-value="" calcext:value-type="error">
            <text:p>#DIV/0!</text:p>
          </table:table-cell>
          <table:table-cell table:style-name="ce1" table:formula="of:=AVERAGE([C7.AA5:.AA34])" office:value-type="string" office:string-value="" calcext:value-type="error">
            <text:p>#DIV/0!</text:p>
          </table:table-cell>
          <table:table-cell table:style-name="ce12" table:formula="of:=AVERAGE([C7.AB5:.AB34])" office:value-type="string" office:string-value="" calcext:value-type="error">
            <text:p>#DIV/0!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string" office:string-value="" calcext:value-type="error">
            <text:p>#VALOR!</text:p>
          </table:table-cell>
          <table:table-cell table:style-name="ce1" table:formula="of:=MEDIAN([C7.C5:.C34])" office:value-type="string" office:string-value="" calcext:value-type="error">
            <text:p>#VALOR!</text:p>
          </table:table-cell>
          <table:table-cell table:style-name="ce12" table:formula="of:=MEDIAN([C7.D5:.D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string" office:string-value="" calcext:value-type="error">
            <text:p>#VALOR!</text:p>
          </table:table-cell>
          <table:table-cell table:style-name="ce1" table:formula="of:=MEDIAN([C7.G5:.G34])" office:value-type="string" office:string-value="" calcext:value-type="error">
            <text:p>#VALOR!</text:p>
          </table:table-cell>
          <table:table-cell table:style-name="ce12" table:formula="of:=MEDIAN([C7.H5:.H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string" office:string-value="" calcext:value-type="error">
            <text:p>#VALOR!</text:p>
          </table:table-cell>
          <table:table-cell table:style-name="ce1" table:formula="of:=MEDIAN([C7.K5:.K34])" office:value-type="string" office:string-value="" calcext:value-type="error">
            <text:p>#VALOR!</text:p>
          </table:table-cell>
          <table:table-cell table:style-name="ce12" table:formula="of:=MEDIAN([C7.L5:.L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string" office:string-value="" calcext:value-type="error">
            <text:p>#VALOR!</text:p>
          </table:table-cell>
          <table:table-cell table:style-name="ce1" table:formula="of:=MEDIAN([C7.O5:.O34])" office:value-type="string" office:string-value="" calcext:value-type="error">
            <text:p>#VALOR!</text:p>
          </table:table-cell>
          <table:table-cell table:style-name="ce12" table:formula="of:=MEDIAN([C7.P5:.P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string" office:string-value="" calcext:value-type="error">
            <text:p>#VALOR!</text:p>
          </table:table-cell>
          <table:table-cell table:style-name="ce1" table:formula="of:=MEDIAN([C7.S5:.S34])" office:value-type="string" office:string-value="" calcext:value-type="error">
            <text:p>#VALOR!</text:p>
          </table:table-cell>
          <table:table-cell table:style-name="ce12" table:formula="of:=MEDIAN([C7.T5:.T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string" office:string-value="" calcext:value-type="error">
            <text:p>#VALOR!</text:p>
          </table:table-cell>
          <table:table-cell table:style-name="ce1" table:formula="of:=MEDIAN([C7.W5:.W34])" office:value-type="string" office:string-value="" calcext:value-type="error">
            <text:p>#VALOR!</text:p>
          </table:table-cell>
          <table:table-cell table:style-name="ce12" table:formula="of:=MEDIAN([C7.X5:.X34])" office:value-type="string" office:string-value="" calcext:value-type="error">
            <text:p>#VALOR!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string" office:string-value="" calcext:value-type="error">
            <text:p>#VALOR!</text:p>
          </table:table-cell>
          <table:table-cell table:style-name="ce1" table:formula="of:=MEDIAN([C7.AA5:.AA34])" office:value-type="string" office:string-value="" calcext:value-type="error">
            <text:p>#VALOR!</text:p>
          </table:table-cell>
          <table:table-cell table:style-name="ce12" table:formula="of:=MEDIAN([C7.AB5:.AB34])" office:value-type="string" office:string-value="" calcext:value-type="error">
            <text:p>#VALOR!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7.B5:.B34])" office:value-type="string" office:string-value="" calcext:value-type="error">
            <text:p>#DIV/0!</text:p>
          </table:table-cell>
          <table:table-cell table:style-name="ce10" table:formula="of:=STDEV([C7.C5:.C34])" office:value-type="string" office:string-value="" calcext:value-type="error">
            <text:p>#DIV/0!</text:p>
          </table:table-cell>
          <table:table-cell table:style-name="ce14" table:formula="of:=STDEV([C7.D5:.D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7.F5:.F34])" office:value-type="string" office:string-value="" calcext:value-type="error">
            <text:p>#DIV/0!</text:p>
          </table:table-cell>
          <table:table-cell table:style-name="ce10" table:formula="of:=STDEV([C7.G5:.G34])" office:value-type="string" office:string-value="" calcext:value-type="error">
            <text:p>#DIV/0!</text:p>
          </table:table-cell>
          <table:table-cell table:style-name="ce14" table:formula="of:=STDEV([C7.H5:.H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7.J5:.J34])" office:value-type="string" office:string-value="" calcext:value-type="error">
            <text:p>#DIV/0!</text:p>
          </table:table-cell>
          <table:table-cell table:style-name="ce10" table:formula="of:=STDEV([C7.K5:.K34])" office:value-type="string" office:string-value="" calcext:value-type="error">
            <text:p>#DIV/0!</text:p>
          </table:table-cell>
          <table:table-cell table:style-name="ce14" table:formula="of:=STDEV([C7.L5:.L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7.N5:.N34])" office:value-type="string" office:string-value="" calcext:value-type="error">
            <text:p>#DIV/0!</text:p>
          </table:table-cell>
          <table:table-cell table:style-name="ce10" table:formula="of:=STDEV([C7.O5:.O34])" office:value-type="string" office:string-value="" calcext:value-type="error">
            <text:p>#DIV/0!</text:p>
          </table:table-cell>
          <table:table-cell table:style-name="ce14" table:formula="of:=STDEV([C7.P5:.P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7.R5:.R34])" office:value-type="string" office:string-value="" calcext:value-type="error">
            <text:p>#DIV/0!</text:p>
          </table:table-cell>
          <table:table-cell table:style-name="ce10" table:formula="of:=STDEV([C7.S5:.S34])" office:value-type="string" office:string-value="" calcext:value-type="error">
            <text:p>#DIV/0!</text:p>
          </table:table-cell>
          <table:table-cell table:style-name="ce14" table:formula="of:=STDEV([C7.T5:.T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7.V5:.V34])" office:value-type="string" office:string-value="" calcext:value-type="error">
            <text:p>#DIV/0!</text:p>
          </table:table-cell>
          <table:table-cell table:style-name="ce10" table:formula="of:=STDEV([C7.W5:.W34])" office:value-type="string" office:string-value="" calcext:value-type="error">
            <text:p>#DIV/0!</text:p>
          </table:table-cell>
          <table:table-cell table:style-name="ce14" table:formula="of:=STDEV([C7.X5:.X34])" office:value-type="string" office:string-value="" calcext:value-type="error">
            <text:p>#DIV/0!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7.Z5:.Z34])" office:value-type="string" office:string-value="" calcext:value-type="error">
            <text:p>#DIV/0!</text:p>
          </table:table-cell>
          <table:table-cell table:style-name="ce10" table:formula="of:=STDEV([C7.AA5:.AA34])" office:value-type="string" office:string-value="" calcext:value-type="error">
            <text:p>#DIV/0!</text:p>
          </table:table-cell>
          <table:table-cell table:style-name="ce14" table:formula="of:=STDEV([C7.AB5:.AB34])" office:value-type="string" office:string-value="" calcext:value-type="error">
            <text:p>#DIV/0!</text:p>
          </table:table-cell>
        </table:table-row>
      </table:table>
      <table:table table:name="C8" table:style-name="ta1"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6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8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105.974976" calcext:value-type="float">
            <text:p>1105,974976</text:p>
          </table:table-cell>
          <table:table-cell office:value-type="float" office:value="2" calcext:value-type="float">
            <text:p>2</text:p>
          </table:table-cell>
          <table:table-cell office:value-type="float" office:value="131.828003" calcext:value-type="float">
            <text:p>131,828003</text:p>
          </table:table-cell>
          <table:table-cell/>
          <table:table-cell office:value-type="float" office:value="1052.375977" calcext:value-type="float">
            <text:p>1052,375977</text:p>
          </table:table-cell>
          <table:table-cell office:value-type="float" office:value="2" calcext:value-type="float">
            <text:p>2</text:p>
          </table:table-cell>
          <table:table-cell office:value-type="float" office:value="248.675018" calcext:value-type="float">
            <text:p>248,675018</text:p>
          </table:table-cell>
          <table:table-cell/>
          <table:table-cell office:value-type="float" office:value="934.71698" calcext:value-type="float">
            <text:p>934,716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03.833008" calcext:value-type="float">
            <text:p>2303,833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4.725037" calcext:value-type="float">
            <text:p>904,725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9.269043" calcext:value-type="float">
            <text:p>2299,2690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8.52002" calcext:value-type="float">
            <text:p>1958,5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5.047119" calcext:value-type="float">
            <text:p>2235,047119</text:p>
          </table:table-cell>
          <table:table-cell office:value-type="float" office:value="1" calcext:value-type="float">
            <text:p>1</text:p>
          </table:table-cell>
          <table:table-cell office:value-type="float" office:value="49.920002" calcext:value-type="float">
            <text:p>49,920002</text:p>
          </table:table-cell>
        </table:table-row>
        <table:table-row table:style-name="ro1">
          <table:table-cell/>
          <table:table-cell office:value-type="float" office:value="1030.609985" calcext:value-type="float">
            <text:p>1030,6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666931" calcext:value-type="float">
            <text:p>1020,666931</text:p>
          </table:table-cell>
          <table:table-cell office:value-type="float" office:value="1" calcext:value-type="float">
            <text:p>1</text:p>
          </table:table-cell>
          <table:table-cell office:value-type="float" office:value="129.895004" calcext:value-type="float">
            <text:p>129,895004</text:p>
          </table:table-cell>
          <table:table-cell/>
          <table:table-cell office:value-type="float" office:value="2013.927002" calcext:value-type="float">
            <text:p>2013,927002</text:p>
          </table:table-cell>
          <table:table-cell office:value-type="float" office:value="1" calcext:value-type="float">
            <text:p>1</text:p>
          </table:table-cell>
          <table:table-cell office:value-type="float" office:value="27.344999" calcext:value-type="float">
            <text:p>27,344999</text:p>
          </table:table-cell>
          <table:table-cell/>
          <table:table-cell office:value-type="float" office:value="1323.254028" calcext:value-type="float">
            <text:p>1323,254028</text:p>
          </table:table-cell>
          <table:table-cell office:value-type="float" office:value="2" calcext:value-type="float">
            <text:p>2</text:p>
          </table:table-cell>
          <table:table-cell office:value-type="float" office:value="511.299011" calcext:value-type="float">
            <text:p>511,299011</text:p>
          </table:table-cell>
          <table:table-cell/>
          <table:table-cell office:value-type="float" office:value="876.612" calcext:value-type="float">
            <text:p>876,612</text:p>
          </table:table-cell>
          <table:table-cell office:value-type="float" office:value="1" calcext:value-type="float">
            <text:p>1</text:p>
          </table:table-cell>
          <table:table-cell office:value-type="float" office:value="29.711" calcext:value-type="float">
            <text:p>29,711</text:p>
          </table:table-cell>
          <table:table-cell/>
          <table:table-cell office:value-type="float" office:value="2459.375" calcext:value-type="float">
            <text:p>2459,375</text:p>
          </table:table-cell>
          <table:table-cell office:value-type="float" office:value="2" calcext:value-type="float">
            <text:p>2</text:p>
          </table:table-cell>
          <table:table-cell office:value-type="float" office:value="643.380981" calcext:value-type="float">
            <text:p>643,380981</text:p>
          </table:table-cell>
          <table:table-cell/>
          <table:table-cell office:value-type="float" office:value="1220.369995" calcext:value-type="float">
            <text:p>1220,3699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32.203003" calcext:value-type="float">
            <text:p>1532,2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2.804932" calcext:value-type="float">
            <text:p>1412,8049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.036987" calcext:value-type="float">
            <text:p>1166,036987</text:p>
          </table:table-cell>
          <table:table-cell office:value-type="float" office:value="2" calcext:value-type="float">
            <text:p>2</text:p>
          </table:table-cell>
          <table:table-cell office:value-type="float" office:value="32.140999" calcext:value-type="float">
            <text:p>32,140999</text:p>
          </table:table-cell>
          <table:table-cell/>
          <table:table-cell office:value-type="float" office:value="1225.625977" calcext:value-type="float">
            <text:p>1225,625977</text:p>
          </table:table-cell>
          <table:table-cell office:value-type="float" office:value="1" calcext:value-type="float">
            <text:p>1</text:p>
          </table:table-cell>
          <table:table-cell office:value-type="float" office:value="10.592999" calcext:value-type="float">
            <text:p>10,592999</text:p>
          </table:table-cell>
          <table:table-cell/>
          <table:table-cell office:value-type="float" office:value="1031.540039" calcext:value-type="float">
            <text:p>1031,540039</text:p>
          </table:table-cell>
          <table:table-cell office:value-type="float" office:value="1" calcext:value-type="float">
            <text:p>1</text:p>
          </table:table-cell>
          <table:table-cell office:value-type="float" office:value="149.779007" calcext:value-type="float">
            <text:p>149,779007</text:p>
          </table:table-cell>
          <table:table-cell/>
          <table:table-cell office:value-type="float" office:value="981.123962" calcext:value-type="float">
            <text:p>981,123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7.735107" calcext:value-type="float">
            <text:p>2277,735107</text:p>
          </table:table-cell>
          <table:table-cell office:value-type="float" office:value="1" calcext:value-type="float">
            <text:p>1</text:p>
          </table:table-cell>
          <table:table-cell office:value-type="float" office:value="14.696" calcext:value-type="float">
            <text:p>14,696</text:p>
          </table:table-cell>
          <table:table-cell/>
          <table:table-cell office:value-type="float" office:value="1087.666992" calcext:value-type="float">
            <text:p>1087,666992</text:p>
          </table:table-cell>
          <table:table-cell office:value-type="float" office:value="2" calcext:value-type="float">
            <text:p>2</text:p>
          </table:table-cell>
          <table:table-cell office:value-type="float" office:value="132.695007" calcext:value-type="float">
            <text:p>132,695007</text:p>
          </table:table-cell>
          <table:table-cell/>
          <table:table-cell office:value-type="float" office:value="2431.197021" calcext:value-type="float">
            <text:p>2431,197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3.861938" calcext:value-type="float">
            <text:p>1073,861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097961" calcext:value-type="float">
            <text:p>1020,0979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4.062012" calcext:value-type="float">
            <text:p>1584,062012</text:p>
          </table:table-cell>
          <table:table-cell office:value-type="float" office:value="1" calcext:value-type="float">
            <text:p>1</text:p>
          </table:table-cell>
          <table:table-cell office:value-type="float" office:value="21.813999" calcext:value-type="float">
            <text:p>21,813999</text:p>
          </table:table-cell>
          <table:table-cell/>
          <table:table-cell office:value-type="float" office:value="1235.860962" calcext:value-type="float">
            <text:p>1235,860962</text:p>
          </table:table-cell>
          <table:table-cell office:value-type="float" office:value="1" calcext:value-type="float">
            <text:p>1</text:p>
          </table:table-cell>
          <table:table-cell office:value-type="float" office:value="40.615002" calcext:value-type="float">
            <text:p>40,615002</text:p>
          </table:table-cell>
          <table:table-cell/>
          <table:table-cell office:value-type="float" office:value="896.821045" calcext:value-type="float">
            <text:p>896,821045</text:p>
          </table:table-cell>
          <table:table-cell office:value-type="float" office:value="1" calcext:value-type="float">
            <text:p>1</text:p>
          </table:table-cell>
          <table:table-cell office:value-type="float" office:value="14.535" calcext:value-type="float">
            <text:p>14,535</text:p>
          </table:table-cell>
          <table:table-cell/>
          <table:table-cell office:value-type="float" office:value="1927.4729" calcext:value-type="float">
            <text:p>1927,47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82.79895" calcext:value-type="float">
            <text:p>1682,79895</text:p>
          </table:table-cell>
          <table:table-cell office:value-type="float" office:value="1" calcext:value-type="float">
            <text:p>1</text:p>
          </table:table-cell>
          <table:table-cell office:value-type="float" office:value="10.681" calcext:value-type="float">
            <text:p>10,681</text:p>
          </table:table-cell>
          <table:table-cell/>
          <table:table-cell office:value-type="float" office:value="2273.291992" calcext:value-type="float">
            <text:p>2273,291992</text:p>
          </table:table-cell>
          <table:table-cell office:value-type="float" office:value="1" calcext:value-type="float">
            <text:p>1</text:p>
          </table:table-cell>
          <table:table-cell office:value-type="float" office:value="414.800995" calcext:value-type="float">
            <text:p>414,800995</text:p>
          </table:table-cell>
        </table:table-row>
        <table:table-row table:style-name="ro1">
          <table:table-cell/>
          <table:table-cell office:value-type="float" office:value="1722.633057" calcext:value-type="float">
            <text:p>1722,633057</text:p>
          </table:table-cell>
          <table:table-cell office:value-type="float" office:value="1" calcext:value-type="float">
            <text:p>1</text:p>
          </table:table-cell>
          <table:table-cell office:value-type="float" office:value="14.637" calcext:value-type="float">
            <text:p>14,637</text:p>
          </table:table-cell>
          <table:table-cell/>
          <table:table-cell office:value-type="float" office:value="1090.975952" calcext:value-type="float">
            <text:p>1090,975952</text:p>
          </table:table-cell>
          <table:table-cell office:value-type="float" office:value="1" calcext:value-type="float">
            <text:p>1</text:p>
          </table:table-cell>
          <table:table-cell office:value-type="float" office:value="12.814" calcext:value-type="float">
            <text:p>12,814</text:p>
          </table:table-cell>
          <table:table-cell/>
          <table:table-cell office:value-type="float" office:value="1321.207031" calcext:value-type="float">
            <text:p>1321,207031</text:p>
          </table:table-cell>
          <table:table-cell office:value-type="float" office:value="1" calcext:value-type="float">
            <text:p>1</text:p>
          </table:table-cell>
          <table:table-cell office:value-type="float" office:value="30.326" calcext:value-type="float">
            <text:p>30,326</text:p>
          </table:table-cell>
          <table:table-cell/>
          <table:table-cell office:value-type="float" office:value="2271.133789" calcext:value-type="float">
            <text:p>2271,1337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0.377075" calcext:value-type="float">
            <text:p>1260,377075</text:p>
          </table:table-cell>
          <table:table-cell office:value-type="float" office:value="1" calcext:value-type="float">
            <text:p>1</text:p>
          </table:table-cell>
          <table:table-cell office:value-type="float" office:value="13.171" calcext:value-type="float">
            <text:p>13,171</text:p>
          </table:table-cell>
          <table:table-cell/>
          <table:table-cell office:value-type="float" office:value="2586.990234" calcext:value-type="float">
            <text:p>2586,9902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95.258057" calcext:value-type="float">
            <text:p>1695,258057</text:p>
          </table:table-cell>
          <table:table-cell office:value-type="float" office:value="1" calcext:value-type="float">
            <text:p>1</text:p>
          </table:table-cell>
          <table:table-cell office:value-type="float" office:value="425.742004" calcext:value-type="float">
            <text:p>425,742004</text:p>
          </table:table-cell>
          <table:table-cell/>
          <table:table-cell office:value-type="float" office:value="1714.369995" calcext:value-type="float">
            <text:p>1714,369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1.936035" calcext:value-type="float">
            <text:p>1191,936035</text:p>
          </table:table-cell>
          <table:table-cell office:value-type="float" office:value="1" calcext:value-type="float">
            <text:p>1</text:p>
          </table:table-cell>
          <table:table-cell office:value-type="float" office:value="52.028999" calcext:value-type="float">
            <text:p>52,028999</text:p>
          </table:table-cell>
          <table:table-cell/>
          <table:table-cell office:value-type="float" office:value="918.286011" calcext:value-type="float">
            <text:p>918,2860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66.928955" calcext:value-type="float">
            <text:p>1166,928955</text:p>
          </table:table-cell>
          <table:table-cell office:value-type="float" office:value="1" calcext:value-type="float">
            <text:p>1</text:p>
          </table:table-cell>
          <table:table-cell office:value-type="float" office:value="26.132" calcext:value-type="float">
            <text:p>26,132</text:p>
          </table:table-cell>
          <table:table-cell/>
          <table:table-cell office:value-type="float" office:value="1495.069946" calcext:value-type="float">
            <text:p>1495,0699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4.685059" calcext:value-type="float">
            <text:p>1024,685059</text:p>
          </table:table-cell>
          <table:table-cell office:value-type="float" office:value="1" calcext:value-type="float">
            <text:p>1</text:p>
          </table:table-cell>
          <table:table-cell office:value-type="float" office:value="23.911999" calcext:value-type="float">
            <text:p>23,911999</text:p>
          </table:table-cell>
          <table:table-cell/>
          <table:table-cell office:value-type="float" office:value="1316.369995" calcext:value-type="float">
            <text:p>1316,369995</text:p>
          </table:table-cell>
          <table:table-cell office:value-type="float" office:value="2" calcext:value-type="float">
            <text:p>2</text:p>
          </table:table-cell>
          <table:table-cell office:value-type="float" office:value="373.164978" calcext:value-type="float">
            <text:p>373,164978</text:p>
          </table:table-cell>
          <table:table-cell/>
          <table:table-cell office:value-type="float" office:value="2460.150879" calcext:value-type="float">
            <text:p>2460,1508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41.056152" calcext:value-type="float">
            <text:p>2141,056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6.25708" calcext:value-type="float">
            <text:p>1786,25708</text:p>
          </table:table-cell>
          <table:table-cell office:value-type="float" office:value="1" calcext:value-type="float">
            <text:p>1</text:p>
          </table:table-cell>
          <table:table-cell office:value-type="float" office:value="41.503998" calcext:value-type="float">
            <text:p>41,503998</text:p>
          </table:table-cell>
          <table:table-cell/>
          <table:table-cell office:value-type="float" office:value="1593.111084" calcext:value-type="float">
            <text:p>1593,1110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1.217041" calcext:value-type="float">
            <text:p>791,217041</text:p>
          </table:table-cell>
          <table:table-cell office:value-type="float" office:value="3" calcext:value-type="float">
            <text:p>3</text:p>
          </table:table-cell>
          <table:table-cell office:value-type="float" office:value="210.076004" calcext:value-type="float">
            <text:p>210,076004</text:p>
          </table:table-cell>
          <table:table-cell/>
          <table:table-cell office:value-type="float" office:value="1761.432007" calcext:value-type="float">
            <text:p>1761,43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697998" calcext:value-type="float">
            <text:p>1080,697998</text:p>
          </table:table-cell>
          <table:table-cell office:value-type="float" office:value="1" calcext:value-type="float">
            <text:p>1</text:p>
          </table:table-cell>
          <table:table-cell office:value-type="float" office:value="23.677999" calcext:value-type="float">
            <text:p>23,677999</text:p>
          </table:table-cell>
          <table:table-cell/>
          <table:table-cell office:value-type="float" office:value="3086.721924" calcext:value-type="float">
            <text:p>3086,721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63.51001" calcext:value-type="float">
            <text:p>2063,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05.516113" calcext:value-type="float">
            <text:p>2505,516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6.140869" calcext:value-type="float">
            <text:p>2036,140869</text:p>
          </table:table-cell>
          <table:table-cell office:value-type="float" office:value="1" calcext:value-type="float">
            <text:p>1</text:p>
          </table:table-cell>
          <table:table-cell office:value-type="float" office:value="12.44" calcext:value-type="float">
            <text:p>12,44</text:p>
          </table:table-cell>
          <table:table-cell/>
          <table:table-cell office:value-type="float" office:value="1827.908081" calcext:value-type="float">
            <text:p>1827,908081</text:p>
          </table:table-cell>
          <table:table-cell office:value-type="float" office:value="1" calcext:value-type="float">
            <text:p>1</text:p>
          </table:table-cell>
          <table:table-cell office:value-type="float" office:value="26.437" calcext:value-type="float">
            <text:p>26,437</text:p>
          </table:table-cell>
          <table:table-cell/>
          <table:table-cell office:value-type="float" office:value="925.468994" calcext:value-type="float">
            <text:p>925,468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1.822021" calcext:value-type="float">
            <text:p>2031,822021</text:p>
          </table:table-cell>
          <table:table-cell office:value-type="float" office:value="1" calcext:value-type="float">
            <text:p>1</text:p>
          </table:table-cell>
          <table:table-cell office:value-type="float" office:value="417.852997" calcext:value-type="float">
            <text:p>417,852997</text:p>
          </table:table-cell>
          <table:table-cell/>
          <table:table-cell office:value-type="float" office:value="1018.257996" calcext:value-type="float">
            <text:p>1018,2579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83.390991" calcext:value-type="float">
            <text:p>1883,39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56.052979" calcext:value-type="float">
            <text:p>2456,052979</text:p>
          </table:table-cell>
          <table:table-cell office:value-type="float" office:value="2" calcext:value-type="float">
            <text:p>2</text:p>
          </table:table-cell>
          <table:table-cell office:value-type="float" office:value="313.072998" calcext:value-type="float">
            <text:p>313,072998</text:p>
          </table:table-cell>
          <table:table-cell/>
          <table:table-cell office:value-type="float" office:value="3163.666992" calcext:value-type="float">
            <text:p>3163,666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4.704956" calcext:value-type="float">
            <text:p>1004,704956</text:p>
          </table:table-cell>
          <table:table-cell office:value-type="float" office:value="1" calcext:value-type="float">
            <text:p>1</text:p>
          </table:table-cell>
          <table:table-cell office:value-type="float" office:value="17.643002" calcext:value-type="float">
            <text:p>17,643002</text:p>
          </table:table-cell>
          <table:table-cell/>
          <table:table-cell office:value-type="float" office:value="831.231018" calcext:value-type="float">
            <text:p>831,231018</text:p>
          </table:table-cell>
          <table:table-cell office:value-type="float" office:value="1" calcext:value-type="float">
            <text:p>1</text:p>
          </table:table-cell>
          <table:table-cell office:value-type="float" office:value="427.457977" calcext:value-type="float">
            <text:p>427,457977</text:p>
          </table:table-cell>
          <table:table-cell/>
          <table:table-cell office:value-type="float" office:value="865.049988" calcext:value-type="float">
            <text:p>865,049988</text:p>
          </table:table-cell>
          <table:table-cell office:value-type="float" office:value="1" calcext:value-type="float">
            <text:p>1</text:p>
          </table:table-cell>
          <table:table-cell office:value-type="float" office:value="63.873001" calcext:value-type="float">
            <text:p>63,873001</text:p>
          </table:table-cell>
          <table:table-cell/>
          <table:table-cell office:value-type="float" office:value="1082.960938" calcext:value-type="float">
            <text:p>1082,960938</text:p>
          </table:table-cell>
          <table:table-cell office:value-type="float" office:value="1" calcext:value-type="float">
            <text:p>1</text:p>
          </table:table-cell>
          <table:table-cell office:value-type="float" office:value="44.454998" calcext:value-type="float">
            <text:p>44,454998</text:p>
          </table:table-cell>
          <table:table-cell/>
          <table:table-cell office:value-type="float" office:value="1757.868042" calcext:value-type="float">
            <text:p>1757,8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32.289062" calcext:value-type="float">
            <text:p>2732,289062</text:p>
          </table:table-cell>
          <table:table-cell office:value-type="float" office:value="2" calcext:value-type="float">
            <text:p>2</text:p>
          </table:table-cell>
          <table:table-cell office:value-type="float" office:value="516.369019" calcext:value-type="float">
            <text:p>516,369019</text:p>
          </table:table-cell>
          <table:table-cell/>
          <table:table-cell office:value-type="float" office:value="1228.487915" calcext:value-type="float">
            <text:p>1228,487915</text:p>
          </table:table-cell>
          <table:table-cell office:value-type="float" office:value="1" calcext:value-type="float">
            <text:p>1</text:p>
          </table:table-cell>
          <table:table-cell office:value-type="float" office:value="28.650999" calcext:value-type="float">
            <text:p>28,650999</text:p>
          </table:table-cell>
          <table:table-cell/>
          <table:table-cell office:value-type="float" office:value="1967.777954" calcext:value-type="float">
            <text:p>1967,777954</text:p>
          </table:table-cell>
          <table:table-cell office:value-type="float" office:value="1" calcext:value-type="float">
            <text:p>1</text:p>
          </table:table-cell>
          <table:table-cell office:value-type="float" office:value="34.57" calcext:value-type="float">
            <text:p>34,57</text:p>
          </table:table-cell>
        </table:table-row>
        <table:table-row table:style-name="ro1">
          <table:table-cell/>
          <table:table-cell office:value-type="float" office:value="1106.447998" calcext:value-type="float">
            <text:p>1106,447998</text:p>
          </table:table-cell>
          <table:table-cell office:value-type="float" office:value="1" calcext:value-type="float">
            <text:p>1</text:p>
          </table:table-cell>
          <table:table-cell office:value-type="float" office:value="22.135" calcext:value-type="float">
            <text:p>22,135</text:p>
          </table:table-cell>
          <table:table-cell/>
          <table:table-cell office:value-type="float" office:value="959.016052" calcext:value-type="float">
            <text:p>959,016052</text:p>
          </table:table-cell>
          <table:table-cell office:value-type="float" office:value="1" calcext:value-type="float">
            <text:p>1</text:p>
          </table:table-cell>
          <table:table-cell office:value-type="float" office:value="26.517" calcext:value-type="float">
            <text:p>26,517</text:p>
          </table:table-cell>
          <table:table-cell/>
          <table:table-cell office:value-type="float" office:value="1125.226074" calcext:value-type="float">
            <text:p>1125,2260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06.026001" calcext:value-type="float">
            <text:p>1706,026001</text:p>
          </table:table-cell>
          <table:table-cell office:value-type="float" office:value="1" calcext:value-type="float">
            <text:p>1</text:p>
          </table:table-cell>
          <table:table-cell office:value-type="float" office:value="181.042999" calcext:value-type="float">
            <text:p>181,042999</text:p>
          </table:table-cell>
          <table:table-cell/>
          <table:table-cell office:value-type="float" office:value="1123.185059" calcext:value-type="float">
            <text:p>1123,185059</text:p>
          </table:table-cell>
          <table:table-cell office:value-type="float" office:value="1" calcext:value-type="float">
            <text:p>1</text:p>
          </table:table-cell>
          <table:table-cell office:value-type="float" office:value="20.17" calcext:value-type="float">
            <text:p>20,17</text:p>
          </table:table-cell>
          <table:table-cell/>
          <table:table-cell office:value-type="float" office:value="1940.209961" calcext:value-type="float">
            <text:p>1940,209961</text:p>
          </table:table-cell>
          <table:table-cell office:value-type="float" office:value="2" calcext:value-type="float">
            <text:p>2</text:p>
          </table:table-cell>
          <table:table-cell office:value-type="float" office:value="739.67804" calcext:value-type="float">
            <text:p>739,67804</text:p>
          </table:table-cell>
          <table:table-cell/>
          <table:table-cell office:value-type="float" office:value="1948.692993" calcext:value-type="float">
            <text:p>1948,692993</text:p>
          </table:table-cell>
          <table:table-cell office:value-type="float" office:value="1" calcext:value-type="float">
            <text:p>1</text:p>
          </table:table-cell>
          <table:table-cell office:value-type="float" office:value="32.366997" calcext:value-type="float">
            <text:p>32,366997</text:p>
          </table:table-cell>
          <table:table-cell/>
          <table:table-cell office:value-type="float" office:value="3009.296875" calcext:value-type="float">
            <text:p>3009,296875</text:p>
          </table:table-cell>
          <table:table-cell office:value-type="float" office:value="4" calcext:value-type="float">
            <text:p>4</text:p>
          </table:table-cell>
          <table:table-cell office:value-type="float" office:value="2266.248047" calcext:value-type="float">
            <text:p>2266,248047</text:p>
          </table:table-cell>
        </table:table-row>
        <table:table-row table:style-name="ro1">
          <table:table-cell/>
          <table:table-cell office:value-type="float" office:value="1385.813965" calcext:value-type="float">
            <text:p>1385,813965</text:p>
          </table:table-cell>
          <table:table-cell office:value-type="float" office:value="1" calcext:value-type="float">
            <text:p>1</text:p>
          </table:table-cell>
          <table:table-cell office:value-type="float" office:value="25.068001" calcext:value-type="float">
            <text:p>25,068001</text:p>
          </table:table-cell>
          <table:table-cell/>
          <table:table-cell office:value-type="float" office:value="1464.286011" calcext:value-type="float">
            <text:p>1464,286011</text:p>
          </table:table-cell>
          <table:table-cell office:value-type="float" office:value="1" calcext:value-type="float">
            <text:p>1</text:p>
          </table:table-cell>
          <table:table-cell office:value-type="float" office:value="14.968" calcext:value-type="float">
            <text:p>14,968</text:p>
          </table:table-cell>
          <table:table-cell/>
          <table:table-cell office:value-type="float" office:value="1183.365967" calcext:value-type="float">
            <text:p>1183,365967</text:p>
          </table:table-cell>
          <table:table-cell office:value-type="float" office:value="1" calcext:value-type="float">
            <text:p>1</text:p>
          </table:table-cell>
          <table:table-cell office:value-type="float" office:value="23.368" calcext:value-type="float">
            <text:p>23,368</text:p>
          </table:table-cell>
          <table:table-cell/>
          <table:table-cell office:value-type="float" office:value="1029.898071" calcext:value-type="float">
            <text:p>1029,8980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1.16394" calcext:value-type="float">
            <text:p>1011,163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7.052979" calcext:value-type="float">
            <text:p>1557,052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65.143799" calcext:value-type="float">
            <text:p>2465,143799</text:p>
          </table:table-cell>
          <table:table-cell office:value-type="float" office:value="1" calcext:value-type="float">
            <text:p>1</text:p>
          </table:table-cell>
          <table:table-cell office:value-type="float" office:value="427.460022" calcext:value-type="float">
            <text:p>427,460022</text:p>
          </table:table-cell>
          <table:table-cell/>
          <table:table-cell office:value-type="float" office:value="2589.557861" calcext:value-type="float">
            <text:p>2589,557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7.324951" calcext:value-type="float">
            <text:p>1597,3249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62.455078" calcext:value-type="float">
            <text:p>2662,455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75.246094" calcext:value-type="float">
            <text:p>1375,246094</text:p>
          </table:table-cell>
          <table:table-cell office:value-type="float" office:value="1" calcext:value-type="float">
            <text:p>1</text:p>
          </table:table-cell>
          <table:table-cell office:value-type="float" office:value="12.488" calcext:value-type="float">
            <text:p>12,488</text:p>
          </table:table-cell>
          <table:table-cell/>
          <table:table-cell office:value-type="float" office:value="1189.140991" calcext:value-type="float">
            <text:p>1189,1409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9.677002" calcext:value-type="float">
            <text:p>799,67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4.410156" calcext:value-type="float">
            <text:p>2224,410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6.989014" calcext:value-type="float">
            <text:p>2036,98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5.88501" calcext:value-type="float">
            <text:p>2095,8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9.009949" calcext:value-type="float">
            <text:p>1019,0099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7.292969" calcext:value-type="float">
            <text:p>1127,292969</text:p>
          </table:table-cell>
          <table:table-cell office:value-type="float" office:value="2" calcext:value-type="float">
            <text:p>2</text:p>
          </table:table-cell>
          <table:table-cell office:value-type="float" office:value="506.214996" calcext:value-type="float">
            <text:p>506,214996</text:p>
          </table:table-cell>
          <table:table-cell/>
          <table:table-cell office:value-type="float" office:value="1368.296997" calcext:value-type="float">
            <text:p>1368,296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7.589966" calcext:value-type="float">
            <text:p>1307,589966</text:p>
          </table:table-cell>
          <table:table-cell office:value-type="float" office:value="2" calcext:value-type="float">
            <text:p>2</text:p>
          </table:table-cell>
          <table:table-cell office:value-type="float" office:value="242.221008" calcext:value-type="float">
            <text:p>242,221008</text:p>
          </table:table-cell>
          <table:table-cell/>
          <table:table-cell office:value-type="float" office:value="841.470032" calcext:value-type="float">
            <text:p>841,470032</text:p>
          </table:table-cell>
          <table:table-cell office:value-type="float" office:value="1" calcext:value-type="float">
            <text:p>1</text:p>
          </table:table-cell>
          <table:table-cell office:value-type="float" office:value="25.792002" calcext:value-type="float">
            <text:p>25,792002</text:p>
          </table:table-cell>
          <table:table-cell/>
          <table:table-cell office:value-type="float" office:value="1065.664062" calcext:value-type="float">
            <text:p>1065,6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63.041992" calcext:value-type="float">
            <text:p>2563,0419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04.202881" calcext:value-type="float">
            <text:p>2704,202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8.803955" calcext:value-type="float">
            <text:p>1978,803955</text:p>
          </table:table-cell>
          <table:table-cell office:value-type="float" office:value="1" calcext:value-type="float">
            <text:p>1</text:p>
          </table:table-cell>
          <table:table-cell office:value-type="float" office:value="289.591003" calcext:value-type="float">
            <text:p>289,591003</text:p>
          </table:table-cell>
          <table:table-cell/>
          <table:table-cell office:value-type="float" office:value="2361.998047" calcext:value-type="float">
            <text:p>2361,998047</text:p>
          </table:table-cell>
          <table:table-cell office:value-type="float" office:value="2" calcext:value-type="float">
            <text:p>2</text:p>
          </table:table-cell>
          <table:table-cell office:value-type="float" office:value="286.351013" calcext:value-type="float">
            <text:p>286,351013</text:p>
          </table:table-cell>
          <table:table-cell/>
          <table:table-cell office:value-type="float" office:value="1758.58606" calcext:value-type="float">
            <text:p>1758,58606</text:p>
          </table:table-cell>
          <table:table-cell office:value-type="float" office:value="1" calcext:value-type="float">
            <text:p>1</text:p>
          </table:table-cell>
          <table:table-cell office:value-type="float" office:value="24.018999" calcext:value-type="float">
            <text:p>24,018999</text:p>
          </table:table-cell>
          <table:table-cell/>
          <table:table-cell office:value-type="float" office:value="2291.754883" calcext:value-type="float">
            <text:p>2291,754883</text:p>
          </table:table-cell>
          <table:table-cell office:value-type="float" office:value="1" calcext:value-type="float">
            <text:p>1</text:p>
          </table:table-cell>
          <table:table-cell office:value-type="float" office:value="204.230988" calcext:value-type="float">
            <text:p>204,230988</text:p>
          </table:table-cell>
          <table:table-cell/>
          <table:table-cell office:value-type="float" office:value="891.848999" calcext:value-type="float">
            <text:p>891,848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6.350098" calcext:value-type="float">
            <text:p>2246,3500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49.596191" calcext:value-type="float">
            <text:p>2549,5961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0.370972" calcext:value-type="float">
            <text:p>1890,370972</text:p>
          </table:table-cell>
          <table:table-cell office:value-type="float" office:value="1" calcext:value-type="float">
            <text:p>1</text:p>
          </table:table-cell>
          <table:table-cell office:value-type="float" office:value="11.914" calcext:value-type="float">
            <text:p>11,914</text:p>
          </table:table-cell>
        </table:table-row>
        <table:table-row table:style-name="ro1">
          <table:table-cell/>
          <table:table-cell office:value-type="float" office:value="2767.151123" calcext:value-type="float">
            <text:p>2767,151123</text:p>
          </table:table-cell>
          <table:table-cell office:value-type="float" office:value="1" calcext:value-type="float">
            <text:p>1</text:p>
          </table:table-cell>
          <table:table-cell office:value-type="float" office:value="577.416016" calcext:value-type="float">
            <text:p>577,416016</text:p>
          </table:table-cell>
          <table:table-cell/>
          <table:table-cell office:value-type="float" office:value="837.042969" calcext:value-type="float">
            <text:p>837,04296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7.964966" calcext:value-type="float">
            <text:p>1027,9649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43.238037" calcext:value-type="float">
            <text:p>2443,23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0.032959" calcext:value-type="float">
            <text:p>1080,032959</text:p>
          </table:table-cell>
          <table:table-cell office:value-type="float" office:value="1" calcext:value-type="float">
            <text:p>1</text:p>
          </table:table-cell>
          <table:table-cell office:value-type="float" office:value="264.524994" calcext:value-type="float">
            <text:p>264,524994</text:p>
          </table:table-cell>
          <table:table-cell/>
          <table:table-cell office:value-type="float" office:value="1271.258057" calcext:value-type="float">
            <text:p>1271,25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71.710938" calcext:value-type="float">
            <text:p>1071,710938</text:p>
          </table:table-cell>
          <table:table-cell office:value-type="float" office:value="1" calcext:value-type="float">
            <text:p>1</text:p>
          </table:table-cell>
          <table:table-cell office:value-type="float" office:value="12.531" calcext:value-type="float">
            <text:p>12,531</text:p>
          </table:table-cell>
          <table:table-cell/>
          <table:table-cell office:value-type="float" office:value="2866.549072" calcext:value-type="float">
            <text:p>2866,549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4.454956" calcext:value-type="float">
            <text:p>1034,454956</text:p>
          </table:table-cell>
          <table:table-cell office:value-type="float" office:value="1" calcext:value-type="float">
            <text:p>1</text:p>
          </table:table-cell>
          <table:table-cell office:value-type="float" office:value="29.362001" calcext:value-type="float">
            <text:p>29,362001</text:p>
          </table:table-cell>
          <table:table-cell/>
          <table:table-cell office:value-type="float" office:value="1171.91394" calcext:value-type="float">
            <text:p>1171,913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80.038086" calcext:value-type="float">
            <text:p>2080,0380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6.940002" calcext:value-type="float">
            <text:p>926,940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65.588867" calcext:value-type="float">
            <text:p>2365,5888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6.401001" calcext:value-type="float">
            <text:p>1756,40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18.083984" calcext:value-type="float">
            <text:p>2318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1.761963" calcext:value-type="float">
            <text:p>2231,761963</text:p>
          </table:table-cell>
          <table:table-cell office:value-type="float" office:value="1" calcext:value-type="float">
            <text:p>1</text:p>
          </table:table-cell>
          <table:table-cell office:value-type="float" office:value="12.714001" calcext:value-type="float">
            <text:p>12,714001</text:p>
          </table:table-cell>
        </table:table-row>
        <table:table-row table:style-name="ro1">
          <table:table-cell/>
          <table:table-cell office:value-type="float" office:value="896.05896" calcext:value-type="float">
            <text:p>896,05896</text:p>
          </table:table-cell>
          <table:table-cell office:value-type="float" office:value="3" calcext:value-type="float">
            <text:p>3</text:p>
          </table:table-cell>
          <table:table-cell office:value-type="float" office:value="602.057007" calcext:value-type="float">
            <text:p>602,057007</text:p>
          </table:table-cell>
          <table:table-cell/>
          <table:table-cell office:value-type="float" office:value="1656.700928" calcext:value-type="float">
            <text:p>1656,700928</text:p>
          </table:table-cell>
          <table:table-cell office:value-type="float" office:value="1" calcext:value-type="float">
            <text:p>1</text:p>
          </table:table-cell>
          <table:table-cell office:value-type="float" office:value="25.392" calcext:value-type="float">
            <text:p>25,392</text:p>
          </table:table-cell>
          <table:table-cell/>
          <table:table-cell office:value-type="float" office:value="1597.682007" calcext:value-type="float">
            <text:p>1597,682007</text:p>
          </table:table-cell>
          <table:table-cell office:value-type="float" office:value="1" calcext:value-type="float">
            <text:p>1</text:p>
          </table:table-cell>
          <table:table-cell office:value-type="float" office:value="29.611" calcext:value-type="float">
            <text:p>29,611</text:p>
          </table:table-cell>
          <table:table-cell/>
          <table:table-cell office:value-type="float" office:value="1775.900024" calcext:value-type="float">
            <text:p>1775,9000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67.037964" calcext:value-type="float">
            <text:p>967,0379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17.951965" calcext:value-type="float">
            <text:p>1017,951965</text:p>
          </table:table-cell>
          <table:table-cell office:value-type="float" office:value="1" calcext:value-type="float">
            <text:p>1</text:p>
          </table:table-cell>
          <table:table-cell office:value-type="float" office:value="19.339998" calcext:value-type="float">
            <text:p>19,339998</text:p>
          </table:table-cell>
          <table:table-cell/>
          <table:table-cell office:value-type="float" office:value="2934.755127" calcext:value-type="float">
            <text:p>2934,755127</text:p>
          </table:table-cell>
          <table:table-cell office:value-type="float" office:value="1" calcext:value-type="float">
            <text:p>1</text:p>
          </table:table-cell>
          <table:table-cell office:value-type="float" office:value="372.86499" calcext:value-type="float">
            <text:p>372,86499</text:p>
          </table:table-cell>
          <table:table-cell/>
          <table:table-cell office:value-type="float" office:value="2249.669922" calcext:value-type="float">
            <text:p>2249,669922</text:p>
          </table:table-cell>
          <table:table-cell office:value-type="float" office:value="1" calcext:value-type="float">
            <text:p>1</text:p>
          </table:table-cell>
          <table:table-cell office:value-type="float" office:value="14.96" calcext:value-type="float">
            <text:p>14,96</text:p>
          </table:table-cell>
        </table:table-row>
        <table:table-row table:style-name="ro1">
          <table:table-cell/>
          <table:table-cell office:value-type="float" office:value="930.284973" calcext:value-type="float">
            <text:p>930,284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36.229004" calcext:value-type="float">
            <text:p>2836,229004</text:p>
          </table:table-cell>
          <table:table-cell office:value-type="float" office:value="1" calcext:value-type="float">
            <text:p>1</text:p>
          </table:table-cell>
          <table:table-cell office:value-type="float" office:value="190.800003" calcext:value-type="float">
            <text:p>190,800003</text:p>
          </table:table-cell>
          <table:table-cell/>
          <table:table-cell office:value-type="float" office:value="2312.156982" calcext:value-type="float">
            <text:p>2312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4.529053" calcext:value-type="float">
            <text:p>1734,52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36.205994" calcext:value-type="float">
            <text:p>936,205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8.777954" calcext:value-type="float">
            <text:p>1968,77795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1.031006" calcext:value-type="float">
            <text:p>2131,031006</text:p>
          </table:table-cell>
          <table:table-cell office:value-type="float" office:value="2" calcext:value-type="float">
            <text:p>2</text:p>
          </table:table-cell>
          <table:table-cell office:value-type="float" office:value="214.553009" calcext:value-type="float">
            <text:p>214,553009</text:p>
          </table:table-cell>
          <table:table-cell/>
          <table:table-cell office:value-type="float" office:value="1432.749023" calcext:value-type="float">
            <text:p>1432,749023</text:p>
          </table:table-cell>
          <table:table-cell office:value-type="float" office:value="1" calcext:value-type="float">
            <text:p>1</text:p>
          </table:table-cell>
          <table:table-cell office:value-type="float" office:value="10.452001" calcext:value-type="float">
            <text:p>10,452001</text:p>
          </table:table-cell>
        </table:table-row>
        <table:table-row table:style-name="ro1">
          <table:table-cell/>
          <table:table-cell office:value-type="float" office:value="891.429016" calcext:value-type="float">
            <text:p>891,429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51.081909" calcext:value-type="float">
            <text:p>1351,0819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02.389893" calcext:value-type="float">
            <text:p>2002,3898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9.504028" calcext:value-type="float">
            <text:p>1469,504028</text:p>
          </table:table-cell>
          <table:table-cell office:value-type="float" office:value="1" calcext:value-type="float">
            <text:p>1</text:p>
          </table:table-cell>
          <table:table-cell office:value-type="float" office:value="5.066" calcext:value-type="float">
            <text:p>5,066</text:p>
          </table:table-cell>
          <table:table-cell/>
          <table:table-cell office:value-type="float" office:value="767.588989" calcext:value-type="float">
            <text:p>767,5889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3.208008" calcext:value-type="float">
            <text:p>1673,208008</text:p>
          </table:table-cell>
          <table:table-cell office:value-type="float" office:value="1" calcext:value-type="float">
            <text:p>1</text:p>
          </table:table-cell>
          <table:table-cell office:value-type="float" office:value="11.067" calcext:value-type="float">
            <text:p>11,067</text:p>
          </table:table-cell>
          <table:table-cell/>
          <table:table-cell office:value-type="float" office:value="1755.985962" calcext:value-type="float">
            <text:p>1755,985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38.589844" calcext:value-type="float">
            <text:p>2538,5898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6.031982" calcext:value-type="float">
            <text:p>1586,03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065063" calcext:value-type="float">
            <text:p>1433,065063</text:p>
          </table:table-cell>
          <table:table-cell office:value-type="float" office:value="1" calcext:value-type="float">
            <text:p>1</text:p>
          </table:table-cell>
          <table:table-cell office:value-type="float" office:value="31.596001" calcext:value-type="float">
            <text:p>31,596001</text:p>
          </table:table-cell>
          <table:table-cell/>
          <table:table-cell office:value-type="float" office:value="2693.083984" calcext:value-type="float">
            <text:p>2693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5.625977" calcext:value-type="float">
            <text:p>1115,625977</text:p>
          </table:table-cell>
          <table:table-cell office:value-type="float" office:value="1" calcext:value-type="float">
            <text:p>1</text:p>
          </table:table-cell>
          <table:table-cell office:value-type="float" office:value="27.167" calcext:value-type="float">
            <text:p>27,167</text:p>
          </table:table-cell>
          <table:table-cell/>
          <table:table-cell office:value-type="float" office:value="779.829956" calcext:value-type="float">
            <text:p>779,829956</text:p>
          </table:table-cell>
          <table:table-cell office:value-type="float" office:value="1" calcext:value-type="float">
            <text:p>1</text:p>
          </table:table-cell>
          <table:table-cell office:value-type="float" office:value="22.565001" calcext:value-type="float">
            <text:p>22,565001</text:p>
          </table:table-cell>
          <table:table-cell/>
          <table:table-cell office:value-type="float" office:value="2248.688965" calcext:value-type="float">
            <text:p>2248,68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75.954102" calcext:value-type="float">
            <text:p>1475,954102</text:p>
          </table:table-cell>
          <table:table-cell office:value-type="float" office:value="1" calcext:value-type="float">
            <text:p>1</text:p>
          </table:table-cell>
          <table:table-cell office:value-type="float" office:value="38.568001" calcext:value-type="float">
            <text:p>38,568001</text:p>
          </table:table-cell>
          <table:table-cell/>
          <table:table-cell office:value-type="float" office:value="1948.789917" calcext:value-type="float">
            <text:p>1948,789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9.75293" calcext:value-type="float">
            <text:p>2029,75293</text:p>
          </table:table-cell>
          <table:table-cell office:value-type="float" office:value="1" calcext:value-type="float">
            <text:p>1</text:p>
          </table:table-cell>
          <table:table-cell office:value-type="float" office:value="23.6" calcext:value-type="float">
            <text:p>23,6</text:p>
          </table:table-cell>
          <table:table-cell/>
          <table:table-cell office:value-type="float" office:value="869.592041" calcext:value-type="float">
            <text:p>869,592041</text:p>
          </table:table-cell>
          <table:table-cell office:value-type="float" office:value="1" calcext:value-type="float">
            <text:p>1</text:p>
          </table:table-cell>
          <table:table-cell office:value-type="float" office:value="21.653" calcext:value-type="float">
            <text:p>21,653</text:p>
          </table:table-cell>
          <table:table-cell/>
          <table:table-cell office:value-type="float" office:value="955.893005" calcext:value-type="float">
            <text:p>955,893005</text:p>
          </table:table-cell>
          <table:table-cell office:value-type="float" office:value="1" calcext:value-type="float">
            <text:p>1</text:p>
          </table:table-cell>
          <table:table-cell office:value-type="float" office:value="17.837999" calcext:value-type="float">
            <text:p>17,837999</text:p>
          </table:table-cell>
          <table:table-cell/>
          <table:table-cell office:value-type="float" office:value="923.065002" calcext:value-type="float">
            <text:p>923,065002</text:p>
          </table:table-cell>
          <table:table-cell office:value-type="float" office:value="1" calcext:value-type="float">
            <text:p>1</text:p>
          </table:table-cell>
          <table:table-cell office:value-type="float" office:value="25.764" calcext:value-type="float">
            <text:p>25,764</text:p>
          </table:table-cell>
          <table:table-cell/>
          <table:table-cell office:value-type="float" office:value="1013.270996" calcext:value-type="float">
            <text:p>1013,270996</text:p>
          </table:table-cell>
          <table:table-cell office:value-type="float" office:value="1" calcext:value-type="float">
            <text:p>1</text:p>
          </table:table-cell>
          <table:table-cell office:value-type="float" office:value="35.413002" calcext:value-type="float">
            <text:p>35,413002</text:p>
          </table:table-cell>
          <table:table-cell/>
          <table:table-cell office:value-type="float" office:value="1810.051025" calcext:value-type="float">
            <text:p>1810,051025</text:p>
          </table:table-cell>
          <table:table-cell office:value-type="float" office:value="1" calcext:value-type="float">
            <text:p>1</text:p>
          </table:table-cell>
          <table:table-cell office:value-type="float" office:value="18.899" calcext:value-type="float">
            <text:p>18,899</text:p>
          </table:table-cell>
          <table:table-cell/>
          <table:table-cell office:value-type="float" office:value="2755.779053" calcext:value-type="float">
            <text:p>2755,7790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29.701172" calcext:value-type="float">
            <text:p>2429,701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0.516968" calcext:value-type="float">
            <text:p>1120,516968</text:p>
          </table:table-cell>
          <table:table-cell office:value-type="float" office:value="1" calcext:value-type="float">
            <text:p>1</text:p>
          </table:table-cell>
          <table:table-cell office:value-type="float" office:value="102.261002" calcext:value-type="float">
            <text:p>102,261002</text:p>
          </table:table-cell>
          <table:table-cell/>
          <table:table-cell office:value-type="float" office:value="2117.548828" calcext:value-type="float">
            <text:p>2117,5488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9.710938" calcext:value-type="float">
            <text:p>1679,7109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74.915039" calcext:value-type="float">
            <text:p>2574,91503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8.893982" calcext:value-type="float">
            <text:p>998,893982</text:p>
          </table:table-cell>
          <table:table-cell office:value-type="float" office:value="1" calcext:value-type="float">
            <text:p>1</text:p>
          </table:table-cell>
          <table:table-cell office:value-type="float" office:value="19.120001" calcext:value-type="float">
            <text:p>19,120001</text:p>
          </table:table-cell>
          <table:table-cell/>
          <table:table-cell office:value-type="float" office:value="2369.460205" calcext:value-type="float">
            <text:p>2369,460205</text:p>
          </table:table-cell>
          <table:table-cell office:value-type="float" office:value="2" calcext:value-type="float">
            <text:p>2</text:p>
          </table:table-cell>
          <table:table-cell office:value-type="float" office:value="1331.85791" calcext:value-type="float">
            <text:p>1331,85791</text:p>
          </table:table-cell>
          <table:table-cell/>
          <table:table-cell office:value-type="float" office:value="1770.614014" calcext:value-type="float">
            <text:p>1770,614014</text:p>
          </table:table-cell>
          <table:table-cell office:value-type="float" office:value="2" calcext:value-type="float">
            <text:p>2</text:p>
          </table:table-cell>
          <table:table-cell office:value-type="float" office:value="75.234001" calcext:value-type="float">
            <text:p>75,234001</text:p>
          </table:table-cell>
          <table:table-cell/>
          <table:table-cell office:value-type="float" office:value="1590.024902" calcext:value-type="float">
            <text:p>1590,024902</text:p>
          </table:table-cell>
          <table:table-cell office:value-type="float" office:value="1" calcext:value-type="float">
            <text:p>1</text:p>
          </table:table-cell>
          <table:table-cell office:value-type="float" office:value="42.265999" calcext:value-type="float">
            <text:p>42,265999</text:p>
          </table:table-cell>
        </table:table-row>
        <table:table-row table:style-name="ro1">
          <table:table-cell/>
          <table:table-cell office:value-type="float" office:value="1028.498047" calcext:value-type="float">
            <text:p>1028,4980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8.151001" calcext:value-type="float">
            <text:p>908,1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94.554993" calcext:value-type="float">
            <text:p>994,554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5.049927" calcext:value-type="float">
            <text:p>1225,0499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7.223022" calcext:value-type="float">
            <text:p>1287,223022</text:p>
          </table:table-cell>
          <table:table-cell office:value-type="float" office:value="1" calcext:value-type="float">
            <text:p>1</text:p>
          </table:table-cell>
          <table:table-cell office:value-type="float" office:value="24.98" calcext:value-type="float">
            <text:p>24,98</text:p>
          </table:table-cell>
          <table:table-cell/>
          <table:table-cell office:value-type="float" office:value="1128.817993" calcext:value-type="float">
            <text:p>1128,817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9.719971" calcext:value-type="float">
            <text:p>1149,719971</text:p>
          </table:table-cell>
          <table:table-cell office:value-type="float" office:value="1" calcext:value-type="float">
            <text:p>1</text:p>
          </table:table-cell>
          <table:table-cell office:value-type="float" office:value="25.110001" calcext:value-type="float">
            <text:p>25,110001</text:p>
          </table:table-cell>
          <table:table-cell/>
          <table:table-cell office:value-type="float" office:value="1532.363037" calcext:value-type="float">
            <text:p>1532,363037</text:p>
          </table:table-cell>
          <table:table-cell office:value-type="float" office:value="1" calcext:value-type="float">
            <text:p>1</text:p>
          </table:table-cell>
          <table:table-cell office:value-type="float" office:value="24.400999" calcext:value-type="float">
            <text:p>24,400999</text:p>
          </table:table-cell>
        </table:table-row>
        <table:table-row table:style-name="ro1">
          <table:table-cell/>
          <table:table-cell office:value-type="float" office:value="1875.537964" calcext:value-type="float">
            <text:p>1875,537964</text:p>
          </table:table-cell>
          <table:table-cell office:value-type="float" office:value="1" calcext:value-type="float">
            <text:p>1</text:p>
          </table:table-cell>
          <table:table-cell office:value-type="float" office:value="32.671001" calcext:value-type="float">
            <text:p>32,671001</text:p>
          </table:table-cell>
          <table:table-cell/>
          <table:table-cell office:value-type="float" office:value="1266.988037" calcext:value-type="float">
            <text:p>1266,988037</text:p>
          </table:table-cell>
          <table:table-cell office:value-type="float" office:value="1" calcext:value-type="float">
            <text:p>1</text:p>
          </table:table-cell>
          <table:table-cell office:value-type="float" office:value="22.486" calcext:value-type="float">
            <text:p>22,486</text:p>
          </table:table-cell>
          <table:table-cell/>
          <table:table-cell office:value-type="float" office:value="1364.958984" calcext:value-type="float">
            <text:p>1364,958984</text:p>
          </table:table-cell>
          <table:table-cell office:value-type="float" office:value="1" calcext:value-type="float">
            <text:p>1</text:p>
          </table:table-cell>
          <table:table-cell office:value-type="float" office:value="16.065001" calcext:value-type="float">
            <text:p>16,065001</text:p>
          </table:table-cell>
          <table:table-cell/>
          <table:table-cell office:value-type="float" office:value="929.440979" calcext:value-type="float">
            <text:p>929,440979</text:p>
          </table:table-cell>
          <table:table-cell office:value-type="float" office:value="1" calcext:value-type="float">
            <text:p>1</text:p>
          </table:table-cell>
          <table:table-cell office:value-type="float" office:value="14.399" calcext:value-type="float">
            <text:p>14,399</text:p>
          </table:table-cell>
          <table:table-cell/>
          <table:table-cell office:value-type="float" office:value="938.727051" calcext:value-type="float">
            <text:p>938,727051</text:p>
          </table:table-cell>
          <table:table-cell office:value-type="float" office:value="1" calcext:value-type="float">
            <text:p>1</text:p>
          </table:table-cell>
          <table:table-cell office:value-type="float" office:value="32.776001" calcext:value-type="float">
            <text:p>32,776001</text:p>
          </table:table-cell>
          <table:table-cell/>
          <table:table-cell office:value-type="float" office:value="1992.156982" calcext:value-type="float">
            <text:p>1992,1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7.272949" calcext:value-type="float">
            <text:p>1587,272949</text:p>
          </table:table-cell>
          <table:table-cell office:value-type="float" office:value="1" calcext:value-type="float">
            <text:p>1</text:p>
          </table:table-cell>
          <table:table-cell office:value-type="float" office:value="33.203999" calcext:value-type="float">
            <text:p>33,203999</text:p>
          </table:table-cell>
          <table:table-cell/>
          <table:table-cell office:value-type="float" office:value="2493.00415" calcext:value-type="float">
            <text:p>2493,00415</text:p>
          </table:table-cell>
          <table:table-cell office:value-type="float" office:value="1" calcext:value-type="float">
            <text:p>1</text:p>
          </table:table-cell>
          <table:table-cell office:value-type="float" office:value="26.884998" calcext:value-type="float">
            <text:p>26,884998</text:p>
          </table:table-cell>
        </table:table-row>
        <table:table-row table:style-name="ro1">
          <table:table-cell/>
          <table:table-cell office:value-type="float" office:value="1468.371948" calcext:value-type="float">
            <text:p>1468,371948</text:p>
          </table:table-cell>
          <table:table-cell office:value-type="float" office:value="1" calcext:value-type="float">
            <text:p>1</text:p>
          </table:table-cell>
          <table:table-cell office:value-type="float" office:value="33.75" calcext:value-type="float">
            <text:p>33,75</text:p>
          </table:table-cell>
          <table:table-cell/>
          <table:table-cell office:value-type="float" office:value="1174.057007" calcext:value-type="float">
            <text:p>1174,057007</text:p>
          </table:table-cell>
          <table:table-cell office:value-type="float" office:value="3" calcext:value-type="float">
            <text:p>3</text:p>
          </table:table-cell>
          <table:table-cell office:value-type="float" office:value="249.118988" calcext:value-type="float">
            <text:p>249,118988</text:p>
          </table:table-cell>
          <table:table-cell/>
          <table:table-cell office:value-type="float" office:value="1225.191895" calcext:value-type="float">
            <text:p>1225,1918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4.947021" calcext:value-type="float">
            <text:p>1914,947021</text:p>
          </table:table-cell>
          <table:table-cell office:value-type="float" office:value="1" calcext:value-type="float">
            <text:p>1</text:p>
          </table:table-cell>
          <table:table-cell office:value-type="float" office:value="10.626" calcext:value-type="float">
            <text:p>10,626</text:p>
          </table:table-cell>
          <table:table-cell/>
          <table:table-cell office:value-type="float" office:value="1014.109009" calcext:value-type="float">
            <text:p>1014,109009</text:p>
          </table:table-cell>
          <table:table-cell office:value-type="float" office:value="1" calcext:value-type="float">
            <text:p>1</text:p>
          </table:table-cell>
          <table:table-cell office:value-type="float" office:value="31.991999" calcext:value-type="float">
            <text:p>31,991999</text:p>
          </table:table-cell>
          <table:table-cell/>
          <table:table-cell office:value-type="float" office:value="1475.338013" calcext:value-type="float">
            <text:p>1475,338013</text:p>
          </table:table-cell>
          <table:table-cell office:value-type="float" office:value="1" calcext:value-type="float">
            <text:p>1</text:p>
          </table:table-cell>
          <table:table-cell office:value-type="float" office:value="24.155001" calcext:value-type="float">
            <text:p>24,155001</text:p>
          </table:table-cell>
          <table:table-cell/>
          <table:table-cell office:value-type="float" office:value="2109.766113" calcext:value-type="float">
            <text:p>2109,7661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2.85791" calcext:value-type="float">
            <text:p>2282,85791</text:p>
          </table:table-cell>
          <table:table-cell office:value-type="float" office:value="1" calcext:value-type="float">
            <text:p>1</text:p>
          </table:table-cell>
          <table:table-cell office:value-type="float" office:value="11.813" calcext:value-type="float">
            <text:p>11,813</text:p>
          </table:table-cell>
        </table:table-row>
        <table:table-row table:style-name="ro1">
          <table:table-cell/>
          <table:table-cell office:value-type="float" office:value="2352.604004" calcext:value-type="float">
            <text:p>2352,60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5.307983" calcext:value-type="float">
            <text:p>1035,307983</text:p>
          </table:table-cell>
          <table:table-cell office:value-type="float" office:value="1" calcext:value-type="float">
            <text:p>1</text:p>
          </table:table-cell>
          <table:table-cell office:value-type="float" office:value="19.664999" calcext:value-type="float">
            <text:p>19,664999</text:p>
          </table:table-cell>
          <table:table-cell/>
          <table:table-cell office:value-type="float" office:value="1200.819946" calcext:value-type="float">
            <text:p>1200,819946</text:p>
          </table:table-cell>
          <table:table-cell office:value-type="float" office:value="1" calcext:value-type="float">
            <text:p>1</text:p>
          </table:table-cell>
          <table:table-cell office:value-type="float" office:value="18.828999" calcext:value-type="float">
            <text:p>18,828999</text:p>
          </table:table-cell>
          <table:table-cell/>
          <table:table-cell office:value-type="float" office:value="1307.368042" calcext:value-type="float">
            <text:p>1307,368042</text:p>
          </table:table-cell>
          <table:table-cell office:value-type="float" office:value="2" calcext:value-type="float">
            <text:p>2</text:p>
          </table:table-cell>
          <table:table-cell office:value-type="float" office:value="162.725006" calcext:value-type="float">
            <text:p>162,725006</text:p>
          </table:table-cell>
          <table:table-cell/>
          <table:table-cell office:value-type="float" office:value="1033.164062" calcext:value-type="float">
            <text:p>1033,16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3.061951" calcext:value-type="float">
            <text:p>973,061951</text:p>
          </table:table-cell>
          <table:table-cell office:value-type="float" office:value="1" calcext:value-type="float">
            <text:p>1</text:p>
          </table:table-cell>
          <table:table-cell office:value-type="float" office:value="20.244001" calcext:value-type="float">
            <text:p>20,244001</text:p>
          </table:table-cell>
          <table:table-cell/>
          <table:table-cell office:value-type="float" office:value="2100.106934" calcext:value-type="float">
            <text:p>2100,106934</text:p>
          </table:table-cell>
          <table:table-cell office:value-type="float" office:value="1" calcext:value-type="float">
            <text:p>1</text:p>
          </table:table-cell>
          <table:table-cell office:value-type="float" office:value="43.791" calcext:value-type="float">
            <text:p>43,791</text:p>
          </table:table-cell>
          <table:table-cell/>
          <table:table-cell office:value-type="float" office:value="1769.124023" calcext:value-type="float">
            <text:p>1769,12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7.453979" calcext:value-type="float">
            <text:p>1097,4539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4.531982" calcext:value-type="float">
            <text:p>1224,531982</text:p>
          </table:table-cell>
          <table:table-cell office:value-type="float" office:value="2" calcext:value-type="float">
            <text:p>2</text:p>
          </table:table-cell>
          <table:table-cell office:value-type="float" office:value="21.723" calcext:value-type="float">
            <text:p>21,723</text:p>
          </table:table-cell>
          <table:table-cell/>
          <table:table-cell office:value-type="float" office:value="1335.129028" calcext:value-type="float">
            <text:p>1335,129028</text:p>
          </table:table-cell>
          <table:table-cell office:value-type="float" office:value="1" calcext:value-type="float">
            <text:p>1</text:p>
          </table:table-cell>
          <table:table-cell office:value-type="float" office:value="4.103" calcext:value-type="float">
            <text:p>4,103</text:p>
          </table:table-cell>
          <table:table-cell/>
          <table:table-cell office:value-type="float" office:value="1645.872925" calcext:value-type="float">
            <text:p>1645,8729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4.370972" calcext:value-type="float">
            <text:p>1054,370972</text:p>
          </table:table-cell>
          <table:table-cell office:value-type="float" office:value="1" calcext:value-type="float">
            <text:p>1</text:p>
          </table:table-cell>
          <table:table-cell office:value-type="float" office:value="16.524" calcext:value-type="float">
            <text:p>16,524</text:p>
          </table:table-cell>
          <table:table-cell/>
          <table:table-cell office:value-type="float" office:value="1771.774048" calcext:value-type="float">
            <text:p>1771,774048</text:p>
          </table:table-cell>
          <table:table-cell office:value-type="float" office:value="1" calcext:value-type="float">
            <text:p>1</text:p>
          </table:table-cell>
          <table:table-cell office:value-type="float" office:value="22.366001" calcext:value-type="float">
            <text:p>22,366001</text:p>
          </table:table-cell>
          <table:table-cell/>
          <table:table-cell office:value-type="float" office:value="1829.399902" calcext:value-type="float">
            <text:p>1829,399902</text:p>
          </table:table-cell>
          <table:table-cell office:value-type="float" office:value="1" calcext:value-type="float">
            <text:p>1</text:p>
          </table:table-cell>
          <table:table-cell office:value-type="float" office:value="12.259" calcext:value-type="float">
            <text:p>12,259</text:p>
          </table:table-cell>
          <table:table-cell/>
          <table:table-cell office:value-type="float" office:value="2726.052979" calcext:value-type="float">
            <text:p>2726,052979</text:p>
          </table:table-cell>
          <table:table-cell office:value-type="float" office:value="1" calcext:value-type="float">
            <text:p>1</text:p>
          </table:table-cell>
          <table:table-cell office:value-type="float" office:value="22.594" calcext:value-type="float">
            <text:p>22,594</text:p>
          </table:table-cell>
        </table:table-row>
        <table:table-row table:style-name="ro1">
          <table:table-cell/>
          <table:table-cell office:value-type="float" office:value="1292.909058" calcext:value-type="float">
            <text:p>1292,9090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92.119019" calcext:value-type="float">
            <text:p>1592,119019</text:p>
          </table:table-cell>
          <table:table-cell office:value-type="float" office:value="1" calcext:value-type="float">
            <text:p>1</text:p>
          </table:table-cell>
          <table:table-cell office:value-type="float" office:value="14.856999" calcext:value-type="float">
            <text:p>14,856999</text:p>
          </table:table-cell>
          <table:table-cell/>
          <table:table-cell office:value-type="float" office:value="1352.373901" calcext:value-type="float">
            <text:p>1352,3739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87.023071" calcext:value-type="float">
            <text:p>1087,023071</text:p>
          </table:table-cell>
          <table:table-cell office:value-type="float" office:value="1" calcext:value-type="float">
            <text:p>1</text:p>
          </table:table-cell>
          <table:table-cell office:value-type="float" office:value="12.726" calcext:value-type="float">
            <text:p>12,726</text:p>
          </table:table-cell>
          <table:table-cell/>
          <table:table-cell office:value-type="float" office:value="1072.420898" calcext:value-type="float">
            <text:p>1072,4208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1.234009" calcext:value-type="float">
            <text:p>1601,234009</text:p>
          </table:table-cell>
          <table:table-cell office:value-type="float" office:value="1" calcext:value-type="float">
            <text:p>1</text:p>
          </table:table-cell>
          <table:table-cell office:value-type="float" office:value="17.353001" calcext:value-type="float">
            <text:p>17,353001</text:p>
          </table:table-cell>
          <table:table-cell/>
          <table:table-cell office:value-type="float" office:value="2012.120972" calcext:value-type="float">
            <text:p>2012,120972</text:p>
          </table:table-cell>
          <table:table-cell office:value-type="float" office:value="1" calcext:value-type="float">
            <text:p>1</text:p>
          </table:table-cell>
          <table:table-cell office:value-type="float" office:value="39.535" calcext:value-type="float">
            <text:p>39,535</text:p>
          </table:table-cell>
          <table:table-cell/>
          <table:table-cell office:value-type="float" office:value="2447.331055" calcext:value-type="float">
            <text:p>2447,331055</text:p>
          </table:table-cell>
          <table:table-cell office:value-type="float" office:value="2" calcext:value-type="float">
            <text:p>2</text:p>
          </table:table-cell>
          <table:table-cell office:value-type="float" office:value="56.998001" calcext:value-type="float">
            <text:p>56,998001</text:p>
          </table:table-cell>
        </table:table-row>
        <table:table-row table:style-name="ro1">
          <table:table-cell/>
          <table:table-cell office:value-type="float" office:value="1650.43103" calcext:value-type="float">
            <text:p>1650,43103</text:p>
          </table:table-cell>
          <table:table-cell office:value-type="float" office:value="1" calcext:value-type="float">
            <text:p>1</text:p>
          </table:table-cell>
          <table:table-cell office:value-type="float" office:value="258.110992" calcext:value-type="float">
            <text:p>258,110992</text:p>
          </table:table-cell>
          <table:table-cell/>
          <table:table-cell office:value-type="float" office:value="1133.967041" calcext:value-type="float">
            <text:p>1133,967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24.559937" calcext:value-type="float">
            <text:p>1424,559937</text:p>
          </table:table-cell>
          <table:table-cell office:value-type="float" office:value="2" calcext:value-type="float">
            <text:p>2</text:p>
          </table:table-cell>
          <table:table-cell office:value-type="float" office:value="322.242004" calcext:value-type="float">
            <text:p>322,242004</text:p>
          </table:table-cell>
          <table:table-cell/>
          <table:table-cell office:value-type="float" office:value="1431.501953" calcext:value-type="float">
            <text:p>1431,501953</text:p>
          </table:table-cell>
          <table:table-cell office:value-type="float" office:value="1" calcext:value-type="float">
            <text:p>1</text:p>
          </table:table-cell>
          <table:table-cell office:value-type="float" office:value="15.526" calcext:value-type="float">
            <text:p>15,526</text:p>
          </table:table-cell>
          <table:table-cell/>
          <table:table-cell office:value-type="float" office:value="1113.096924" calcext:value-type="float">
            <text:p>1113,0969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37.033936" calcext:value-type="float">
            <text:p>1837,033936</text:p>
          </table:table-cell>
          <table:table-cell office:value-type="float" office:value="2" calcext:value-type="float">
            <text:p>2</text:p>
          </table:table-cell>
          <table:table-cell office:value-type="float" office:value="165.920013" calcext:value-type="float">
            <text:p>165,920013</text:p>
          </table:table-cell>
          <table:table-cell/>
          <table:table-cell office:value-type="float" office:value="2403.656982" calcext:value-type="float">
            <text:p>2403,656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57.35498" calcext:value-type="float">
            <text:p>2257,35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6.721985" calcext:value-type="float">
            <text:p>906,721985</text:p>
          </table:table-cell>
          <table:table-cell office:value-type="float" office:value="1" calcext:value-type="float">
            <text:p>1</text:p>
          </table:table-cell>
          <table:table-cell office:value-type="float" office:value="19.876999" calcext:value-type="float">
            <text:p>19,876999</text:p>
          </table:table-cell>
          <table:table-cell/>
          <table:table-cell office:value-type="float" office:value="1160.74707" calcext:value-type="float">
            <text:p>1160,74707</text:p>
          </table:table-cell>
          <table:table-cell office:value-type="float" office:value="1" calcext:value-type="float">
            <text:p>1</text:p>
          </table:table-cell>
          <table:table-cell office:value-type="float" office:value="34.260998" calcext:value-type="float">
            <text:p>34,260998</text:p>
          </table:table-cell>
          <table:table-cell/>
          <table:table-cell office:value-type="float" office:value="2260.448975" calcext:value-type="float">
            <text:p>2260,448975</text:p>
          </table:table-cell>
          <table:table-cell office:value-type="float" office:value="1" calcext:value-type="float">
            <text:p>1</text:p>
          </table:table-cell>
          <table:table-cell office:value-type="float" office:value="124.091995" calcext:value-type="float">
            <text:p>124,091995</text:p>
          </table:table-cell>
          <table:table-cell table:number-columns-repeated="5"/>
          <table:table-cell office:value-type="float" office:value="1167.75293" calcext:value-type="float">
            <text:p>1167,752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96.925049" calcext:value-type="float">
            <text:p>2096,925049</text:p>
          </table:table-cell>
          <table:table-cell office:value-type="float" office:value="1" calcext:value-type="float">
            <text:p>1</text:p>
          </table:table-cell>
          <table:table-cell office:value-type="float" office:value="27.734001" calcext:value-type="float">
            <text:p>27,734001</text:p>
          </table:table-cell>
          <table:table-cell/>
          <table:table-cell office:value-type="float" office:value="2081.60083" calcext:value-type="float">
            <text:p>2081,600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6.969971" calcext:value-type="float">
            <text:p>1586,969971</text:p>
          </table:table-cell>
          <table:table-cell office:value-type="float" office:value="2" calcext:value-type="float">
            <text:p>2</text:p>
          </table:table-cell>
          <table:table-cell office:value-type="float" office:value="45.705002" calcext:value-type="float">
            <text:p>45,705002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1412.6844523" calcext:value-type="float">
            <text:p>1412,6844523</text:p>
          </table:table-cell>
          <table:table-cell table:style-name="ce1" table:formula="of:=AVERAGE([C8.C5:.C34])" office:value-type="float" office:value="0.7" calcext:value-type="float">
            <text:p>0,7</text:p>
          </table:table-cell>
          <table:table-cell table:style-name="ce12" table:formula="of:=AVERAGE([C8.D5:.D34])" office:value-type="float" office:value="76.1993341333333" calcext:value-type="float">
            <text:p>76,199334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1362.15939936667" calcext:value-type="float">
            <text:p>1362,1593993667</text:p>
          </table:table-cell>
          <table:table-cell table:style-name="ce1" table:formula="of:=AVERAGE([C8.G5:.G34])" office:value-type="float" office:value="0.9" calcext:value-type="float">
            <text:p>0,9</text:p>
          </table:table-cell>
          <table:table-cell table:style-name="ce12" table:formula="of:=AVERAGE([C8.H5:.H34])" office:value-type="float" office:value="78.1007665" calcext:value-type="float">
            <text:p>78,1007665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1438.19608973333" calcext:value-type="float">
            <text:p>1438,1960897333</text:p>
          </table:table-cell>
          <table:table-cell table:style-name="ce1" table:formula="of:=AVERAGE([C8.K5:.K34])" office:value-type="float" office:value="0.666666666666667" calcext:value-type="float">
            <text:p>0,6666666667</text:p>
          </table:table-cell>
          <table:table-cell table:style-name="ce12" table:formula="of:=AVERAGE([C8.L5:.L34])" office:value-type="float" office:value="32.7604666333333" calcext:value-type="float">
            <text:p>32,760466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1536.76681827586" calcext:value-type="float">
            <text:p>1536,7668182759</text:p>
          </table:table-cell>
          <table:table-cell table:style-name="ce1" table:formula="of:=AVERAGE([C8.O5:.O34])" office:value-type="float" office:value="0.655172413793103" calcext:value-type="float">
            <text:p>0,6551724138</text:p>
          </table:table-cell>
          <table:table-cell table:style-name="ce12" table:formula="of:=AVERAGE([C8.P5:.P34])" office:value-type="float" office:value="71.2239660689655" calcext:value-type="float">
            <text:p>71,22396606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1068.5942607" calcext:value-type="float">
            <text:p>1068,5942607</text:p>
          </table:table-cell>
          <table:table-cell table:style-name="ce1" table:formula="of:=AVERAGE([C8.S5:.S34])" office:value-type="float" office:value="0.5" calcext:value-type="float">
            <text:p>0,5</text:p>
          </table:table-cell>
          <table:table-cell table:style-name="ce12" table:formula="of:=AVERAGE([C8.T5:.T34])" office:value-type="float" office:value="19.9621332666667" calcext:value-type="float">
            <text:p>19,962133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1886.5146891" calcext:value-type="float">
            <text:p>1886,5146891</text:p>
          </table:table-cell>
          <table:table-cell table:style-name="ce1" table:formula="of:=AVERAGE([C8.W5:.W34])" office:value-type="float" office:value="0.7" calcext:value-type="float">
            <text:p>0,7</text:p>
          </table:table-cell>
          <table:table-cell table:style-name="ce12" table:formula="of:=AVERAGE([C8.X5:.X34])" office:value-type="float" office:value="131.540831466667" calcext:value-type="float">
            <text:p>131,540831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1963.4612875" calcext:value-type="float">
            <text:p>1963,4612875</text:p>
          </table:table-cell>
          <table:table-cell table:style-name="ce1" table:formula="of:=AVERAGE([C8.AA5:.AA34])" office:value-type="float" office:value="0.7" calcext:value-type="float">
            <text:p>0,7</text:p>
          </table:table-cell>
          <table:table-cell table:style-name="ce12" table:formula="of:=AVERAGE([C8.AB5:.AB34])" office:value-type="float" office:value="74.6106342666667" calcext:value-type="float">
            <text:p>74,6106342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2221.21112866667" calcext:value-type="float">
            <text:p>2221,2111286667</text:p>
          </table:table-cell>
          <table:table-cell table:style-name="ce1" table:formula="of:=AVERAGE([C8.AE5:.AE34])" office:value-type="float" office:value="0.666666666666667" calcext:value-type="float">
            <text:p>0,6666666667</text:p>
          </table:table-cell>
          <table:table-cell table:style-name="ce12" table:formula="of:=AVERAGE([C8.AF5:.AF34])" office:value-type="float" office:value="101.541368166667" calcext:value-type="float">
            <text:p>101,5413681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1242.4225465" calcext:value-type="float">
            <text:p>1242,4225465</text:p>
          </table:table-cell>
          <table:table-cell table:style-name="ce1" table:formula="of:=MEDIAN([C8.C5:.C34])" office:value-type="float" office:value="1" calcext:value-type="float">
            <text:p>1</text:p>
          </table:table-cell>
          <table:table-cell table:style-name="ce12" table:formula="of:=MEDIAN([C8.D5:.D34])" office:value-type="float" office:value="18.7600005" calcext:value-type="float">
            <text:p>18,760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1168.9754635" calcext:value-type="float">
            <text:p>1168,9754635</text:p>
          </table:table-cell>
          <table:table-cell table:style-name="ce1" table:formula="of:=MEDIAN([C8.G5:.G34])" office:value-type="float" office:value="1" calcext:value-type="float">
            <text:p>1</text:p>
          </table:table-cell>
          <table:table-cell table:style-name="ce12" table:formula="of:=MEDIAN([C8.H5:.H34])" office:value-type="float" office:value="21.688" calcext:value-type="float">
            <text:p>21,68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1343.7514645" calcext:value-type="float">
            <text:p>1343,7514645</text:p>
          </table:table-cell>
          <table:table-cell table:style-name="ce1" table:formula="of:=MEDIAN([C8.K5:.K34])" office:value-type="float" office:value="1" calcext:value-type="float">
            <text:p>1</text:p>
          </table:table-cell>
          <table:table-cell table:style-name="ce12" table:formula="of:=MEDIAN([C8.L5:.L34])" office:value-type="float" office:value="11.5404995" calcext:value-type="float">
            <text:p>11,540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1431.501953" calcext:value-type="float">
            <text:p>1431,501953</text:p>
          </table:table-cell>
          <table:table-cell table:style-name="ce1" table:formula="of:=MEDIAN([C8.O5:.O34])" office:value-type="float" office:value="1" calcext:value-type="float">
            <text:p>1</text:p>
          </table:table-cell>
          <table:table-cell table:style-name="ce12" table:formula="of:=MEDIAN([C8.P5:.P34])" office:value-type="float" office:value="10.626" calcext:value-type="float">
            <text:p>10,626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1013.6900025" calcext:value-type="float">
            <text:p>1013,6900025</text:p>
          </table:table-cell>
          <table:table-cell table:style-name="ce1" table:formula="of:=MEDIAN([C8.S5:.S34])" office:value-type="float" office:value="0.5" calcext:value-type="float">
            <text:p>0,5</text:p>
          </table:table-cell>
          <table:table-cell table:style-name="ce12" table:formula="of:=MEDIAN([C8.T5:.T34])" office:value-type="float" office:value="6.5855" calcext:value-type="float">
            <text:p>6,58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1905.4319455" calcext:value-type="float">
            <text:p>1905,4319455</text:p>
          </table:table-cell>
          <table:table-cell table:style-name="ce1" table:formula="of:=MEDIAN([C8.W5:.W34])" office:value-type="float" office:value="0.5" calcext:value-type="float">
            <text:p>0,5</text:p>
          </table:table-cell>
          <table:table-cell table:style-name="ce12" table:formula="of:=MEDIAN([C8.X5:.X34])" office:value-type="float" office:value="5.5335" calcext:value-type="float">
            <text:p>5,53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2024.554993" calcext:value-type="float">
            <text:p>2024,554993</text:p>
          </table:table-cell>
          <table:table-cell table:style-name="ce1" table:formula="of:=MEDIAN([C8.AA5:.AA34])" office:value-type="float" office:value="1" calcext:value-type="float">
            <text:p>1</text:p>
          </table:table-cell>
          <table:table-cell table:style-name="ce12" table:formula="of:=MEDIAN([C8.AB5:.AB34])" office:value-type="float" office:value="12.395" calcext:value-type="float">
            <text:p>12,3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2253.512451" calcext:value-type="float">
            <text:p>2253,512451</text:p>
          </table:table-cell>
          <table:table-cell table:style-name="ce1" table:formula="of:=MEDIAN([C8.AE5:.AE34])" office:value-type="float" office:value="0.5" calcext:value-type="float">
            <text:p>0,5</text:p>
          </table:table-cell>
          <table:table-cell table:style-name="ce12" table:formula="of:=MEDIAN([C8.AF5:.AF34])" office:value-type="float" office:value="5.2260005" calcext:value-type="float">
            <text:p>5,226000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8.B5:.B34])" office:value-type="float" office:value="481.312096506385" calcext:value-type="float">
            <text:p>481,3120965064</text:p>
          </table:table-cell>
          <table:table-cell table:style-name="ce10" table:formula="of:=STDEV([C8.C5:.C34])" office:value-type="float" office:value="0.702213249857806" calcext:value-type="float">
            <text:p>0,7022132499</text:p>
          </table:table-cell>
          <table:table-cell table:style-name="ce14" table:formula="of:=STDEV([C8.D5:.D34])" office:value-type="float" office:value="156.498405745756" calcext:value-type="float">
            <text:p>156,4984057458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F5:.F34])" office:value-type="float" office:value="525.919386727371" calcext:value-type="float">
            <text:p>525,9193867274</text:p>
          </table:table-cell>
          <table:table-cell table:style-name="ce10" table:formula="of:=STDEV([C8.G5:.G34])" office:value-type="float" office:value="0.803011572897238" calcext:value-type="float">
            <text:p>0,8030115729</text:p>
          </table:table-cell>
          <table:table-cell table:style-name="ce14" table:formula="of:=STDEV([C8.H5:.H34])" office:value-type="float" office:value="134.273251195918" calcext:value-type="float">
            <text:p>134,2732511959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J5:.J34])" office:value-type="float" office:value="476.145381114584" calcext:value-type="float">
            <text:p>476,1453811146</text:p>
          </table:table-cell>
          <table:table-cell table:style-name="ce10" table:formula="of:=STDEV([C8.K5:.K34])" office:value-type="float" office:value="0.711159002218759" calcext:value-type="float">
            <text:p>0,7111590022</text:p>
          </table:table-cell>
          <table:table-cell table:style-name="ce14" table:formula="of:=STDEV([C8.L5:.L34])" office:value-type="float" office:value="69.8013721798756" calcext:value-type="float">
            <text:p>69,8013721799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N5:.N34])" office:value-type="float" office:value="495.129519069715" calcext:value-type="float">
            <text:p>495,1295190697</text:p>
          </table:table-cell>
          <table:table-cell table:style-name="ce10" table:formula="of:=STDEV([C8.O5:.O34])" office:value-type="float" office:value="0.669534063411986" calcext:value-type="float">
            <text:p>0,6695340634</text:p>
          </table:table-cell>
          <table:table-cell table:style-name="ce14" table:formula="of:=STDEV([C8.P5:.P34])" office:value-type="float" office:value="130.488462544096" calcext:value-type="float">
            <text:p>130,4884625441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R5:.R34])" office:value-type="float" office:value="308.039723407493" calcext:value-type="float">
            <text:p>308,0397234075</text:p>
          </table:table-cell>
          <table:table-cell table:style-name="ce10" table:formula="of:=STDEV([C8.S5:.S34])" office:value-type="float" office:value="0.508547627715608" calcext:value-type="float">
            <text:p>0,5085476277</text:p>
          </table:table-cell>
          <table:table-cell table:style-name="ce14" table:formula="of:=STDEV([C8.T5:.T34])" office:value-type="float" office:value="47.9275580281084" calcext:value-type="float">
            <text:p>47,9275580281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V5:.V34])" office:value-type="float" office:value="523.782896612957" calcext:value-type="float">
            <text:p>523,782896613</text:p>
          </table:table-cell>
          <table:table-cell table:style-name="ce10" table:formula="of:=STDEV([C8.W5:.W34])" office:value-type="float" office:value="0.794376788909785" calcext:value-type="float">
            <text:p>0,7943767889</text:p>
          </table:table-cell>
          <table:table-cell table:style-name="ce14" table:formula="of:=STDEV([C8.X5:.X34])" office:value-type="float" office:value="302.453784942148" calcext:value-type="float">
            <text:p>302,4537849421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Z5:.Z34])" office:value-type="float" office:value="504.45620800945" calcext:value-type="float">
            <text:p>504,4562080095</text:p>
          </table:table-cell>
          <table:table-cell table:style-name="ce10" table:formula="of:=STDEV([C8.AA5:.AA34])" office:value-type="float" office:value="0.702213249857806" calcext:value-type="float">
            <text:p>0,7022132499</text:p>
          </table:table-cell>
          <table:table-cell table:style-name="ce14" table:formula="of:=STDEV([C8.AB5:.AB34])" office:value-type="float" office:value="132.913130777724" calcext:value-type="float">
            <text:p>132,913130777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8.AD5:.AD34])" office:value-type="float" office:value="456.958325113006" calcext:value-type="float">
            <text:p>456,958325113</text:p>
          </table:table-cell>
          <table:table-cell table:style-name="ce10" table:formula="of:=STDEV([C8.AE5:.AE34])" office:value-type="float" office:value="0.884086644736984" calcext:value-type="float">
            <text:p>0,8840866447</text:p>
          </table:table-cell>
          <table:table-cell table:style-name="ce14" table:formula="of:=STDEV([C8.AF5:.AF34])" office:value-type="float" office:value="415.72689563286" calcext:value-type="float">
            <text:p>415,7268956329</text:p>
          </table:table-cell>
        </table:table-row>
      </table:table>
      <table:table table:name="C9" table:style-name="ta1"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5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5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column table:style-name="co4" table:default-cell-style-name="ce4"/>
        <table:table-column table:style-name="co4" table:number-columns-repeated="2" table:default-cell-style-name="Default"/>
        <table:table-column table:style-name="co2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2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3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4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5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6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7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8</text:p>
          </table:table-cell>
          <table:covered-table-cell table:number-columns-repeated="2" table:style-name="ce7"/>
          <table:covered-table-cell table:style-name="ce11"/>
          <table:table-cell table:style-name="ce2" office:value-type="string" calcext:value-type="string" table:number-columns-spanned="4" table:number-rows-spanned="1">
            <text:p>sta9</text:p>
          </table:table-cell>
          <table:covered-table-cell table:number-columns-repeated="2" table:style-name="ce7"/>
          <table:covered-table-cell table:style-name="ce1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2" office:value-type="string" calcext:value-type="string">
            <text:p>Total stall time</text:p>
          </table:table-cell>
        </table:table-row>
        <table:table-row table:style-name="ro1">
          <table:table-cell/>
          <table:table-cell office:value-type="float" office:value="1366.421997" calcext:value-type="float">
            <text:p>1366,421997</text:p>
          </table:table-cell>
          <table:table-cell office:value-type="float" office:value="2" calcext:value-type="float">
            <text:p>2</text:p>
          </table:table-cell>
          <table:table-cell office:value-type="float" office:value="234.65802" calcext:value-type="float">
            <text:p>234,65802</text:p>
          </table:table-cell>
          <table:table-cell/>
          <table:table-cell office:value-type="float" office:value="1507.04895" calcext:value-type="float">
            <text:p>1507,04895</text:p>
          </table:table-cell>
          <table:table-cell office:value-type="float" office:value="5" calcext:value-type="float">
            <text:p>5</text:p>
          </table:table-cell>
          <table:table-cell office:value-type="float" office:value="690.421021" calcext:value-type="float">
            <text:p>690,421021</text:p>
          </table:table-cell>
          <table:table-cell/>
          <table:table-cell office:value-type="float" office:value="976.052979" calcext:value-type="float">
            <text:p>976,052979</text:p>
          </table:table-cell>
          <table:table-cell office:value-type="float" office:value="1" calcext:value-type="float">
            <text:p>1</text:p>
          </table:table-cell>
          <table:table-cell office:value-type="float" office:value="23.724998" calcext:value-type="float">
            <text:p>23,724998</text:p>
          </table:table-cell>
          <table:table-cell/>
          <table:table-cell office:value-type="float" office:value="1607.786987" calcext:value-type="float">
            <text:p>1607,786987</text:p>
          </table:table-cell>
          <table:table-cell office:value-type="float" office:value="3" calcext:value-type="float">
            <text:p>3</text:p>
          </table:table-cell>
          <table:table-cell office:value-type="float" office:value="429.945007" calcext:value-type="float">
            <text:p>429,945007</text:p>
          </table:table-cell>
          <table:table-cell/>
          <table:table-cell office:value-type="float" office:value="851.504028" calcext:value-type="float">
            <text:p>851,504028</text:p>
          </table:table-cell>
          <table:table-cell office:value-type="float" office:value="1" calcext:value-type="float">
            <text:p>1</text:p>
          </table:table-cell>
          <table:table-cell office:value-type="float" office:value="36.237999" calcext:value-type="float">
            <text:p>36,237999</text:p>
          </table:table-cell>
          <table:table-cell/>
          <table:table-cell office:value-type="float" office:value="2395.678955" calcext:value-type="float">
            <text:p>2395,678955</text:p>
          </table:table-cell>
          <table:table-cell office:value-type="float" office:value="1" calcext:value-type="float">
            <text:p>1</text:p>
          </table:table-cell>
          <table:table-cell office:value-type="float" office:value="243.100998" calcext:value-type="float">
            <text:p>243,100998</text:p>
          </table:table-cell>
          <table:table-cell/>
          <table:table-cell office:value-type="float" office:value="2533.594971" calcext:value-type="float">
            <text:p>2533,594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96.135986" calcext:value-type="float">
            <text:p>1796,135986</text:p>
          </table:table-cell>
          <table:table-cell office:value-type="float" office:value="1" calcext:value-type="float">
            <text:p>1</text:p>
          </table:table-cell>
          <table:table-cell office:value-type="float" office:value="387.403015" calcext:value-type="float">
            <text:p>387,403015</text:p>
          </table:table-cell>
          <table:table-cell/>
          <table:table-cell office:value-type="float" office:value="3042.129883" calcext:value-type="float">
            <text:p>3042,129883</text:p>
          </table:table-cell>
          <table:table-cell office:value-type="float" office:value="2" calcext:value-type="float">
            <text:p>2</text:p>
          </table:table-cell>
          <table:table-cell office:value-type="float" office:value="486.175995" calcext:value-type="float">
            <text:p>486,175995</text:p>
          </table:table-cell>
        </table:table-row>
        <table:table-row table:style-name="ro1">
          <table:table-cell/>
          <table:table-cell office:value-type="float" office:value="2114.87207" calcext:value-type="float">
            <text:p>2114,872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46.359009" calcext:value-type="float">
            <text:p>1246,359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29.341003" calcext:value-type="float">
            <text:p>929,341003</text:p>
          </table:table-cell>
          <table:table-cell office:value-type="float" office:value="1" calcext:value-type="float">
            <text:p>1</text:p>
          </table:table-cell>
          <table:table-cell office:value-type="float" office:value="19.749001" calcext:value-type="float">
            <text:p>19,749001</text:p>
          </table:table-cell>
          <table:table-cell/>
          <table:table-cell office:value-type="float" office:value="1556.776001" calcext:value-type="float">
            <text:p>1556,776001</text:p>
          </table:table-cell>
          <table:table-cell office:value-type="float" office:value="1" calcext:value-type="float">
            <text:p>1</text:p>
          </table:table-cell>
          <table:table-cell office:value-type="float" office:value="266.631989" calcext:value-type="float">
            <text:p>266,631989</text:p>
          </table:table-cell>
          <table:table-cell/>
          <table:table-cell office:value-type="float" office:value="951.740967" calcext:value-type="float">
            <text:p>951,740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68.555054" calcext:value-type="float">
            <text:p>1568,555054</text:p>
          </table:table-cell>
          <table:table-cell office:value-type="float" office:value="1" calcext:value-type="float">
            <text:p>1</text:p>
          </table:table-cell>
          <table:table-cell office:value-type="float" office:value="19.945999" calcext:value-type="float">
            <text:p>19,945999</text:p>
          </table:table-cell>
          <table:table-cell/>
          <table:table-cell office:value-type="float" office:value="2204.078857" calcext:value-type="float">
            <text:p>2204,0788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5.187988" calcext:value-type="float">
            <text:p>2225,187988</text:p>
          </table:table-cell>
          <table:table-cell office:value-type="float" office:value="1" calcext:value-type="float">
            <text:p>1</text:p>
          </table:table-cell>
          <table:table-cell office:value-type="float" office:value="141.30899" calcext:value-type="float">
            <text:p>141,30899</text:p>
          </table:table-cell>
          <table:table-cell/>
          <table:table-cell office:value-type="float" office:value="3169.74707" calcext:value-type="float">
            <text:p>3169,74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8.981934" calcext:value-type="float">
            <text:p>1748,981934</text:p>
          </table:table-cell>
          <table:table-cell office:value-type="float" office:value="3" calcext:value-type="float">
            <text:p>3</text:p>
          </table:table-cell>
          <table:table-cell office:value-type="float" office:value="202.619995" calcext:value-type="float">
            <text:p>202,619995</text:p>
          </table:table-cell>
          <table:table-cell/>
          <table:table-cell office:value-type="float" office:value="1240.600952" calcext:value-type="float">
            <text:p>1240,6009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27.561035" calcext:value-type="float">
            <text:p>1227,5610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09.830078" calcext:value-type="float">
            <text:p>2909,83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2.338013" calcext:value-type="float">
            <text:p>1932,338013</text:p>
          </table:table-cell>
          <table:table-cell office:value-type="float" office:value="1" calcext:value-type="float">
            <text:p>1</text:p>
          </table:table-cell>
          <table:table-cell office:value-type="float" office:value="21.824001" calcext:value-type="float">
            <text:p>21,824001</text:p>
          </table:table-cell>
          <table:table-cell/>
          <table:table-cell office:value-type="float" office:value="1098.593994" calcext:value-type="float">
            <text:p>1098,59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29.442139" calcext:value-type="float">
            <text:p>2329,442139</text:p>
          </table:table-cell>
          <table:table-cell office:value-type="float" office:value="1" calcext:value-type="float">
            <text:p>1</text:p>
          </table:table-cell>
          <table:table-cell office:value-type="float" office:value="392.587006" calcext:value-type="float">
            <text:p>392,587006</text:p>
          </table:table-cell>
          <table:table-cell/>
          <table:table-cell office:value-type="float" office:value="2246.103027" calcext:value-type="float">
            <text:p>2246,103027</text:p>
          </table:table-cell>
          <table:table-cell office:value-type="float" office:value="1" calcext:value-type="float">
            <text:p>1</text:p>
          </table:table-cell>
          <table:table-cell office:value-type="float" office:value="1079.307007" calcext:value-type="float">
            <text:p>1079,307007</text:p>
          </table:table-cell>
          <table:table-cell/>
          <table:table-cell office:value-type="float" office:value="3235.38501" calcext:value-type="float">
            <text:p>3235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8.595947" calcext:value-type="float">
            <text:p>1608,595947</text:p>
          </table:table-cell>
          <table:table-cell office:value-type="float" office:value="1" calcext:value-type="float">
            <text:p>1</text:p>
          </table:table-cell>
          <table:table-cell office:value-type="float" office:value="11.867" calcext:value-type="float">
            <text:p>11,867</text:p>
          </table:table-cell>
          <table:table-cell/>
          <table:table-cell office:value-type="float" office:value="2150.86499" calcext:value-type="float">
            <text:p>2150,86499</text:p>
          </table:table-cell>
          <table:table-cell office:value-type="float" office:value="2" calcext:value-type="float">
            <text:p>2</text:p>
          </table:table-cell>
          <table:table-cell office:value-type="float" office:value="126.834999" calcext:value-type="float">
            <text:p>126,834999</text:p>
          </table:table-cell>
          <table:table-cell/>
          <table:table-cell office:value-type="float" office:value="1997.702026" calcext:value-type="float">
            <text:p>1997,702026</text:p>
          </table:table-cell>
          <table:table-cell office:value-type="float" office:value="1" calcext:value-type="float">
            <text:p>1</text:p>
          </table:table-cell>
          <table:table-cell office:value-type="float" office:value="397.179016" calcext:value-type="float">
            <text:p>397,179016</text:p>
          </table:table-cell>
          <table:table-cell/>
          <table:table-cell office:value-type="float" office:value="1159.551025" calcext:value-type="float">
            <text:p>1159,551025</text:p>
          </table:table-cell>
          <table:table-cell office:value-type="float" office:value="1" calcext:value-type="float">
            <text:p>1</text:p>
          </table:table-cell>
          <table:table-cell office:value-type="float" office:value="13.527" calcext:value-type="float">
            <text:p>13,527</text:p>
          </table:table-cell>
          <table:table-cell/>
          <table:table-cell office:value-type="float" office:value="1001.904968" calcext:value-type="float">
            <text:p>1001,9049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64.239014" calcext:value-type="float">
            <text:p>3164,239014</text:p>
          </table:table-cell>
          <table:table-cell office:value-type="float" office:value="1" calcext:value-type="float">
            <text:p>1</text:p>
          </table:table-cell>
          <table:table-cell office:value-type="float" office:value="25.348" calcext:value-type="float">
            <text:p>25,348</text:p>
          </table:table-cell>
          <table:table-cell/>
          <table:table-cell office:value-type="float" office:value="2333.560059" calcext:value-type="float">
            <text:p>2333,560059</text:p>
          </table:table-cell>
          <table:table-cell office:value-type="float" office:value="1" calcext:value-type="float">
            <text:p>1</text:p>
          </table:table-cell>
          <table:table-cell office:value-type="float" office:value="17.972" calcext:value-type="float">
            <text:p>17,972</text:p>
          </table:table-cell>
          <table:table-cell/>
          <table:table-cell office:value-type="float" office:value="2568.285889" calcext:value-type="float">
            <text:p>2568,2858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76.351929" calcext:value-type="float">
            <text:p>1976,351929</text:p>
          </table:table-cell>
          <table:table-cell office:value-type="float" office:value="2" calcext:value-type="float">
            <text:p>2</text:p>
          </table:table-cell>
          <table:table-cell office:value-type="float" office:value="124.395996" calcext:value-type="float">
            <text:p>124,395996</text:p>
          </table:table-cell>
        </table:table-row>
        <table:table-row table:style-name="ro1">
          <table:table-cell/>
          <table:table-cell office:value-type="float" office:value="1223.744995" calcext:value-type="float">
            <text:p>1223,744995</text:p>
          </table:table-cell>
          <table:table-cell office:value-type="float" office:value="1" calcext:value-type="float">
            <text:p>1</text:p>
          </table:table-cell>
          <table:table-cell office:value-type="float" office:value="36.054001" calcext:value-type="float">
            <text:p>36,054001</text:p>
          </table:table-cell>
          <table:table-cell/>
          <table:table-cell office:value-type="float" office:value="1934.054077" calcext:value-type="float">
            <text:p>1934,054077</text:p>
          </table:table-cell>
          <table:table-cell office:value-type="float" office:value="1" calcext:value-type="float">
            <text:p>1</text:p>
          </table:table-cell>
          <table:table-cell office:value-type="float" office:value="17.573" calcext:value-type="float">
            <text:p>17,573</text:p>
          </table:table-cell>
          <table:table-cell/>
          <table:table-cell office:value-type="float" office:value="1275.866943" calcext:value-type="float">
            <text:p>1275,8669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66.569946" calcext:value-type="float">
            <text:p>1266,569946</text:p>
          </table:table-cell>
          <table:table-cell office:value-type="float" office:value="4" calcext:value-type="float">
            <text:p>4</text:p>
          </table:table-cell>
          <table:table-cell office:value-type="float" office:value="753.481018" calcext:value-type="float">
            <text:p>753,481018</text:p>
          </table:table-cell>
          <table:table-cell/>
          <table:table-cell office:value-type="float" office:value="911.755981" calcext:value-type="float">
            <text:p>911,7559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28.861816" calcext:value-type="float">
            <text:p>2128,861816</text:p>
          </table:table-cell>
          <table:table-cell office:value-type="float" office:value="1" calcext:value-type="float">
            <text:p>1</text:p>
          </table:table-cell>
          <table:table-cell office:value-type="float" office:value="25.970001" calcext:value-type="float">
            <text:p>25,970001</text:p>
          </table:table-cell>
          <table:table-cell/>
          <table:table-cell office:value-type="float" office:value="1756.052002" calcext:value-type="float">
            <text:p>1756,052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28.232056" calcext:value-type="float">
            <text:p>1628,232056</text:p>
          </table:table-cell>
          <table:table-cell office:value-type="float" office:value="1" calcext:value-type="float">
            <text:p>1</text:p>
          </table:table-cell>
          <table:table-cell office:value-type="float" office:value="25.174" calcext:value-type="float">
            <text:p>25,174</text:p>
          </table:table-cell>
          <table:table-cell/>
          <table:table-cell office:value-type="float" office:value="3566.174072" calcext:value-type="float">
            <text:p>3566,174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9.07605" calcext:value-type="float">
            <text:p>979,0760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16.245972" calcext:value-type="float">
            <text:p>916,245972</text:p>
          </table:table-cell>
          <table:table-cell office:value-type="float" office:value="2" calcext:value-type="float">
            <text:p>2</text:p>
          </table:table-cell>
          <table:table-cell office:value-type="float" office:value="206.876007" calcext:value-type="float">
            <text:p>206,876007</text:p>
          </table:table-cell>
          <table:table-cell/>
          <table:table-cell office:value-type="float" office:value="1323.765015" calcext:value-type="float">
            <text:p>1323,765015</text:p>
          </table:table-cell>
          <table:table-cell office:value-type="float" office:value="1" calcext:value-type="float">
            <text:p>1</text:p>
          </table:table-cell>
          <table:table-cell office:value-type="float" office:value="32.226002" calcext:value-type="float">
            <text:p>32,226002</text:p>
          </table:table-cell>
          <table:table-cell/>
          <table:table-cell office:value-type="float" office:value="1837.338989" calcext:value-type="float">
            <text:p>1837,338989</text:p>
          </table:table-cell>
          <table:table-cell office:value-type="float" office:value="1" calcext:value-type="float">
            <text:p>1</text:p>
          </table:table-cell>
          <table:table-cell office:value-type="float" office:value="57.649002" calcext:value-type="float">
            <text:p>57,649002</text:p>
          </table:table-cell>
          <table:table-cell/>
          <table:table-cell office:value-type="float" office:value="1294.374023" calcext:value-type="float">
            <text:p>1294,374023</text:p>
          </table:table-cell>
          <table:table-cell office:value-type="float" office:value="1" calcext:value-type="float">
            <text:p>1</text:p>
          </table:table-cell>
          <table:table-cell office:value-type="float" office:value="24.019999" calcext:value-type="float">
            <text:p>24,019999</text:p>
          </table:table-cell>
          <table:table-cell/>
          <table:table-cell office:value-type="float" office:value="1729.087036" calcext:value-type="float">
            <text:p>1729,0870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26.531982" calcext:value-type="float">
            <text:p>1726,53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60.008057" calcext:value-type="float">
            <text:p>2760,0080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73.75293" calcext:value-type="float">
            <text:p>2673,75293</text:p>
          </table:table-cell>
          <table:table-cell office:value-type="float" office:value="2" calcext:value-type="float">
            <text:p>2</text:p>
          </table:table-cell>
          <table:table-cell office:value-type="float" office:value="985.749023" calcext:value-type="float">
            <text:p>985,749023</text:p>
          </table:table-cell>
        </table:table-row>
        <table:table-row table:style-name="ro1">
          <table:table-cell/>
          <table:table-cell office:value-type="float" office:value="1683.390015" calcext:value-type="float">
            <text:p>1683,390015</text:p>
          </table:table-cell>
          <table:table-cell office:value-type="float" office:value="1" calcext:value-type="float">
            <text:p>1</text:p>
          </table:table-cell>
          <table:table-cell office:value-type="float" office:value="15.073001" calcext:value-type="float">
            <text:p>15,073001</text:p>
          </table:table-cell>
          <table:table-cell/>
          <table:table-cell office:value-type="float" office:value="986.054993" calcext:value-type="float">
            <text:p>986,0549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18.458008" calcext:value-type="float">
            <text:p>2618,45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7.614014" calcext:value-type="float">
            <text:p>1397,614014</text:p>
          </table:table-cell>
          <table:table-cell office:value-type="float" office:value="1" calcext:value-type="float">
            <text:p>1</text:p>
          </table:table-cell>
          <table:table-cell office:value-type="float" office:value="20.398001" calcext:value-type="float">
            <text:p>20,398001</text:p>
          </table:table-cell>
          <table:table-cell/>
          <table:table-cell office:value-type="float" office:value="942.239014" calcext:value-type="float">
            <text:p>942,2390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39.580078" calcext:value-type="float">
            <text:p>3939,58007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29.654053" calcext:value-type="float">
            <text:p>1129,654053</text:p>
          </table:table-cell>
          <table:table-cell office:value-type="float" office:value="1" calcext:value-type="float">
            <text:p>1</text:p>
          </table:table-cell>
          <table:table-cell office:value-type="float" office:value="17.120001" calcext:value-type="float">
            <text:p>17,120001</text:p>
          </table:table-cell>
          <table:table-cell/>
          <table:table-cell office:value-type="float" office:value="1128.196045" calcext:value-type="float">
            <text:p>1128,196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595.98999" calcext:value-type="float">
            <text:p>3595,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6.829102" calcext:value-type="float">
            <text:p>2476,829102</text:p>
          </table:table-cell>
          <table:table-cell office:value-type="float" office:value="1" calcext:value-type="float">
            <text:p>1</text:p>
          </table:table-cell>
          <table:table-cell office:value-type="float" office:value="13.572" calcext:value-type="float">
            <text:p>13,572</text:p>
          </table:table-cell>
          <table:table-cell/>
          <table:table-cell office:value-type="float" office:value="2020.561035" calcext:value-type="float">
            <text:p>2020,561035</text:p>
          </table:table-cell>
          <table:table-cell office:value-type="float" office:value="1" calcext:value-type="float">
            <text:p>1</text:p>
          </table:table-cell>
          <table:table-cell office:value-type="float" office:value="347.705994" calcext:value-type="float">
            <text:p>347,705994</text:p>
          </table:table-cell>
          <table:table-cell/>
          <table:table-cell office:value-type="float" office:value="1188.901001" calcext:value-type="float">
            <text:p>1188,901001</text:p>
          </table:table-cell>
          <table:table-cell office:value-type="float" office:value="1" calcext:value-type="float">
            <text:p>1</text:p>
          </table:table-cell>
          <table:table-cell office:value-type="float" office:value="144.281006" calcext:value-type="float">
            <text:p>144,281006</text:p>
          </table:table-cell>
          <table:table-cell/>
          <table:table-cell office:value-type="float" office:value="2682.773193" calcext:value-type="float">
            <text:p>2682,773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48.229004" calcext:value-type="float">
            <text:p>848,229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74.216797" calcext:value-type="float">
            <text:p>2274,2167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10.13208" calcext:value-type="float">
            <text:p>1910,132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79.261963" calcext:value-type="float">
            <text:p>3079,261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4.266113" calcext:value-type="float">
            <text:p>2434,2661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32.660156" calcext:value-type="float">
            <text:p>2232,6601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33.393066" calcext:value-type="float">
            <text:p>1033,3930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61.382935" calcext:value-type="float">
            <text:p>1461,3829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27.062012" calcext:value-type="float">
            <text:p>1727,0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22.869995" calcext:value-type="float">
            <text:p>1322,869995</text:p>
          </table:table-cell>
          <table:table-cell office:value-type="float" office:value="1" calcext:value-type="float">
            <text:p>1</text:p>
          </table:table-cell>
          <table:table-cell office:value-type="float" office:value="18.890999" calcext:value-type="float">
            <text:p>18,890999</text:p>
          </table:table-cell>
          <table:table-cell/>
          <table:table-cell office:value-type="float" office:value="1916.084961" calcext:value-type="float">
            <text:p>1916,084961</text:p>
          </table:table-cell>
          <table:table-cell office:value-type="float" office:value="2" calcext:value-type="float">
            <text:p>2</text:p>
          </table:table-cell>
          <table:table-cell office:value-type="float" office:value="751.720032" calcext:value-type="float">
            <text:p>751,720032</text:p>
          </table:table-cell>
          <table:table-cell/>
          <table:table-cell office:value-type="float" office:value="1326.973999" calcext:value-type="float">
            <text:p>1326,97399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33.437988" calcext:value-type="float">
            <text:p>2633,437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90.583984" calcext:value-type="float">
            <text:p>2290,5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7.642029" calcext:value-type="float">
            <text:p>847,642029</text:p>
          </table:table-cell>
          <table:table-cell office:value-type="float" office:value="4" calcext:value-type="float">
            <text:p>4</text:p>
          </table:table-cell>
          <table:table-cell office:value-type="float" office:value="282.234985" calcext:value-type="float">
            <text:p>282,234985</text:p>
          </table:table-cell>
          <table:table-cell/>
          <table:table-cell office:value-type="float" office:value="1215.710083" calcext:value-type="float">
            <text:p>1215,710083</text:p>
          </table:table-cell>
          <table:table-cell office:value-type="float" office:value="4" calcext:value-type="float">
            <text:p>4</text:p>
          </table:table-cell>
          <table:table-cell office:value-type="float" office:value="289.243988" calcext:value-type="float">
            <text:p>289,243988</text:p>
          </table:table-cell>
          <table:table-cell/>
          <table:table-cell office:value-type="float" office:value="2097.896973" calcext:value-type="float">
            <text:p>2097,896973</text:p>
          </table:table-cell>
          <table:table-cell office:value-type="float" office:value="1" calcext:value-type="float">
            <text:p>1</text:p>
          </table:table-cell>
          <table:table-cell office:value-type="float" office:value="194.101013" calcext:value-type="float">
            <text:p>194,101013</text:p>
          </table:table-cell>
          <table:table-cell/>
          <table:table-cell office:value-type="float" office:value="964.953003" calcext:value-type="float">
            <text:p>964,953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9.381042" calcext:value-type="float">
            <text:p>1009,381042</text:p>
          </table:table-cell>
          <table:table-cell office:value-type="float" office:value="1" calcext:value-type="float">
            <text:p>1</text:p>
          </table:table-cell>
          <table:table-cell office:value-type="float" office:value="19.672998" calcext:value-type="float">
            <text:p>19,672998</text:p>
          </table:table-cell>
          <table:table-cell/>
          <table:table-cell office:value-type="float" office:value="1695.468994" calcext:value-type="float">
            <text:p>1695,468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254.318848" calcext:value-type="float">
            <text:p>3254,318848</text:p>
          </table:table-cell>
          <table:table-cell office:value-type="float" office:value="2" calcext:value-type="float">
            <text:p>2</text:p>
          </table:table-cell>
          <table:table-cell office:value-type="float" office:value="1031.016968" calcext:value-type="float">
            <text:p>1031,016968</text:p>
          </table:table-cell>
          <table:table-cell/>
          <table:table-cell office:value-type="float" office:value="1451.861938" calcext:value-type="float">
            <text:p>1451,861938</text:p>
          </table:table-cell>
          <table:table-cell office:value-type="float" office:value="1" calcext:value-type="float">
            <text:p>1</text:p>
          </table:table-cell>
          <table:table-cell office:value-type="float" office:value="20.926001" calcext:value-type="float">
            <text:p>20,926001</text:p>
          </table:table-cell>
          <table:table-cell/>
          <table:table-cell office:value-type="float" office:value="2117.484131" calcext:value-type="float">
            <text:p>2117,484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8.407104" calcext:value-type="float">
            <text:p>1818,407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4.409912" calcext:value-type="float">
            <text:p>1584,409912</text:p>
          </table:table-cell>
          <table:table-cell office:value-type="float" office:value="2" calcext:value-type="float">
            <text:p>2</text:p>
          </table:table-cell>
          <table:table-cell office:value-type="float" office:value="454.854004" calcext:value-type="float">
            <text:p>454,854004</text:p>
          </table:table-cell>
          <table:table-cell/>
          <table:table-cell office:value-type="float" office:value="2352.135986" calcext:value-type="float">
            <text:p>2352,1359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1.325073" calcext:value-type="float">
            <text:p>1101,3250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98.816956" calcext:value-type="float">
            <text:p>798,816956</text:p>
          </table:table-cell>
          <table:table-cell office:value-type="float" office:value="1" calcext:value-type="float">
            <text:p>1</text:p>
          </table:table-cell>
          <table:table-cell office:value-type="float" office:value="34.960999" calcext:value-type="float">
            <text:p>34,960999</text:p>
          </table:table-cell>
          <table:table-cell/>
          <table:table-cell office:value-type="float" office:value="1963.091064" calcext:value-type="float">
            <text:p>1963,0910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93.676025" calcext:value-type="float">
            <text:p>2193,6760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433.593018" calcext:value-type="float">
            <text:p>3433,5930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61.983032" calcext:value-type="float">
            <text:p>1661,983032</text:p>
          </table:table-cell>
          <table:table-cell office:value-type="float" office:value="2" calcext:value-type="float">
            <text:p>2</text:p>
          </table:table-cell>
          <table:table-cell office:value-type="float" office:value="39.196999" calcext:value-type="float">
            <text:p>39,196999</text:p>
          </table:table-cell>
        </table:table-row>
        <table:table-row table:style-name="ro1">
          <table:table-cell/>
          <table:table-cell office:value-type="float" office:value="1112.179077" calcext:value-type="float">
            <text:p>1112,179077</text:p>
          </table:table-cell>
          <table:table-cell office:value-type="float" office:value="1" calcext:value-type="float">
            <text:p>1</text:p>
          </table:table-cell>
          <table:table-cell office:value-type="float" office:value="28.605" calcext:value-type="float">
            <text:p>28,605</text:p>
          </table:table-cell>
          <table:table-cell/>
          <table:table-cell office:value-type="float" office:value="816.636963" calcext:value-type="float">
            <text:p>816,636963</text:p>
          </table:table-cell>
          <table:table-cell office:value-type="float" office:value="2" calcext:value-type="float">
            <text:p>2</text:p>
          </table:table-cell>
          <table:table-cell office:value-type="float" office:value="1001.650024" calcext:value-type="float">
            <text:p>1001,650024</text:p>
          </table:table-cell>
          <table:table-cell/>
          <table:table-cell office:value-type="float" office:value="1496.744995" calcext:value-type="float">
            <text:p>1496,744995</text:p>
          </table:table-cell>
          <table:table-cell office:value-type="float" office:value="2" calcext:value-type="float">
            <text:p>2</text:p>
          </table:table-cell>
          <table:table-cell office:value-type="float" office:value="353.374023" calcext:value-type="float">
            <text:p>353,374023</text:p>
          </table:table-cell>
          <table:table-cell/>
          <table:table-cell office:value-type="float" office:value="2000.165894" calcext:value-type="float">
            <text:p>2000,1658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67.982971" calcext:value-type="float">
            <text:p>867,9829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984.765137" calcext:value-type="float">
            <text:p>2984,765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75.734985" calcext:value-type="float">
            <text:p>1675,734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88.354004" calcext:value-type="float">
            <text:p>1488,3540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07.116943" calcext:value-type="float">
            <text:p>3307,1169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9.078857" calcext:value-type="float">
            <text:p>2289,0788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1.346191" calcext:value-type="float">
            <text:p>2281,346191</text:p>
          </table:table-cell>
          <table:table-cell office:value-type="float" office:value="3" calcext:value-type="float">
            <text:p>3</text:p>
          </table:table-cell>
          <table:table-cell office:value-type="float" office:value="504.265991" calcext:value-type="float">
            <text:p>504,265991</text:p>
          </table:table-cell>
          <table:table-cell/>
          <table:table-cell office:value-type="float" office:value="870.651001" calcext:value-type="float">
            <text:p>870,651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2.057983" calcext:value-type="float">
            <text:p>1902,057983</text:p>
          </table:table-cell>
          <table:table-cell office:value-type="float" office:value="2" calcext:value-type="float">
            <text:p>2</text:p>
          </table:table-cell>
          <table:table-cell office:value-type="float" office:value="170.380997" calcext:value-type="float">
            <text:p>170,380997</text:p>
          </table:table-cell>
          <table:table-cell/>
          <table:table-cell office:value-type="float" office:value="1115.807983" calcext:value-type="float">
            <text:p>1115,80798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87.981934" calcext:value-type="float">
            <text:p>1787,9819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0.991089" calcext:value-type="float">
            <text:p>1570,991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387.76001" calcext:value-type="float">
            <text:p>3387,76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96.417969" calcext:value-type="float">
            <text:p>1796,417969</text:p>
          </table:table-cell>
          <table:table-cell office:value-type="float" office:value="2" calcext:value-type="float">
            <text:p>2</text:p>
          </table:table-cell>
          <table:table-cell office:value-type="float" office:value="1077.588013" calcext:value-type="float">
            <text:p>1077,588013</text:p>
          </table:table-cell>
        </table:table-row>
        <table:table-row table:style-name="ro1">
          <table:table-cell/>
          <table:table-cell office:value-type="float" office:value="2619.999023" calcext:value-type="float">
            <text:p>2619,999023</text:p>
          </table:table-cell>
          <table:table-cell office:value-type="float" office:value="1" calcext:value-type="float">
            <text:p>1</text:p>
          </table:table-cell>
          <table:table-cell office:value-type="float" office:value="6.535" calcext:value-type="float">
            <text:p>6,535</text:p>
          </table:table-cell>
          <table:table-cell/>
          <table:table-cell office:value-type="float" office:value="1724.920044" calcext:value-type="float">
            <text:p>1724,920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10.628052" calcext:value-type="float">
            <text:p>1210,6280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88.875977" calcext:value-type="float">
            <text:p>988,875977</text:p>
          </table:table-cell>
          <table:table-cell office:value-type="float" office:value="1" calcext:value-type="float">
            <text:p>1</text:p>
          </table:table-cell>
          <table:table-cell office:value-type="float" office:value="22.949999" calcext:value-type="float">
            <text:p>22,949999</text:p>
          </table:table-cell>
          <table:table-cell/>
          <table:table-cell office:value-type="float" office:value="879.075012" calcext:value-type="float">
            <text:p>879,075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6.781006" calcext:value-type="float">
            <text:p>2286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0.217041" calcext:value-type="float">
            <text:p>1050,217041</text:p>
          </table:table-cell>
          <table:table-cell office:value-type="float" office:value="1" calcext:value-type="float">
            <text:p>1</text:p>
          </table:table-cell>
          <table:table-cell office:value-type="float" office:value="25.388" calcext:value-type="float">
            <text:p>25,388</text:p>
          </table:table-cell>
          <table:table-cell/>
          <table:table-cell office:value-type="float" office:value="965.638977" calcext:value-type="float">
            <text:p>965,638977</text:p>
          </table:table-cell>
          <table:table-cell office:value-type="float" office:value="1" calcext:value-type="float">
            <text:p>1</text:p>
          </table:table-cell>
          <table:table-cell office:value-type="float" office:value="41.225002" calcext:value-type="float">
            <text:p>41,225002</text:p>
          </table:table-cell>
          <table:table-cell/>
          <table:table-cell office:value-type="float" office:value="2550.052002" calcext:value-type="float">
            <text:p>2550,052002</text:p>
          </table:table-cell>
          <table:table-cell office:value-type="float" office:value="1" calcext:value-type="float">
            <text:p>1</text:p>
          </table:table-cell>
          <table:table-cell office:value-type="float" office:value="430.911011" calcext:value-type="float">
            <text:p>430,911011</text:p>
          </table:table-cell>
        </table:table-row>
        <table:table-row table:style-name="ro1">
          <table:table-cell/>
          <table:table-cell office:value-type="float" office:value="1035.906006" calcext:value-type="float">
            <text:p>1035,906006</text:p>
          </table:table-cell>
          <table:table-cell office:value-type="float" office:value="1" calcext:value-type="float">
            <text:p>1</text:p>
          </table:table-cell>
          <table:table-cell office:value-type="float" office:value="36.109001" calcext:value-type="float">
            <text:p>36,109001</text:p>
          </table:table-cell>
          <table:table-cell/>
          <table:table-cell office:value-type="float" office:value="777.436035" calcext:value-type="float">
            <text:p>777,436035</text:p>
          </table:table-cell>
          <table:table-cell office:value-type="float" office:value="1" calcext:value-type="float">
            <text:p>1</text:p>
          </table:table-cell>
          <table:table-cell office:value-type="float" office:value="38.659" calcext:value-type="float">
            <text:p>38,659</text:p>
          </table:table-cell>
          <table:table-cell/>
          <table:table-cell office:value-type="float" office:value="972.675964" calcext:value-type="float">
            <text:p>972,675964</text:p>
          </table:table-cell>
          <table:table-cell office:value-type="float" office:value="1" calcext:value-type="float">
            <text:p>1</text:p>
          </table:table-cell>
          <table:table-cell office:value-type="float" office:value="52.753002" calcext:value-type="float">
            <text:p>52,753002</text:p>
          </table:table-cell>
          <table:table-cell/>
          <table:table-cell office:value-type="float" office:value="1888.55896" calcext:value-type="float">
            <text:p>1888,558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7.479004" calcext:value-type="float">
            <text:p>1157,479004</text:p>
          </table:table-cell>
          <table:table-cell office:value-type="float" office:value="1" calcext:value-type="float">
            <text:p>1</text:p>
          </table:table-cell>
          <table:table-cell office:value-type="float" office:value="254.568008" calcext:value-type="float">
            <text:p>254,568008</text:p>
          </table:table-cell>
          <table:table-cell/>
          <table:table-cell office:value-type="float" office:value="3341.021973" calcext:value-type="float">
            <text:p>3341,021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06.650879" calcext:value-type="float">
            <text:p>2206,6508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9.983032" calcext:value-type="float">
            <text:p>1659,983032</text:p>
          </table:table-cell>
          <table:table-cell office:value-type="float" office:value="1" calcext:value-type="float">
            <text:p>1</text:p>
          </table:table-cell>
          <table:table-cell office:value-type="float" office:value="25.723999" calcext:value-type="float">
            <text:p>25,723999</text:p>
          </table:table-cell>
          <table:table-cell/>
          <table:table-cell office:value-type="float" office:value="2974.488037" calcext:value-type="float">
            <text:p>2974,488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2.151855" calcext:value-type="float">
            <text:p>3042,1518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56.150024" calcext:value-type="float">
            <text:p>1356,150024</text:p>
          </table:table-cell>
          <table:table-cell office:value-type="float" office:value="4" calcext:value-type="float">
            <text:p>4</text:p>
          </table:table-cell>
          <table:table-cell office:value-type="float" office:value="488.096008" calcext:value-type="float">
            <text:p>488,096008</text:p>
          </table:table-cell>
          <table:table-cell/>
          <table:table-cell office:value-type="float" office:value="2191.023193" calcext:value-type="float">
            <text:p>2191,0231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20.107056" calcext:value-type="float">
            <text:p>1020,107056</text:p>
          </table:table-cell>
          <table:table-cell office:value-type="float" office:value="1" calcext:value-type="float">
            <text:p>1</text:p>
          </table:table-cell>
          <table:table-cell office:value-type="float" office:value="27.227999" calcext:value-type="float">
            <text:p>27,227999</text:p>
          </table:table-cell>
          <table:table-cell/>
          <table:table-cell office:value-type="float" office:value="1061.220093" calcext:value-type="float">
            <text:p>1061,220093</text:p>
          </table:table-cell>
          <table:table-cell office:value-type="float" office:value="1" calcext:value-type="float">
            <text:p>1</text:p>
          </table:table-cell>
          <table:table-cell office:value-type="float" office:value="11.818" calcext:value-type="float">
            <text:p>11,818</text:p>
          </table:table-cell>
          <table:table-cell/>
          <table:table-cell office:value-type="float" office:value="2496.562012" calcext:value-type="float">
            <text:p>2496,5620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36.843994" calcext:value-type="float">
            <text:p>2036,843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8.072998" calcext:value-type="float">
            <text:p>2358,07299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23.447021" calcext:value-type="float">
            <text:p>1823,447021</text:p>
          </table:table-cell>
          <table:table-cell office:value-type="float" office:value="1" calcext:value-type="float">
            <text:p>1</text:p>
          </table:table-cell>
          <table:table-cell office:value-type="float" office:value="15.314" calcext:value-type="float">
            <text:p>15,314</text:p>
          </table:table-cell>
        </table:table-row>
        <table:table-row table:style-name="ro1">
          <table:table-cell/>
          <table:table-cell office:value-type="float" office:value="1581.639038" calcext:value-type="float">
            <text:p>1581,6390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7.027954" calcext:value-type="float">
            <text:p>1507,027954</text:p>
          </table:table-cell>
          <table:table-cell office:value-type="float" office:value="6" calcext:value-type="float">
            <text:p>6</text:p>
          </table:table-cell>
          <table:table-cell office:value-type="float" office:value="340.05899" calcext:value-type="float">
            <text:p>340,05899</text:p>
          </table:table-cell>
          <table:table-cell/>
          <table:table-cell office:value-type="float" office:value="2039.840942" calcext:value-type="float">
            <text:p>2039,8409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12.9021" calcext:value-type="float">
            <text:p>1112,9021</text:p>
          </table:table-cell>
          <table:table-cell office:value-type="float" office:value="1" calcext:value-type="float">
            <text:p>1</text:p>
          </table:table-cell>
          <table:table-cell office:value-type="float" office:value="11.338" calcext:value-type="float">
            <text:p>11,338</text:p>
          </table:table-cell>
          <table:table-cell/>
          <table:table-cell office:value-type="float" office:value="987.440002" calcext:value-type="float">
            <text:p>987,440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28.444946" calcext:value-type="float">
            <text:p>2028,444946</text:p>
          </table:table-cell>
          <table:table-cell office:value-type="float" office:value="1" calcext:value-type="float">
            <text:p>1</text:p>
          </table:table-cell>
          <table:table-cell office:value-type="float" office:value="154.630005" calcext:value-type="float">
            <text:p>154,630005</text:p>
          </table:table-cell>
          <table:table-cell/>
          <table:table-cell office:value-type="float" office:value="2386.021973" calcext:value-type="float">
            <text:p>2386,021973</text:p>
          </table:table-cell>
          <table:table-cell office:value-type="float" office:value="2" calcext:value-type="float">
            <text:p>2</text:p>
          </table:table-cell>
          <table:table-cell office:value-type="float" office:value="198.126999" calcext:value-type="float">
            <text:p>198,126999</text:p>
          </table:table-cell>
          <table:table-cell/>
          <table:table-cell office:value-type="float" office:value="1712.692017" calcext:value-type="float">
            <text:p>1712,692017</text:p>
          </table:table-cell>
          <table:table-cell office:value-type="float" office:value="2" calcext:value-type="float">
            <text:p>2</text:p>
          </table:table-cell>
          <table:table-cell office:value-type="float" office:value="290.016998" calcext:value-type="float">
            <text:p>290,016998</text:p>
          </table:table-cell>
          <table:table-cell/>
          <table:table-cell office:value-type="float" office:value="3105.102051" calcext:value-type="float">
            <text:p>3105,102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9.947021" calcext:value-type="float">
            <text:p>1099,9470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53.231934" calcext:value-type="float">
            <text:p>1153,2319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78.182007" calcext:value-type="float">
            <text:p>1178,1820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43.479004" calcext:value-type="float">
            <text:p>943,479004</text:p>
          </table:table-cell>
          <table:table-cell office:value-type="float" office:value="4" calcext:value-type="float">
            <text:p>4</text:p>
          </table:table-cell>
          <table:table-cell office:value-type="float" office:value="194.647995" calcext:value-type="float">
            <text:p>194,647995</text:p>
          </table:table-cell>
          <table:table-cell/>
          <table:table-cell office:value-type="float" office:value="941.623962" calcext:value-type="float">
            <text:p>941,6239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18.375" calcext:value-type="float">
            <text:p>2718,375</text:p>
          </table:table-cell>
          <table:table-cell office:value-type="float" office:value="1" calcext:value-type="float">
            <text:p>1</text:p>
          </table:table-cell>
          <table:table-cell office:value-type="float" office:value="503.118988" calcext:value-type="float">
            <text:p>503,118988</text:p>
          </table:table-cell>
          <table:table-cell/>
          <table:table-cell office:value-type="float" office:value="1195.589966" calcext:value-type="float">
            <text:p>1195,589966</text:p>
          </table:table-cell>
          <table:table-cell office:value-type="float" office:value="2" calcext:value-type="float">
            <text:p>2</text:p>
          </table:table-cell>
          <table:table-cell office:value-type="float" office:value="685.184998" calcext:value-type="float">
            <text:p>685,184998</text:p>
          </table:table-cell>
          <table:table-cell/>
          <table:table-cell office:value-type="float" office:value="3639.488037" calcext:value-type="float">
            <text:p>3639,4880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8.351807" calcext:value-type="float">
            <text:p>2138,351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3.083008" calcext:value-type="float">
            <text:p>853,083008</text:p>
          </table:table-cell>
          <table:table-cell office:value-type="float" office:value="1" calcext:value-type="float">
            <text:p>1</text:p>
          </table:table-cell>
          <table:table-cell office:value-type="float" office:value="14.885" calcext:value-type="float">
            <text:p>14,885</text:p>
          </table:table-cell>
          <table:table-cell/>
          <table:table-cell office:value-type="float" office:value="1993.679077" calcext:value-type="float">
            <text:p>1993,679077</text:p>
          </table:table-cell>
          <table:table-cell office:value-type="float" office:value="1" calcext:value-type="float">
            <text:p>1</text:p>
          </table:table-cell>
          <table:table-cell office:value-type="float" office:value="10.989" calcext:value-type="float">
            <text:p>10,989</text:p>
          </table:table-cell>
          <table:table-cell/>
          <table:table-cell office:value-type="float" office:value="1305.375" calcext:value-type="float">
            <text:p>1305,375</text:p>
          </table:table-cell>
          <table:table-cell office:value-type="float" office:value="1" calcext:value-type="float">
            <text:p>1</text:p>
          </table:table-cell>
          <table:table-cell office:value-type="float" office:value="605.937988" calcext:value-type="float">
            <text:p>605,937988</text:p>
          </table:table-cell>
          <table:table-cell/>
          <table:table-cell office:value-type="float" office:value="1601.605103" calcext:value-type="float">
            <text:p>1601,605103</text:p>
          </table:table-cell>
          <table:table-cell office:value-type="float" office:value="3" calcext:value-type="float">
            <text:p>3</text:p>
          </table:table-cell>
          <table:table-cell office:value-type="float" office:value="1412.821045" calcext:value-type="float">
            <text:p>1412,821045</text:p>
          </table:table-cell>
          <table:table-cell/>
          <table:table-cell office:value-type="float" office:value="1022.783997" calcext:value-type="float">
            <text:p>1022,7839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38.999023" calcext:value-type="float">
            <text:p>2138,9990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7.203003" calcext:value-type="float">
            <text:p>1807,2030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88.496094" calcext:value-type="float">
            <text:p>2288,4960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90.635986" calcext:value-type="float">
            <text:p>1390,635986</text:p>
          </table:table-cell>
          <table:table-cell office:value-type="float" office:value="1" calcext:value-type="float">
            <text:p>1</text:p>
          </table:table-cell>
          <table:table-cell office:value-type="float" office:value="8.254" calcext:value-type="float">
            <text:p>8,254</text:p>
          </table:table-cell>
        </table:table-row>
        <table:table-row table:style-name="ro1">
          <table:table-cell/>
          <table:table-cell office:value-type="float" office:value="1030.467041" calcext:value-type="float">
            <text:p>1030,4670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38.646973" calcext:value-type="float">
            <text:p>2238,64697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08.795959" calcext:value-type="float">
            <text:p>1008,7959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87.897949" calcext:value-type="float">
            <text:p>1287,897949</text:p>
          </table:table-cell>
          <table:table-cell office:value-type="float" office:value="1" calcext:value-type="float">
            <text:p>1</text:p>
          </table:table-cell>
          <table:table-cell office:value-type="float" office:value="7.304" calcext:value-type="float">
            <text:p>7,304</text:p>
          </table:table-cell>
          <table:table-cell/>
          <table:table-cell office:value-type="float" office:value="1069.150024" calcext:value-type="float">
            <text:p>1069,150024</text:p>
          </table:table-cell>
          <table:table-cell office:value-type="float" office:value="1" calcext:value-type="float">
            <text:p>1</text:p>
          </table:table-cell>
          <table:table-cell office:value-type="float" office:value="15.977999" calcext:value-type="float">
            <text:p>15,977999</text:p>
          </table:table-cell>
          <table:table-cell/>
          <table:table-cell office:value-type="float" office:value="2532.404053" calcext:value-type="float">
            <text:p>2532,404053</text:p>
          </table:table-cell>
          <table:table-cell office:value-type="float" office:value="2" calcext:value-type="float">
            <text:p>2</text:p>
          </table:table-cell>
          <table:table-cell office:value-type="float" office:value="251.997009" calcext:value-type="float">
            <text:p>251,997009</text:p>
          </table:table-cell>
          <table:table-cell/>
          <table:table-cell office:value-type="float" office:value="1499.290894" calcext:value-type="float">
            <text:p>1499,290894</text:p>
          </table:table-cell>
          <table:table-cell office:value-type="float" office:value="1" calcext:value-type="float">
            <text:p>1</text:p>
          </table:table-cell>
          <table:table-cell office:value-type="float" office:value="27.401001" calcext:value-type="float">
            <text:p>27,401001</text:p>
          </table:table-cell>
          <table:table-cell/>
          <table:table-cell office:value-type="float" office:value="2925.690918" calcext:value-type="float">
            <text:p>2925,6909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33.406006" calcext:value-type="float">
            <text:p>1433,4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1.666992" calcext:value-type="float">
            <text:p>1161,666992</text:p>
          </table:table-cell>
          <table:table-cell office:value-type="float" office:value="2" calcext:value-type="float">
            <text:p>2</text:p>
          </table:table-cell>
          <table:table-cell office:value-type="float" office:value="48.855" calcext:value-type="float">
            <text:p>48,855</text:p>
          </table:table-cell>
          <table:table-cell/>
          <table:table-cell office:value-type="float" office:value="1260.088989" calcext:value-type="float">
            <text:p>1260,088989</text:p>
          </table:table-cell>
          <table:table-cell office:value-type="float" office:value="1" calcext:value-type="float">
            <text:p>1</text:p>
          </table:table-cell>
          <table:table-cell office:value-type="float" office:value="62.010002" calcext:value-type="float">
            <text:p>62,010002</text:p>
          </table:table-cell>
          <table:table-cell/>
          <table:table-cell office:value-type="float" office:value="2246.972168" calcext:value-type="float">
            <text:p>2246,972168</text:p>
          </table:table-cell>
          <table:table-cell office:value-type="float" office:value="1" calcext:value-type="float">
            <text:p>1</text:p>
          </table:table-cell>
          <table:table-cell office:value-type="float" office:value="391.813019" calcext:value-type="float">
            <text:p>391,813019</text:p>
          </table:table-cell>
          <table:table-cell/>
          <table:table-cell office:value-type="float" office:value="1859.583008" calcext:value-type="float">
            <text:p>1859,583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2.321045" calcext:value-type="float">
            <text:p>802,3210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80.762085" calcext:value-type="float">
            <text:p>1580,7620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49.730957" calcext:value-type="float">
            <text:p>2649,73095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27.658936" calcext:value-type="float">
            <text:p>2827,658936</text:p>
          </table:table-cell>
          <table:table-cell office:value-type="float" office:value="1" calcext:value-type="float">
            <text:p>1</text:p>
          </table:table-cell>
          <table:table-cell office:value-type="float" office:value="11.672999" calcext:value-type="float">
            <text:p>11,672999</text:p>
          </table:table-cell>
          <table:table-cell/>
          <table:table-cell office:value-type="float" office:value="2139.880859" calcext:value-type="float">
            <text:p>2139,880859</text:p>
          </table:table-cell>
          <table:table-cell office:value-type="float" office:value="1" calcext:value-type="float">
            <text:p>1</text:p>
          </table:table-cell>
          <table:table-cell office:value-type="float" office:value="22.894001" calcext:value-type="float">
            <text:p>22,894001</text:p>
          </table:table-cell>
        </table:table-row>
        <table:table-row table:style-name="ro1">
          <table:table-cell/>
          <table:table-cell office:value-type="float" office:value="1126.609985" calcext:value-type="float">
            <text:p>1126,6099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92.088013" calcext:value-type="float">
            <text:p>1292,088013</text:p>
          </table:table-cell>
          <table:table-cell office:value-type="float" office:value="1" calcext:value-type="float">
            <text:p>1</text:p>
          </table:table-cell>
          <table:table-cell office:value-type="float" office:value="209.733002" calcext:value-type="float">
            <text:p>209,733002</text:p>
          </table:table-cell>
          <table:table-cell/>
          <table:table-cell office:value-type="float" office:value="3877.914062" calcext:value-type="float">
            <text:p>3877,914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73.708008" calcext:value-type="float">
            <text:p>1273,7080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12.981079" calcext:value-type="float">
            <text:p>1512,9810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45.820068" calcext:value-type="float">
            <text:p>2245,82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44.957031" calcext:value-type="float">
            <text:p>1844,9570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33.642944" calcext:value-type="float">
            <text:p>1933,642944</text:p>
          </table:table-cell>
          <table:table-cell office:value-type="float" office:value="2" calcext:value-type="float">
            <text:p>2</text:p>
          </table:table-cell>
          <table:table-cell office:value-type="float" office:value="855.333984" calcext:value-type="float">
            <text:p>855,333984</text:p>
          </table:table-cell>
          <table:table-cell/>
          <table:table-cell office:value-type="float" office:value="2045.066162" calcext:value-type="float">
            <text:p>2045,066162</text:p>
          </table:table-cell>
          <table:table-cell office:value-type="float" office:value="1" calcext:value-type="float">
            <text:p>1</text:p>
          </table:table-cell>
          <table:table-cell office:value-type="float" office:value="15.200999" calcext:value-type="float">
            <text:p>15,200999</text:p>
          </table:table-cell>
        </table:table-row>
        <table:table-row table:style-name="ro1">
          <table:table-cell/>
          <table:table-cell office:value-type="float" office:value="1260.698975" calcext:value-type="float">
            <text:p>1260,698975</text:p>
          </table:table-cell>
          <table:table-cell office:value-type="float" office:value="1" calcext:value-type="float">
            <text:p>1</text:p>
          </table:table-cell>
          <table:table-cell office:value-type="float" office:value="109.610001" calcext:value-type="float">
            <text:p>109,610001</text:p>
          </table:table-cell>
          <table:table-cell/>
          <table:table-cell office:value-type="float" office:value="1841.524048" calcext:value-type="float">
            <text:p>1841,5240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11.781006" calcext:value-type="float">
            <text:p>1811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57.759033" calcext:value-type="float">
            <text:p>2557,7590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49.783936" calcext:value-type="float">
            <text:p>1149,7839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30.886963" calcext:value-type="float">
            <text:p>2430,88696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9.781006" calcext:value-type="float">
            <text:p>1529,7810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0.151855" calcext:value-type="float">
            <text:p>2470,151855</text:p>
          </table:table-cell>
          <table:table-cell office:value-type="float" office:value="1" calcext:value-type="float">
            <text:p>1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float" office:value="2977.695068" calcext:value-type="float">
            <text:p>2977,695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2.927002" calcext:value-type="float">
            <text:p>1212,92700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67.301025" calcext:value-type="float">
            <text:p>1967,301025</text:p>
          </table:table-cell>
          <table:table-cell office:value-type="float" office:value="1" calcext:value-type="float">
            <text:p>1</text:p>
          </table:table-cell>
          <table:table-cell office:value-type="float" office:value="27.179001" calcext:value-type="float">
            <text:p>27,179001</text:p>
          </table:table-cell>
          <table:table-cell/>
          <table:table-cell office:value-type="float" office:value="2229.706055" calcext:value-type="float">
            <text:p>2229,7060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45.838989" calcext:value-type="float">
            <text:p>1945,838989</text:p>
          </table:table-cell>
          <table:table-cell office:value-type="float" office:value="1" calcext:value-type="float">
            <text:p>1</text:p>
          </table:table-cell>
          <table:table-cell office:value-type="float" office:value="8.285" calcext:value-type="float">
            <text:p>8,285</text:p>
          </table:table-cell>
          <table:table-cell/>
          <table:table-cell office:value-type="float" office:value="890.570984" calcext:value-type="float">
            <text:p>890,570984</text:p>
          </table:table-cell>
          <table:table-cell office:value-type="float" office:value="1" calcext:value-type="float">
            <text:p>1</text:p>
          </table:table-cell>
          <table:table-cell office:value-type="float" office:value="17.017" calcext:value-type="float">
            <text:p>17,017</text:p>
          </table:table-cell>
          <table:table-cell/>
          <table:table-cell office:value-type="float" office:value="2717.175049" calcext:value-type="float">
            <text:p>2717,175049</text:p>
          </table:table-cell>
          <table:table-cell office:value-type="float" office:value="1" calcext:value-type="float">
            <text:p>1</text:p>
          </table:table-cell>
          <table:table-cell office:value-type="float" office:value="9.494" calcext:value-type="float">
            <text:p>9,494</text:p>
          </table:table-cell>
          <table:table-cell/>
          <table:table-cell office:value-type="float" office:value="1602.869995" calcext:value-type="float">
            <text:p>1602,869995</text:p>
          </table:table-cell>
          <table:table-cell office:value-type="float" office:value="1" calcext:value-type="float">
            <text:p>1</text:p>
          </table:table-cell>
          <table:table-cell office:value-type="float" office:value="20.201" calcext:value-type="float">
            <text:p>20,201</text:p>
          </table:table-cell>
          <table:table-cell/>
          <table:table-cell office:value-type="float" office:value="2044.281006" calcext:value-type="float">
            <text:p>2044,281006</text:p>
          </table:table-cell>
          <table:table-cell office:value-type="float" office:value="1" calcext:value-type="float">
            <text:p>1</text:p>
          </table:table-cell>
          <table:table-cell office:value-type="float" office:value="17.298" calcext:value-type="float">
            <text:p>17,298</text:p>
          </table:table-cell>
          <table:table-cell/>
          <table:table-cell office:value-type="float" office:value="1885.312988" calcext:value-type="float">
            <text:p>1885,312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4.838013" calcext:value-type="float">
            <text:p>1094,838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76.039062" calcext:value-type="float">
            <text:p>1376,0390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50.320068" calcext:value-type="float">
            <text:p>2350,3200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6.814087" calcext:value-type="float">
            <text:p>1096,8140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0.575989" calcext:value-type="float">
            <text:p>970,575989</text:p>
          </table:table-cell>
          <table:table-cell office:value-type="float" office:value="1" calcext:value-type="float">
            <text:p>1</text:p>
          </table:table-cell>
          <table:table-cell office:value-type="float" office:value="391.544983" calcext:value-type="float">
            <text:p>391,544983</text:p>
          </table:table-cell>
          <table:table-cell/>
          <table:table-cell office:value-type="float" office:value="2870.394043" calcext:value-type="float">
            <text:p>2870,394043</text:p>
          </table:table-cell>
          <table:table-cell office:value-type="float" office:value="1" calcext:value-type="float">
            <text:p>1</text:p>
          </table:table-cell>
          <table:table-cell office:value-type="float" office:value="13.279" calcext:value-type="float">
            <text:p>13,279</text:p>
          </table:table-cell>
          <table:table-cell/>
          <table:table-cell office:value-type="float" office:value="2792.278076" calcext:value-type="float">
            <text:p>2792,2780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74.658936" calcext:value-type="float">
            <text:p>2474,658936</text:p>
          </table:table-cell>
          <table:table-cell office:value-type="float" office:value="1" calcext:value-type="float">
            <text:p>1</text:p>
          </table:table-cell>
          <table:table-cell office:value-type="float" office:value="12.424" calcext:value-type="float">
            <text:p>12,424</text:p>
          </table:table-cell>
          <table:table-cell/>
          <table:table-cell office:value-type="float" office:value="2054.326172" calcext:value-type="float">
            <text:p>2054,326172</text:p>
          </table:table-cell>
          <table:table-cell office:value-type="float" office:value="1" calcext:value-type="float">
            <text:p>1</text:p>
          </table:table-cell>
          <table:table-cell office:value-type="float" office:value="13.725" calcext:value-type="float">
            <text:p>13,725</text:p>
          </table:table-cell>
        </table:table-row>
        <table:table-row table:style-name="ro1">
          <table:table-cell/>
          <table:table-cell office:value-type="float" office:value="1362.481934" calcext:value-type="float">
            <text:p>1362,481934</text:p>
          </table:table-cell>
          <table:table-cell office:value-type="float" office:value="4" calcext:value-type="float">
            <text:p>4</text:p>
          </table:table-cell>
          <table:table-cell office:value-type="float" office:value="519.868042" calcext:value-type="float">
            <text:p>519,868042</text:p>
          </table:table-cell>
          <table:table-cell/>
          <table:table-cell office:value-type="float" office:value="1641.626953" calcext:value-type="float">
            <text:p>1641,6269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86.562988" calcext:value-type="float">
            <text:p>1986,5629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28.823975" calcext:value-type="float">
            <text:p>1528,823975</text:p>
          </table:table-cell>
          <table:table-cell office:value-type="float" office:value="2" calcext:value-type="float">
            <text:p>2</text:p>
          </table:table-cell>
          <table:table-cell office:value-type="float" office:value="502.932007" calcext:value-type="float">
            <text:p>502,932007</text:p>
          </table:table-cell>
          <table:table-cell/>
          <table:table-cell office:value-type="float" office:value="978.039001" calcext:value-type="float">
            <text:p>978,0390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03.606934" calcext:value-type="float">
            <text:p>2603,606934</text:p>
          </table:table-cell>
          <table:table-cell office:value-type="float" office:value="2" calcext:value-type="float">
            <text:p>2</text:p>
          </table:table-cell>
          <table:table-cell office:value-type="float" office:value="27.585001" calcext:value-type="float">
            <text:p>27,585001</text:p>
          </table:table-cell>
          <table:table-cell/>
          <table:table-cell office:value-type="float" office:value="1986.121094" calcext:value-type="float">
            <text:p>1986,121094</text:p>
          </table:table-cell>
          <table:table-cell office:value-type="float" office:value="1" calcext:value-type="float">
            <text:p>1</text:p>
          </table:table-cell>
          <table:table-cell office:value-type="float" office:value="8.638" calcext:value-type="float">
            <text:p>8,638</text:p>
          </table:table-cell>
          <table:table-cell/>
          <table:table-cell office:value-type="float" office:value="1120.200073" calcext:value-type="float">
            <text:p>1120,200073</text:p>
          </table:table-cell>
          <table:table-cell office:value-type="float" office:value="1" calcext:value-type="float">
            <text:p>1</text:p>
          </table:table-cell>
          <table:table-cell office:value-type="float" office:value="20.771" calcext:value-type="float">
            <text:p>20,771</text:p>
          </table:table-cell>
          <table:table-cell/>
          <table:table-cell office:value-type="float" office:value="2816.489014" calcext:value-type="float">
            <text:p>2816,489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8.500977" calcext:value-type="float">
            <text:p>1468,500977</text:p>
          </table:table-cell>
          <table:table-cell office:value-type="float" office:value="1" calcext:value-type="float">
            <text:p>1</text:p>
          </table:table-cell>
          <table:table-cell office:value-type="float" office:value="11.447001" calcext:value-type="float">
            <text:p>11,447001</text:p>
          </table:table-cell>
          <table:table-cell/>
          <table:table-cell office:value-type="float" office:value="970.938965" calcext:value-type="float">
            <text:p>970,9389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56.457031" calcext:value-type="float">
            <text:p>2256,457031</text:p>
          </table:table-cell>
          <table:table-cell office:value-type="float" office:value="1" calcext:value-type="float">
            <text:p>1</text:p>
          </table:table-cell>
          <table:table-cell office:value-type="float" office:value="22.050001" calcext:value-type="float">
            <text:p>22,050001</text:p>
          </table:table-cell>
          <table:table-cell/>
          <table:table-cell office:value-type="float" office:value="1048.333008" calcext:value-type="float">
            <text:p>1048,333008</text:p>
          </table:table-cell>
          <table:table-cell office:value-type="float" office:value="1" calcext:value-type="float">
            <text:p>1</text:p>
          </table:table-cell>
          <table:table-cell office:value-type="float" office:value="30.676001" calcext:value-type="float">
            <text:p>30,676001</text:p>
          </table:table-cell>
          <table:table-cell/>
          <table:table-cell office:value-type="float" office:value="1042.651001" calcext:value-type="float">
            <text:p>1042,651001</text:p>
          </table:table-cell>
          <table:table-cell office:value-type="float" office:value="1" calcext:value-type="float">
            <text:p>1</text:p>
          </table:table-cell>
          <table:table-cell office:value-type="float" office:value="12.242" calcext:value-type="float">
            <text:p>12,242</text:p>
          </table:table-cell>
          <table:table-cell/>
          <table:table-cell office:value-type="float" office:value="1156.359009" calcext:value-type="float">
            <text:p>1156,359009</text:p>
          </table:table-cell>
          <table:table-cell office:value-type="float" office:value="1" calcext:value-type="float">
            <text:p>1</text:p>
          </table:table-cell>
          <table:table-cell office:value-type="float" office:value="21.483" calcext:value-type="float">
            <text:p>21,483</text:p>
          </table:table-cell>
          <table:table-cell/>
          <table:table-cell office:value-type="float" office:value="1947.958008" calcext:value-type="float">
            <text:p>1947,958008</text:p>
          </table:table-cell>
          <table:table-cell office:value-type="float" office:value="1" calcext:value-type="float">
            <text:p>1</text:p>
          </table:table-cell>
          <table:table-cell office:value-type="float" office:value="14.413" calcext:value-type="float">
            <text:p>14,413</text:p>
          </table:table-cell>
          <table:table-cell/>
          <table:table-cell office:value-type="float" office:value="2143.549072" calcext:value-type="float">
            <text:p>2143,549072</text:p>
          </table:table-cell>
          <table:table-cell office:value-type="float" office:value="1" calcext:value-type="float">
            <text:p>1</text:p>
          </table:table-cell>
          <table:table-cell office:value-type="float" office:value="11.846001" calcext:value-type="float">
            <text:p>11,846001</text:p>
          </table:table-cell>
          <table:table-cell/>
          <table:table-cell office:value-type="float" office:value="1508.781982" calcext:value-type="float">
            <text:p>1508,781982</text:p>
          </table:table-cell>
          <table:table-cell office:value-type="float" office:value="1" calcext:value-type="float">
            <text:p>1</text:p>
          </table:table-cell>
          <table:table-cell office:value-type="float" office:value="11.382999" calcext:value-type="float">
            <text:p>11,382999</text:p>
          </table:table-cell>
        </table:table-row>
        <table:table-row table:style-name="ro1">
          <table:table-cell/>
          <table:table-cell office:value-type="float" office:value="2661.781982" calcext:value-type="float">
            <text:p>2661,7819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74.041016" calcext:value-type="float">
            <text:p>974,0410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59.772949" calcext:value-type="float">
            <text:p>2059,772949</text:p>
          </table:table-cell>
          <table:table-cell office:value-type="float" office:value="1" calcext:value-type="float">
            <text:p>1</text:p>
          </table:table-cell>
          <table:table-cell office:value-type="float" office:value="15.433001" calcext:value-type="float">
            <text:p>15,433001</text:p>
          </table:table-cell>
          <table:table-cell/>
          <table:table-cell office:value-type="float" office:value="1004.868042" calcext:value-type="float">
            <text:p>1004,8680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74.185059" calcext:value-type="float">
            <text:p>1574,1850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73.628906" calcext:value-type="float">
            <text:p>1773,62890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30.352051" calcext:value-type="float">
            <text:p>1730,3520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20.083984" calcext:value-type="float">
            <text:p>2220,0839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32.558838" calcext:value-type="float">
            <text:p>2532,558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46.927002" calcext:value-type="float">
            <text:p>2246,927002</text:p>
          </table:table-cell>
          <table:table-cell office:value-type="float" office:value="2" calcext:value-type="float">
            <text:p>2</text:p>
          </table:table-cell>
          <table:table-cell office:value-type="float" office:value="340.440979" calcext:value-type="float">
            <text:p>340,440979</text:p>
          </table:table-cell>
          <table:table-cell/>
          <table:table-cell office:value-type="float" office:value="2113.287842" calcext:value-type="float">
            <text:p>2113,287842</text:p>
          </table:table-cell>
          <table:table-cell office:value-type="float" office:value="1" calcext:value-type="float">
            <text:p>1</text:p>
          </table:table-cell>
          <table:table-cell office:value-type="float" office:value="405.485016" calcext:value-type="float">
            <text:p>405,485016</text:p>
          </table:table-cell>
          <table:table-cell/>
          <table:table-cell office:value-type="float" office:value="1849.949951" calcext:value-type="float">
            <text:p>1849,949951</text:p>
          </table:table-cell>
          <table:table-cell office:value-type="float" office:value="1" calcext:value-type="float">
            <text:p>1</text:p>
          </table:table-cell>
          <table:table-cell office:value-type="float" office:value="24.989" calcext:value-type="float">
            <text:p>24,989</text:p>
          </table:table-cell>
          <table:table-cell/>
          <table:table-cell office:value-type="float" office:value="1007.433044" calcext:value-type="float">
            <text:p>1007,4330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94.648926" calcext:value-type="float">
            <text:p>1094,648926</text:p>
          </table:table-cell>
          <table:table-cell office:value-type="float" office:value="1" calcext:value-type="float">
            <text:p>1</text:p>
          </table:table-cell>
          <table:table-cell office:value-type="float" office:value="39.105003" calcext:value-type="float">
            <text:p>39,105003</text:p>
          </table:table-cell>
          <table:table-cell/>
          <table:table-cell office:value-type="float" office:value="2387.984131" calcext:value-type="float">
            <text:p>2387,98413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64.35791" calcext:value-type="float">
            <text:p>1864,357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8.058838" calcext:value-type="float">
            <text:p>2858,05883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145.594971" calcext:value-type="float">
            <text:p>3145,594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2.697021" calcext:value-type="float">
            <text:p>982,697021</text:p>
          </table:table-cell>
          <table:table-cell office:value-type="float" office:value="1" calcext:value-type="float">
            <text:p>1</text:p>
          </table:table-cell>
          <table:table-cell office:value-type="float" office:value="45.035999" calcext:value-type="float">
            <text:p>45,035999</text:p>
          </table:table-cell>
          <table:table-cell/>
          <table:table-cell office:value-type="float" office:value="987.380005" calcext:value-type="float">
            <text:p>987,380005</text:p>
          </table:table-cell>
          <table:table-cell office:value-type="float" office:value="2" calcext:value-type="float">
            <text:p>2</text:p>
          </table:table-cell>
          <table:table-cell office:value-type="float" office:value="202.727997" calcext:value-type="float">
            <text:p>202,727997</text:p>
          </table:table-cell>
          <table:table-cell/>
          <table:table-cell office:value-type="float" office:value="2854.863037" calcext:value-type="float">
            <text:p>2854,863037</text:p>
          </table:table-cell>
          <table:table-cell office:value-type="float" office:value="1" calcext:value-type="float">
            <text:p>1</text:p>
          </table:table-cell>
          <table:table-cell office:value-type="float" office:value="17.406" calcext:value-type="float">
            <text:p>17,406</text:p>
          </table:table-cell>
          <table:table-cell/>
          <table:table-cell office:value-type="float" office:value="1755.484009" calcext:value-type="float">
            <text:p>1755,48400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48.957886" calcext:value-type="float">
            <text:p>1048,95788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79.702881" calcext:value-type="float">
            <text:p>2179,7028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90.411011" calcext:value-type="float">
            <text:p>1890,411011</text:p>
          </table:table-cell>
          <table:table-cell office:value-type="float" office:value="2" calcext:value-type="float">
            <text:p>2</text:p>
          </table:table-cell>
          <table:table-cell office:value-type="float" office:value="144.712006" calcext:value-type="float">
            <text:p>144,712006</text:p>
          </table:table-cell>
          <table:table-cell/>
          <table:table-cell office:value-type="float" office:value="1165.838013" calcext:value-type="float">
            <text:p>1165,83801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738.650146" calcext:value-type="float">
            <text:p>2738,650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1578.1400736" calcext:value-type="float">
            <text:p>1578,1400736</text:p>
          </table:table-cell>
          <table:table-cell table:style-name="ce1" table:formula="of:=AVERAGE([C9.C5:.C34])" office:value-type="float" office:value="0.933333333333333" calcext:value-type="float">
            <text:p>0,9333333333</text:p>
          </table:table-cell>
          <table:table-cell table:style-name="ce12" table:formula="of:=AVERAGE([C9.D5:.D34])" office:value-type="float" office:value="65.2490008333333" calcext:value-type="float">
            <text:p>65,249000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1470.28980506667" calcext:value-type="float">
            <text:p>1470,2898050667</text:p>
          </table:table-cell>
          <table:table-cell table:style-name="ce1" table:formula="of:=AVERAGE([C9.G5:.G34])" office:value-type="float" office:value="1.33333333333333" calcext:value-type="float">
            <text:p>1,3333333333</text:p>
          </table:table-cell>
          <table:table-cell table:style-name="ce12" table:formula="of:=AVERAGE([C9.H5:.H34])" office:value-type="float" office:value="180.812101466667" calcext:value-type="float">
            <text:p>180,812101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1774.9093444" calcext:value-type="float">
            <text:p>1774,9093444</text:p>
          </table:table-cell>
          <table:table-cell table:style-name="ce1" table:formula="of:=AVERAGE([C9.K5:.K34])" office:value-type="float" office:value="0.5" calcext:value-type="float">
            <text:p>0,5</text:p>
          </table:table-cell>
          <table:table-cell table:style-name="ce12" table:formula="of:=AVERAGE([C9.L5:.L34])" office:value-type="float" office:value="76.500569" calcext:value-type="float">
            <text:p>76,50056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1534.529185" calcext:value-type="float">
            <text:p>1534,529185</text:p>
          </table:table-cell>
          <table:table-cell table:style-name="ce1" table:formula="of:=AVERAGE([C9.O5:.O34])" office:value-type="float" office:value="0.933333333333333" calcext:value-type="float">
            <text:p>0,9333333333</text:p>
          </table:table-cell>
          <table:table-cell table:style-name="ce12" table:formula="of:=AVERAGE([C9.P5:.P34])" office:value-type="float" office:value="131.006502" calcext:value-type="float">
            <text:p>131,00650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1067.7477315" calcext:value-type="float">
            <text:p>1067,7477315</text:p>
          </table:table-cell>
          <table:table-cell table:style-name="ce1" table:formula="of:=AVERAGE([C9.S5:.S34])" office:value-type="float" office:value="0.433333333333333" calcext:value-type="float">
            <text:p>0,4333333333</text:p>
          </table:table-cell>
          <table:table-cell table:style-name="ce12" table:formula="of:=AVERAGE([C9.T5:.T34])" office:value-type="float" office:value="29.9293329333333" calcext:value-type="float">
            <text:p>29,929332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2271.17043053333" calcext:value-type="float">
            <text:p>2271,1704305333</text:p>
          </table:table-cell>
          <table:table-cell table:style-name="ce1" table:formula="of:=AVERAGE([C9.W5:.W34])" office:value-type="float" office:value="0.5" calcext:value-type="float">
            <text:p>0,5</text:p>
          </table:table-cell>
          <table:table-cell table:style-name="ce12" table:formula="of:=AVERAGE([C9.X5:.X34])" office:value-type="float" office:value="68.2557344333333" calcext:value-type="float">
            <text:p>68,255734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1932.17919926667" calcext:value-type="float">
            <text:p>1932,1791992667</text:p>
          </table:table-cell>
          <table:table-cell table:style-name="ce1" table:formula="of:=AVERAGE([C9.AA5:.AA34])" office:value-type="float" office:value="0.533333333333333" calcext:value-type="float">
            <text:p>0,5333333333</text:p>
          </table:table-cell>
          <table:table-cell table:style-name="ce12" table:formula="of:=AVERAGE([C9.AB5:.AB34])" office:value-type="float" office:value="86.0920326333333" calcext:value-type="float">
            <text:p>86,092032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2221.15345663333" calcext:value-type="float">
            <text:p>2221,1534566333</text:p>
          </table:table-cell>
          <table:table-cell table:style-name="ce1" table:formula="of:=AVERAGE([C9.AE5:.AE34])" office:value-type="float" office:value="0.566666666666667" calcext:value-type="float">
            <text:p>0,5666666667</text:p>
          </table:table-cell>
          <table:table-cell table:style-name="ce12" table:formula="of:=AVERAGE([C9.AF5:.AF34])" office:value-type="float" office:value="98.9343665333333" calcext:value-type="float">
            <text:p>98,9343665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2470.90740553333" calcext:value-type="float">
            <text:p>2470,9074055333</text:p>
          </table:table-cell>
          <table:table-cell table:style-name="ce1" table:formula="of:=AVERAGE([C9.AI5:.AI34])" office:value-type="float" office:value="0.566666666666667" calcext:value-type="float">
            <text:p>0,5666666667</text:p>
          </table:table-cell>
          <table:table-cell table:style-name="ce12" table:formula="of:=AVERAGE([C9.AJ5:.AJ34])" office:value-type="float" office:value="107.692934533333" calcext:value-type="float">
            <text:p>107,6929345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1364.4519655" calcext:value-type="float">
            <text:p>1364,4519655</text:p>
          </table:table-cell>
          <table:table-cell table:style-name="ce1" table:formula="of:=MEDIAN([C9.C5:.C34])" office:value-type="float" office:value="1" calcext:value-type="float">
            <text:p>1</text:p>
          </table:table-cell>
          <table:table-cell table:style-name="ce12" table:formula="of:=MEDIAN([C9.D5:.D34])" office:value-type="float" office:value="11.6570005" calcext:value-type="float">
            <text:p>11,657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1366.094543" calcext:value-type="float">
            <text:p>1366,094543</text:p>
          </table:table-cell>
          <table:table-cell table:style-name="ce1" table:formula="of:=MEDIAN([C9.G5:.G34])" office:value-type="float" office:value="1" calcext:value-type="float">
            <text:p>1</text:p>
          </table:table-cell>
          <table:table-cell table:style-name="ce12" table:formula="of:=MEDIAN([C9.H5:.H34])" office:value-type="float" office:value="32.9190005" calcext:value-type="float">
            <text:p>32,919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1830.8654785" calcext:value-type="float">
            <text:p>1830,8654785</text:p>
          </table:table-cell>
          <table:table-cell table:style-name="ce1" table:formula="of:=MEDIAN([C9.K5:.K34])" office:value-type="float" office:value="0" calcext:value-type="float">
            <text:p>0</text:p>
          </table:table-cell>
          <table:table-cell table:style-name="ce12" table:formula="of:=MEDIAN([C9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1463.2189945" calcext:value-type="float">
            <text:p>1463,2189945</text:p>
          </table:table-cell>
          <table:table-cell table:style-name="ce1" table:formula="of:=MEDIAN([C9.O5:.O34])" office:value-type="float" office:value="1" calcext:value-type="float">
            <text:p>1</text:p>
          </table:table-cell>
          <table:table-cell table:style-name="ce12" table:formula="of:=MEDIAN([C9.P5:.P34])" office:value-type="float" office:value="7.7945" calcext:value-type="float">
            <text:p>7,79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1005.643005" calcext:value-type="float">
            <text:p>1005,643005</text:p>
          </table:table-cell>
          <table:table-cell table:style-name="ce1" table:formula="of:=MEDIAN([C9.S5:.S34])" office:value-type="float" office:value="0" calcext:value-type="float">
            <text:p>0</text:p>
          </table:table-cell>
          <table:table-cell table:style-name="ce12" table:formula="of:=MEDIAN([C9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2260.0184325" calcext:value-type="float">
            <text:p>2260,0184325</text:p>
          </table:table-cell>
          <table:table-cell table:style-name="ce1" table:formula="of:=MEDIAN([C9.W5:.W34])" office:value-type="float" office:value="0" calcext:value-type="float">
            <text:p>0</text:p>
          </table:table-cell>
          <table:table-cell table:style-name="ce12" table:formula="of:=MEDIAN([C9.X5:.X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1877.3844605" calcext:value-type="float">
            <text:p>1877,3844605</text:p>
          </table:table-cell>
          <table:table-cell table:style-name="ce1" table:formula="of:=MEDIAN([C9.AA5:.AA34])" office:value-type="float" office:value="0" calcext:value-type="float">
            <text:p>0</text:p>
          </table:table-cell>
          <table:table-cell table:style-name="ce12" table:formula="of:=MEDIAN([C9.AB5:.AB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2235.6455075" calcext:value-type="float">
            <text:p>2235,6455075</text:p>
          </table:table-cell>
          <table:table-cell table:style-name="ce1" table:formula="of:=MEDIAN([C9.AE5:.AE34])" office:value-type="float" office:value="0.5" calcext:value-type="float">
            <text:p>0,5</text:p>
          </table:table-cell>
          <table:table-cell table:style-name="ce12" table:formula="of:=MEDIAN([C9.AF5:.AF34])" office:value-type="float" office:value="5.8364995" calcext:value-type="float">
            <text:p>5,836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2483.4124755" calcext:value-type="float">
            <text:p>2483,4124755</text:p>
          </table:table-cell>
          <table:table-cell table:style-name="ce1" table:formula="of:=MEDIAN([C9.AI5:.AI34])" office:value-type="float" office:value="0" calcext:value-type="float">
            <text:p>0</text:p>
          </table:table-cell>
          <table:table-cell table:style-name="ce12" table:formula="of:=MEDIAN([C9.AJ5:.AJ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0" table:formula="of:=STDEV([C9.B5:.B34])" office:value-type="float" office:value="612.101207281895" calcext:value-type="float">
            <text:p>612,1012072819</text:p>
          </table:table-cell>
          <table:table-cell table:style-name="ce10" table:formula="of:=STDEV([C9.C5:.C34])" office:value-type="float" office:value="1.14269292744673" calcext:value-type="float">
            <text:p>1,1426929274</text:p>
          </table:table-cell>
          <table:table-cell table:style-name="ce14" table:formula="of:=STDEV([C9.D5:.D34])" office:value-type="float" office:value="125.260368625203" calcext:value-type="float">
            <text:p>125,260368625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F5:.F34])" office:value-type="float" office:value="460.356666390015" calcext:value-type="float">
            <text:p>460,35666639</text:p>
          </table:table-cell>
          <table:table-cell table:style-name="ce10" table:formula="of:=STDEV([C9.G5:.G34])" office:value-type="float" office:value="1.62593916273628" calcext:value-type="float">
            <text:p>1,6259391627</text:p>
          </table:table-cell>
          <table:table-cell table:style-name="ce14" table:formula="of:=STDEV([C9.H5:.H34])" office:value-type="float" office:value="251.458277777727" calcext:value-type="float">
            <text:p>251,458277777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J5:.J34])" office:value-type="float" office:value="687.929118306683" calcext:value-type="float">
            <text:p>687,9291183067</text:p>
          </table:table-cell>
          <table:table-cell table:style-name="ce10" table:formula="of:=STDEV([C9.K5:.K34])" office:value-type="float" office:value="0.572351471472339" calcext:value-type="float">
            <text:p>0,5723514715</text:p>
          </table:table-cell>
          <table:table-cell table:style-name="ce14" table:formula="of:=STDEV([C9.L5:.L34])" office:value-type="float" office:value="154.546148701786" calcext:value-type="float">
            <text:p>154,5461487018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N5:.N34])" office:value-type="float" office:value="529.960466854234" calcext:value-type="float">
            <text:p>529,9604668542</text:p>
          </table:table-cell>
          <table:table-cell table:style-name="ce10" table:formula="of:=STDEV([C9.O5:.O34])" office:value-type="float" office:value="1.20153158964696" calcext:value-type="float">
            <text:p>1,2015315896</text:p>
          </table:table-cell>
          <table:table-cell table:style-name="ce14" table:formula="of:=STDEV([C9.P5:.P34])" office:value-type="float" office:value="301.210282141662" calcext:value-type="float">
            <text:p>301,2102821417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R5:.R34])" office:value-type="float" office:value="248.116406810982" calcext:value-type="float">
            <text:p>248,116406811</text:p>
          </table:table-cell>
          <table:table-cell table:style-name="ce10" table:formula="of:=STDEV([C9.S5:.S34])" office:value-type="float" office:value="0.504006932993731" calcext:value-type="float">
            <text:p>0,504006933</text:p>
          </table:table-cell>
          <table:table-cell table:style-name="ce14" table:formula="of:=STDEV([C9.T5:.T34])" office:value-type="float" office:value="82.6157727052622" calcext:value-type="float">
            <text:p>82,6157727053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V5:.V34])" office:value-type="float" office:value="624.180373881892" calcext:value-type="float">
            <text:p>624,1803738819</text:p>
          </table:table-cell>
          <table:table-cell table:style-name="ce10" table:formula="of:=STDEV([C9.W5:.W34])" office:value-type="float" office:value="0.682288239221013" calcext:value-type="float">
            <text:p>0,6822882392</text:p>
          </table:table-cell>
          <table:table-cell table:style-name="ce14" table:formula="of:=STDEV([C9.X5:.X34])" office:value-type="float" office:value="168.988993184036" calcext:value-type="float">
            <text:p>168,988993184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Z5:.Z34])" office:value-type="float" office:value="499.996070559929" calcext:value-type="float">
            <text:p>499,9960705599</text:p>
          </table:table-cell>
          <table:table-cell table:style-name="ce10" table:formula="of:=STDEV([C9.AA5:.AA34])" office:value-type="float" office:value="0.730296743340222" calcext:value-type="float">
            <text:p>0,7302967433</text:p>
          </table:table-cell>
          <table:table-cell table:style-name="ce14" table:formula="of:=STDEV([C9.AB5:.AB34])" office:value-type="float" office:value="229.477790948942" calcext:value-type="float">
            <text:p>229,4777909489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AD5:.AD34])" office:value-type="float" office:value="719.937270706908" calcext:value-type="float">
            <text:p>719,9372707069</text:p>
          </table:table-cell>
          <table:table-cell table:style-name="ce10" table:formula="of:=STDEV([C9.AE5:.AE34])" office:value-type="float" office:value="0.626062315579292" calcext:value-type="float">
            <text:p>0,6260623156</text:p>
          </table:table-cell>
          <table:table-cell table:style-name="ce14" table:formula="of:=STDEV([C9.AF5:.AF34])" office:value-type="float" office:value="253.416310697168" calcext:value-type="float">
            <text:p>253,4163106972</text:p>
          </table:table-cell>
          <table:table-cell table:style-name="ce5" office:value-type="string" calcext:value-type="string">
            <text:p>Standard dev.</text:p>
          </table:table-cell>
          <table:table-cell table:style-name="ce10" table:formula="of:=STDEV([C9.AH5:.AH34])" office:value-type="float" office:value="648.415243377381" calcext:value-type="float">
            <text:p>648,4152433774</text:p>
          </table:table-cell>
          <table:table-cell table:style-name="ce10" table:formula="of:=STDEV([C9.AI5:.AI34])" office:value-type="float" office:value="0.773854362727667" calcext:value-type="float">
            <text:p>0,7738543627</text:p>
          </table:table-cell>
          <table:table-cell table:style-name="ce14" table:formula="of:=STDEV([C9.AJ5:.AJ34])" office:value-type="float" office:value="277.01624406354" calcext:value-type="float">
            <text:p>277,01624406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5:55:38.36507427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09-28T17:31:18.593514321</dc:date>
    <meta:editing-duration>PT36M33S</meta:editing-duration>
    <meta:editing-cycles>9</meta:editing-cycles>
    <meta:document-statistic meta:table-count="9" meta:cell-count="4216" meta:object-count="0"/>
  </office:meta>
</office:document-meta>
</file>